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true" fo:max-height="0cm" fo:min-height="0.004cm"/>
    </style:style>
    <style:style style:name="gr2" style:family="graphic" style:parent-style-name="objectwithoutfill">
      <style:graphic-properties svg:stroke-width="0.051cm" svg:stroke-color="#000000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ffffff" svg:stroke-opacity="0%" draw:fill="solid" draw:fill-color="#ed1c24" draw:opacity="50%" draw:textarea-horizontal-align="justify" draw:textarea-vertical-align="middle" draw:auto-grow-height="false" fo:min-height="1.502cm" fo:min-width="7.36cm" draw:shadow-opacity="50%"/>
    </style:style>
    <style:style style:name="gr4" style:family="graphic" style:parent-style-name="standard">
      <style:graphic-properties svg:stroke-color="#000000" svg:stroke-opacity="0%" draw:fill="solid" draw:fill-color="#72bf44" draw:opacity="50%" draw:textarea-horizontal-align="justify" draw:textarea-vertical-align="middle" draw:auto-grow-height="false" fo:min-height="1.503cm" fo:min-width="7.36cm" draw:shadow-opacity="50%"/>
    </style:style>
    <style:style style:name="gr5" style:family="graphic" style:parent-style-name="standard">
      <style:graphic-properties svg:stroke-color="#ffffff" svg:stroke-opacity="0%" draw:fill="solid" draw:fill-color="#0066b3" draw:opacity="50%" draw:textarea-horizontal-align="justify" draw:textarea-vertical-align="middle" draw:auto-grow-height="false" fo:min-height="1.502cm" fo:min-width="7.36cm" draw:shadow-offset-x="0.203cm" draw:shadow-offset-y="0.203cm" draw:shadow-opacity="50%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withoutfill">
      <style:graphic-properties svg:stroke-width="0.051cm" svg:stroke-color="#0066b3" draw:marker-start-width="0.356cm" draw:marker-end-width="0.35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44cm" draw:stroke-linejoin="miter" draw:fill="solid" draw:fill-color="#0000ff"/>
    </style:style>
    <style:style style:name="gr10" style:family="graphic" style:parent-style-name="objectwithoutfill">
      <style:graphic-properties svg:stroke-width="0.051cm" svg:stroke-color="#72bf44" draw:marker-start-width="0.356cm" draw:marker-end-width="0.35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ed1c24" draw:marker-start-width="0.356cm" draw:marker-end-width="0.35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44cm" draw:stroke-linejoin="miter" draw:fill="solid" draw:fill-color="#00ff00"/>
    </style:style>
    <style:style style:name="gr13" style:family="graphic" style:parent-style-name="standard">
      <style:graphic-properties draw:stroke="none" svg:stroke-width="0.044cm" draw:stroke-linejoin="miter" draw:fill="solid" draw:fill-color="#ff0000"/>
    </style:style>
    <style:style style:name="gr14" style:family="graphic" style:parent-style-name="standard">
      <style:graphic-properties svg:stroke-color="#3465a4" svg:stroke-opacity="0%" draw:fill="solid" draw:fill-color="#000000" draw:textarea-horizontal-align="justify" draw:textarea-vertical-align="middle" draw:auto-grow-height="false" fo:min-height="0.013cm" fo:min-width="0.024cm"/>
    </style:style>
    <style:style style:name="gr15" style:family="graphic" style:parent-style-name="objectwithoutfill">
      <style:graphic-properties svg:stroke-color="#000000" draw:marker-end="Arrow" draw:marker-end-width="0.203cm" draw:fill="none" draw:textarea-vertical-align="middle" draw:shadow-offset-x="0.203cm" draw:shadow-offset-y="0.203cm"/>
    </style:style>
    <style:style style:name="gr16" style:family="graphic" style:parent-style-name="standard">
      <style:graphic-properties svg:stroke-color="#3465a4" svg:stroke-opacity="0%" draw:fill="none" draw:textarea-vertical-align="middle" draw:auto-grow-width="true" fo:min-height="0.109cm" fo:min-width="2.235cm"/>
    </style:style>
    <style:style style:name="gr17" style:family="graphic" style:parent-style-name="objectwithoutfill">
      <style:graphic-properties draw:stroke="dash" draw:stroke-dash="Fine_20_Dashed" svg:stroke-color="#000000" draw:fill="none" draw:shadow-offset-x="0.203cm" draw:shadow-offset-y="0.203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672cm" fo:min-width="0.632cm"/>
    </style:style>
    <style:style style:name="gr19" style:family="graphic" style:parent-style-name="standard">
      <style:graphic-properties draw:stroke="none" svg:stroke-color="#000000" svg:stroke-opacity="100%" draw:fill="none" draw:textarea-horizontal-align="justify" draw:textarea-vertical-align="middle" draw:auto-grow-height="false" fo:min-height="6.502cm" fo:min-width="11.3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objectwithoutfill">
      <style:graphic-properties svg:stroke-width="0.051cm" svg:stroke-color="#000000" draw:marker-start-width="0.355cm" draw:marker-end-width="0.355cm" draw:fill="none" fo:padding-top="0.15cm" fo:padding-bottom="0.15cm" fo:padding-left="0.275cm" fo:padding-right="0.275cm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objectwithoutfill">
      <style:graphic-properties svg:stroke-color="#000000" draw:marker-end="Arrow" draw:marker-end-width="0.3cm" draw:fill="none"/>
    </style:style>
    <style:style style:name="gr24" style:family="graphic" style:parent-style-name="standard">
      <style:graphic-properties draw:stroke="none" svg:stroke-width="0.044cm" draw:stroke-linejoin="miter" draw:fill="none" draw:fill-color="#ffffff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38cm" fo:min-width="0.22cm" draw:shadow-offset-x="0.203cm" draw:shadow-offset-y="0.203cm"/>
    </style:style>
    <style:style style:name="gr26" style:family="graphic" style:parent-style-name="standard">
      <style:graphic-properties draw:stroke="none" svg:stroke-width="0cm" svg:stroke-color="#000000" draw:marker-start-width="0.061cm" draw:marker-end-width="0.061cm" draw:stroke-linejoin="miter" draw:fill="none" draw:fill-color="#ffffff" fo:padding-top="0.029cm" fo:padding-bottom="0.029cm" fo:padding-left="0.029cm" fo:padding-right="0.029cm"/>
    </style:style>
    <style:style style:name="gr27" style:family="graphic" style:parent-style-name="standard">
      <style:graphic-properties draw:stroke="none" svg:stroke-width="0cm" svg:stroke-color="#000000" draw:marker-start-width="0.061cm" draw:marker-end-width="0.061cm" draw:stroke-linejoin="miter" draw:fill="solid" draw:fill-color="#000000" fo:padding-top="0.029cm" fo:padding-bottom="0.029cm" fo:padding-left="0.029cm" fo:padding-right="0.0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201cm"/>
    </style:style>
    <style:style style:name="gr29" style:family="graphic" style:parent-style-name="objectwithoutfill">
      <style:graphic-properties svg:stroke-width="0.051cm" svg:stroke-color="#000000" draw:marker-start-width="0.355cm" draw:marker-end="Arrow" draw:marker-end-width="0.203cm" draw:fill="non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ed1c24" draw:marker-start-width="0.355cm" draw:marker-end-width="0.355cm" draw:fill="none" fo:padding-top="0.15cm" fo:padding-bottom="0.15cm" fo:padding-left="0.275cm" fo:padding-right="0.275cm"/>
    </style:style>
    <style:style style:name="gr31" style:family="graphic" style:parent-style-name="objectwithoutfill">
      <style:graphic-properties draw:stroke="dash" draw:stroke-dash="Ultrafine_20_Dashed" svg:stroke-color="#000000" draw:fill="none"/>
    </style:style>
    <style:style style:name="gr32" style:family="graphic" style:parent-style-name="objectwithoutfill">
      <style:graphic-properties svg:stroke-width="0.051cm" svg:stroke-color="#72bf44" draw:marker-start-width="0.355cm" draw:marker-end-width="0.355cm" draw:fill="non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21409a" draw:marker-start-width="0.355cm" draw:marker-end-width="0.355cm" draw:fill="non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svg:stroke-opacity="100%" draw:fill="none" draw:textarea-horizontal-align="justify" draw:textarea-vertical-align="middle" draw:auto-grow-height="false" fo:min-height="6.248cm" fo:min-width="9.55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712cm" fo:min-width="0.787cm" draw:shadow-offset-x="0.203cm" draw:shadow-offset-y="0.203cm"/>
    </style:style>
    <style:style style:name="gr3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5.846cm" fo:min-width="14.232cm"/>
    </style:style>
    <style:style style:name="gr37" style:family="graphic" style:parent-style-name="objectwithoutfill">
      <style:graphic-properties svg:stroke-width="0.051cm" svg:stroke-color="#000000" draw:marker-start-width="0.355cm" draw:marker-end="Arrow" draw:marker-end-width="0.152cm" draw:fill="non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21409a" draw:marker-start-width="0.355cm" draw:marker-end-width="0.152cm" draw:fill="non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opacity="0%" draw:fill="solid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true" draw:fit-to-size="shrink-to-fit" fo:max-height="0cm" fo:min-height="0.258cm" fo:min-width="4.608cm"/>
    </style:style>
    <style:style style:name="gr42" style:family="graphic">
      <style:graphic-properties style:protect="size"/>
    </style:style>
    <style:style style:name="gr43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38cm" fo:min-width="0.438cm"/>
    </style:style>
    <style:style style:name="gr44" style:family="graphic" style:parent-style-name="objectwithoutfill">
      <style:graphic-properties svg:stroke-color="#000000" draw:marker-end="Symmetric_20_Arrow" draw:marker-end-width="0.203cm" draw:marker-end-center="false" draw:fill="none"/>
    </style:style>
    <style:style style:name="gr4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38cm" fo:min-width="0.438cm"/>
    </style:style>
    <style:style style:name="gr46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0.438cm" fo:min-width="0.438cm"/>
    </style:style>
    <style:style style:name="gr4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438cm" fo:min-width="0.438cm"/>
    </style:style>
    <style:style style:name="gr48" style:family="graphic" style:parent-style-name="objectwithoutfill">
      <style:graphic-properties svg:stroke-color="#000000" draw:marker-start="Symmetric_20_Arrow" draw:marker-start-width="0.203cm" draw:marker-end="Symmetric_20_Arrow" draw:marker-end-width="0.203cm" draw:fill="none"/>
    </style:style>
    <style:style style:name="gr49" style:family="graphic" style:parent-style-name="objectwithoutfill">
      <style:graphic-properties svg:stroke-color="#000000" draw:marker-end="Symmetric_20_Arrow" draw:marker-end-width="0.203cm" draw:fill="none"/>
    </style:style>
    <style:style style:name="gr50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51" style:family="graphic" style:parent-style-name="standard">
      <style:graphic-properties draw:textarea-horizontal-align="justify" draw:textarea-vertical-align="middle" draw:auto-grow-height="false" fo:min-height="10.82cm" fo:min-width="1.168cm"/>
    </style:style>
    <style:style style:name="gr52" style:family="graphic" style:parent-style-name="standard">
      <style:graphic-properties draw:textarea-horizontal-align="justify" draw:textarea-vertical-align="middle" draw:auto-grow-height="false" fo:min-height="5.232cm" fo:min-width="1.168cm"/>
    </style:style>
    <style:style style:name="gr53" style:family="graphic" style:parent-style-name="standard">
      <style:graphic-properties draw:textarea-horizontal-align="justify" draw:textarea-vertical-align="middle" draw:auto-grow-height="false" fo:min-height="5.994cm" fo:min-width="1.168cm"/>
    </style:style>
    <style:style style:name="gr54" style:family="graphic" style:parent-style-name="standard">
      <style:graphic-properties draw:textarea-horizontal-align="justify" draw:textarea-vertical-align="middle" draw:auto-grow-height="false" fo:min-height="0.406cm" fo:min-width="1.168cm"/>
    </style:style>
    <style:style style:name="gr55" style:family="graphic" style:parent-style-name="standard">
      <style:graphic-properties draw:textarea-horizontal-align="justify" draw:textarea-vertical-align="middle" draw:auto-grow-height="false" fo:min-height="0.66cm" fo:min-width="1.168cm"/>
    </style:style>
    <style:style style:name="gr56" style:family="graphic" style:parent-style-name="standard">
      <style:graphic-properties draw:textarea-horizontal-align="justify" draw:textarea-vertical-align="middle" draw:auto-grow-height="false" fo:min-height="0cm" fo:min-width="1.168cm"/>
    </style:style>
    <style:style style:name="gr57" style:family="graphic" style:parent-style-name="measure">
      <style:graphic-properties draw:stroke="none" draw:fill="none" fo:min-height="0.476cm" fo:min-width="0.003cm"/>
    </style:style>
    <style:style style:name="gr58" style:family="graphic" style:parent-style-name="measure">
      <style:graphic-properties draw:line-distance="0.254cm" draw:placing="below"/>
    </style:style>
    <style:style style:name="gr5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78cm" fo:min-width="0.078cm"/>
    </style:style>
    <style:style style:name="gr60" style:family="graphic" style:parent-style-name="objectwithoutfill">
      <style:graphic-properties svg:stroke-color="#ed1c24" draw:marker-end="Symmetric_20_Arrow" draw:marker-end-width="0.152cm" draw:fill="none"/>
    </style:style>
    <style:style style:name="gr61" style:family="graphic" style:parent-style-name="objectwithoutfill">
      <style:graphic-properties svg:stroke-width="0.051cm" svg:stroke-color="#0066b3" draw:marker-start-width="0.355cm" draw:marker-end-width="0.355cm" draw:fill="none" fo:padding-top="0.076cm" fo:padding-bottom="0.076cm" fo:padding-left="0.076cm" fo:padding-right="0.07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00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 fo:min-width="17.16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d1c24" draw:opacity="50%"/>
      <style:paragraph-properties fo:text-align="center"/>
    </style:style>
    <style:style style:name="P4" style:family="paragraph">
      <loext:graphic-properties draw:fill="solid" draw:fill-color="#72bf44" draw:opacity="50%"/>
      <style:paragraph-properties fo:text-align="center"/>
    </style:style>
    <style:style style:name="P5" style:family="paragraph">
      <loext:graphic-properties draw:fill="solid" draw:fill-color="#0066b3" draw:opacity="50%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solid" draw:fill-color="#00ff00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/>
      <style:paragraph-properties fo:text-align="center"/>
      <style:text-properties fo:font-size="12pt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ed1c24"/>
      <style:paragraph-properties fo:text-align="center"/>
    </style:style>
    <style:style style:name="P17" style:family="paragraph">
      <loext:graphic-properties draw:fill="none" draw:fill-color="#ed1c24"/>
      <style:paragraph-properties fo:text-align="center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solid" draw:fill-color="#ffffff" draw:opacity="0%"/>
    </style:style>
    <style:style style:name="P20" style:family="paragraph">
      <style:paragraph-properties fo:text-align="center"/>
    </style:style>
    <style:style style:name="P21" style:family="paragraph">
      <style:text-properties fo:color="#ed1c24"/>
    </style:style>
    <style:style style:name="P22" style:family="paragraph">
      <loext:graphic-properties draw:fill="none" draw:fill-color="#ffffff"/>
      <style:text-properties fo:color="#ed1c24"/>
    </style:style>
    <style:style style:name="P23" style:family="paragraph">
      <style:text-properties fo:color="#0066b3"/>
    </style:style>
    <style:style style:name="P24" style:family="paragraph">
      <loext:graphic-properties draw:fill="none" draw:fill-color="#ffffff"/>
      <style:text-properties fo:color="#0066b3"/>
    </style:style>
    <style:style style:name="T1" style:family="text">
      <style:text-properties fo:font-size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ed1c24"/>
    </style:style>
    <style:style style:name="T4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2" draw:id="id2">
          <draw:g>
            <draw:frame draw:style-name="gr1" draw:text-style-name="P1" draw:layer="layout" svg:width="0.561cm" svg:height="0.421cm" svg:x="11.738cm" svg:y="18.712cm">
              <draw:text-box>
                <text:p>V(t)</text:p>
              </draw:text-box>
            </draw:frame>
            <draw:line draw:style-name="gr2" draw:text-style-name="P2" draw:layer="layout" svg:x1="3.273cm" svg:y1="19.17cm" svg:x2="3.272cm" svg:y2="13.175cm">
              <text:p/>
            </draw:line>
            <draw:line draw:style-name="gr2" draw:text-style-name="P2" draw:layer="layout" svg:x1="2.935cm" svg:y1="18.95cm" svg:x2="11.8cm" svg:y2="18.95cm">
              <text:p/>
            </draw:line>
            <draw:custom-shape draw:style-name="gr3" draw:text-style-name="P3" draw:layer="layout" svg:width="7.462cm" svg:height="1.604cm" svg:x="3.311cm" svg:y="17.32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7.462cm" svg:height="1.605cm" svg:x="3.311cm" svg:y="15.716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7.462cm" svg:height="1.604cm" svg:x="3.311cm" svg:y="14.112cm">
              <text:p/>
              <draw:enhanced-geometry svg:viewBox="0 0 21600 21600" draw:type="rectangle" draw:enhanced-path="M 0 0 L 21600 0 21600 21600 0 21600 0 0 Z N"/>
            </draw:custom-shape>
            <draw:polygon draw:style-name="gr6" draw:text-style-name="P6" draw:layer="layout" svg:width="0.473cm" svg:height="0.713cm" svg:x="2.561cm" svg:y="13.263cm" svg:viewBox="0 0 474 714" draw:points="237,714 0,714 0,0 474,0 474,714">
              <text:p/>
            </draw:polygon>
            <draw:path draw:style-name="gr7" draw:text-style-name="P7" draw:layer="layout" svg:width="0.23cm" svg:height="0.058cm" svg:x="2.617cm" svg:y="13.397cm" svg:viewBox="0 0 231 59" svg:d="M231 10l-11-10c0 0-27 31-57 31-15 0-33-10-45-17-19-10-32-14-43-14-26 0-39 14-75 50l11 9c0-1 27-31 57-31 17 0 34 10 45 17 19 10 31 14 44 14 25 0 39-14 74-49z">
              <text:p/>
            </draw:path>
            <draw:path draw:style-name="gr7" draw:text-style-name="P7" draw:layer="layout" svg:width="0.224cm" svg:height="0.439cm" svg:x="2.65cm" svg:y="13.537cm" svg:viewBox="0 0 225 440" svg:d="M99 171v-72c0-55 33-85 64-85 2 0 11 0 22 4-8 3-20 10-20 26 0 14 11 27 30 27 20 0 30-13 30-27 0-23-26-44-62-44-48 0-108 33-108 99v72h-55v19h55v202c0 28-8 28-55 28v20c28-2 60-3 80-3 28 0 60 0 88 3v-20h-14c-52 0-53-7-53-30v-200h80v-19z">
              <text:p/>
            </draw:path>
            <draw:path draw:style-name="gr7" draw:text-style-name="P7" draw:layer="layout" svg:width="0.147cm" svg:height="0.293cm" svg:x="2.861cm" svg:y="13.263cm" svg:viewBox="0 0 148 294" svg:d="M135 17c0-7-6-17-19-17-14 0-28 11-28 24 0 7 6 17 20 17s27-13 27-24zM36 239c-3 6-5 10-5 18 0 20 19 37 46 37 50 0 71-61 71-66 0-6-7-6-8-6-7 0-7 3-10 7-11 36-33 52-51 52-10 0-11-5-11-15s3-17 7-27c5-13 10-24 16-35 3-10 20-51 24-55 1-5 3-10 3-15 0-21-21-36-47-36-49 0-71 59-71 66 0 6 6 6 8 6 8 0 8-3 9-7 13-39 35-54 52-54 8 0 13 4 13 15 0 10-3 17-16 44z">
              <text:p/>
            </draw:path>
            <draw:line draw:style-name="gr8" draw:text-style-name="P2" draw:layer="layout" svg:x1="3.3cm" svg:y1="14.1cm" svg:x2="10.774cm" svg:y2="14.1cm">
              <text:p/>
            </draw:line>
            <draw:polygon draw:style-name="gr6" draw:text-style-name="P6" draw:layer="layout" svg:width="0.552cm" svg:height="0.707cm" svg:x="11.063cm" svg:y="13.665cm" svg:viewBox="0 0 553 708" draw:points="277,708 0,708 0,0 553,0 553,708">
              <text:p/>
            </draw:polygon>
            <draw:path draw:style-name="gr9" draw:text-style-name="P8" draw:layer="layout" svg:width="0.229cm" svg:height="0.058cm" svg:x="11.119cm" svg:y="13.792cm" svg:viewBox="0 0 230 59" svg:d="M230 10l-11-10c0 0-26 31-56 31-16 0-33-10-46-17-18-10-31-14-42-14-26 0-39 14-75 50l11 9c0-1 27-31 56-31 18 0 35 10 46 17 18 10 31 14 44 14 25 0 39-14 73-49z">
              <text:p/>
            </draw:path>
            <draw:path draw:style-name="gr9" draw:text-style-name="P8" draw:layer="layout" svg:width="0.223cm" svg:height="0.439cm" svg:x="11.152cm" svg:y="13.932cm" svg:viewBox="0 0 224 440" svg:d="M99 171v-72c0-55 32-85 64-85 1 0 11 0 22 4-8 3-21 10-21 26 0 14 11 27 30 27 20 0 30-13 30-27 0-23-25-44-61-44-49 0-108 33-108 99v72h-55v19h55v202c0 28-8 28-55 28v20c28-1 59-3 80-3 28 0 59 0 88 3v-20h-15c-51 0-53-7-53-29v-201h80v-19z">
              <text:p/>
            </draw:path>
            <draw:path draw:style-name="gr9" draw:text-style-name="P8" draw:layer="layout" svg:width="0.221cm" svg:height="0.298cm" svg:x="11.366cm" svg:y="13.656cm" svg:viewBox="0 0 222 299" svg:d="M106 144c38 0 65 24 65 71 0 54-35 70-63 70-19 0-63-5-83-30 24-2 28-16 28-24 0-14-11-24-26-24-13 0-27 7-27 24 0 42 50 68 110 68 67 0 112-40 112-84 0-34-29-68-83-79 50-16 69-50 69-75 0-36-44-61-98-61s-94 24-94 58c0 16 9 24 25 24 14 0 25-10 25-23 0-12-11-21-25-22 17-20 50-24 67-24 22 0 53 10 53 48 0 18-8 38-20 51-16 17-28 18-53 20-13 0-13 0-16 1 0 0-5 0-5 6 0 5 5 5 13 5z">
              <text:p/>
            </draw:path>
            <draw:line draw:style-name="gr10" draw:text-style-name="P2" draw:layer="layout" svg:x1="3.297cm" svg:y1="15.716cm" svg:x2="10.771cm" svg:y2="15.716cm">
              <text:p/>
            </draw:line>
            <draw:line draw:style-name="gr11" draw:text-style-name="P2" draw:layer="layout" svg:x1="3.3cm" svg:y1="17.321cm" svg:x2="10.774cm" svg:y2="17.321cm">
              <text:p/>
            </draw:line>
            <draw:polygon draw:style-name="gr6" draw:text-style-name="P6" draw:layer="layout" svg:width="0.552cm" svg:height="0.707cm" svg:x="11.089cm" svg:y="15.355cm" svg:viewBox="0 0 553 708" draw:points="277,708 0,708 0,0 553,0 553,708">
              <text:p/>
            </draw:polygon>
            <draw:path draw:style-name="gr12" draw:text-style-name="P9" draw:layer="layout" svg:width="0.229cm" svg:height="0.058cm" svg:x="11.146cm" svg:y="15.482cm" svg:viewBox="0 0 230 59" svg:d="M230 10l-11-10c0 0-26 31-56 31-16 0-33-10-46-17-18-10-31-14-42-14-26 0-39 14-75 50l11 9c0-1 27-31 56-31 18 0 35 10 46 17 18 10 31 14 44 14 25 0 39-14 73-49z">
              <text:p/>
            </draw:path>
            <draw:path draw:style-name="gr12" draw:text-style-name="P9" draw:layer="layout" svg:width="0.223cm" svg:height="0.439cm" svg:x="11.179cm" svg:y="15.622cm" svg:viewBox="0 0 224 440" svg:d="M99 171v-72c0-55 32-85 64-85 1 0 11 0 22 4-8 3-21 10-21 26 0 14 11 27 30 27 20 0 30-13 30-27 0-23-25-44-61-44-49 0-108 33-108 99v72h-55v19h55v202c0 28-8 28-55 28v20c28-1 59-3 80-3 28 0 59 0 88 3v-20h-15c-51 0-53-7-53-29v-201h80v-19z">
              <text:p/>
            </draw:path>
            <draw:path draw:style-name="gr12" draw:text-style-name="P9" draw:layer="layout" svg:width="0.213cm" svg:height="0.289cm" svg:x="11.396cm" svg:y="15.346cm" svg:viewBox="0 0 214 290" svg:d="M214 211h-17c-1 10-6 35-12 40-3 2-41 2-47 2h-89c50-41 67-52 97-73 36-26 68-53 68-95 0-52-51-85-114-85-59 0-100 38-100 78 0 22 20 25 25 25 13 0 27-8 27-24 0-7-3-22-29-22 15-32 47-41 71-41 48 0 74 34 74 69 0 38-30 68-46 85l-117 103c-5 4-5 6-5 17h200z">
              <text:p/>
            </draw:path>
            <draw:polygon draw:style-name="gr6" draw:text-style-name="P6" draw:layer="layout" svg:width="0.552cm" svg:height="0.707cm" svg:x="11.09cm" svg:y="17.034cm" svg:viewBox="0 0 553 708" draw:points="277,708 0,708 0,0 553,0 553,708">
              <text:p/>
            </draw:polygon>
            <draw:path draw:style-name="gr13" draw:text-style-name="P10" draw:layer="layout" svg:width="0.229cm" svg:height="0.058cm" svg:x="11.146cm" svg:y="17.161cm" svg:viewBox="0 0 230 59" svg:d="M230 10l-11-10c0 0-26 31-56 31-16 0-33-10-46-17-18-10-31-14-42-14-26 0-39 14-75 50l11 9c0-1 27-31 56-31 18 0 35 10 46 17 18 10 31 14 44 14 25 0 39-14 73-49z">
              <text:p/>
            </draw:path>
            <draw:path draw:style-name="gr13" draw:text-style-name="P10" draw:layer="layout" svg:width="0.223cm" svg:height="0.439cm" svg:x="11.179cm" svg:y="17.301cm" svg:viewBox="0 0 224 440" svg:d="M99 171v-72c0-55 32-85 64-85 1 0 11 0 22 4-8 3-21 10-21 26 0 14 11 27 30 27 20 0 30-13 30-27 0-23-25-44-61-44-49 0-108 33-108 99v72h-55v19h55v202c0 28-8 28-55 28v20c28-1 59-3 80-3 28 0 59 0 88 3v-20h-15c-51 0-53-7-53-29v-201h80v-19z">
              <text:p/>
            </draw:path>
            <draw:path draw:style-name="gr13" draw:text-style-name="P10" draw:layer="layout" svg:width="0.176cm" svg:height="0.289cm" svg:x="11.419cm" svg:y="17.025cm" svg:viewBox="0 0 177 290" svg:d="M110 13c0-13 0-13-15-13-31 27-75 28-95 28v16c11 0 44 0 70-13v224c0 14 0 20-48 20h-19v15c10 0 69-1 86-1 16 0 77 1 88 1v-15h-19c-48 0-48-6-48-20z">
              <text:p/>
            </draw:path>
            <draw:custom-shape draw:style-name="gr14" draw:text-style-name="P11" draw:layer="layout" svg:width="0.178cm" svg:height="0.161cm" svg:x="6.825cm" svg:y="16.3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2" draw:layer="layout" svg:x1="7.924cm" svg:y1="16.459cm" svg:x2="7.036cm" svg:y2="16.459cm">
              <text:p/>
            </draw:line>
            <draw:frame draw:style-name="gr16" draw:text-style-name="P12" draw:layer="layout" svg:width="3.512cm" svg:height="0.421cm" svg:x="7.885cm" svg:y="16.251cm">
              <draw:text-box>
                <text:p>Neuron 2 potentially spikes</text:p>
              </draw:text-box>
            </draw:frame>
            <draw:line draw:style-name="gr17" draw:text-style-name="P2" draw:layer="layout" svg:x1="6.825cm" svg:y1="16.447cm" svg:x2="3.311cm" svg:y2="16.447cm">
              <text:p/>
            </draw:line>
            <draw:polygon draw:style-name="gr6" draw:text-style-name="P6" draw:layer="layout" svg:width="1.936cm" svg:height="0.639cm" svg:x="1.157cm" svg:y="16.223cm" svg:viewBox="0 0 1937 640" draw:points="968,640 0,640 0,0 1937,0 1937,640">
              <text:p/>
            </draw:polygon>
            <draw:path draw:style-name="gr7" draw:text-style-name="P7" draw:layer="layout" svg:width="0.202cm" svg:height="0.064cm" svg:x="1.174cm" svg:y="16.437cm" svg:viewBox="0 0 203 65" svg:d="M203 9c0-6-2-9-4-9-1 0-4 2-4 7-1 27-21 42-43 42-19 0-34-12-49-23-15-14-31-26-52-26-33 0-51 31-51 56 0 8 4 8 4 8 4 0 4-5 4-6 2-31 24-42 43-42 20 0 34 11 49 23 15 13 31 26 52 26 33 0 51-31 51-56z">
              <text:p/>
            </draw:path>
            <draw:path draw:style-name="gr7" draw:text-style-name="P7" draw:layer="layout" svg:width="0.21cm" svg:height="0.193cm" svg:x="1.498cm" svg:y="16.35cm" svg:viewBox="0 0 211 194" svg:d="M173 29c3-12 9-20 33-20 1 0 5-1 5-6 0-1 0-3-4-3-10 0-20 1-31 1-10 0-22-1-32-1-2 0-5 0-5 6 0 3 3 3 5 3 18 0 21 5 21 12v5l-28 99c-10 37-46 61-76 61-21 0-37-12-37-36 0-1 0-9 3-22l30-107c2-10 3-12 25-12 8 0 11 0 11-6 0-3-4-3-5-3-9 0-30 1-39 1-8 0-30-1-39-1-2 0-6 0-6 6 0 3 3 3 9 3 0 0 6 0 11 0 6 0 8 1 8 5 0 1-3 13-4 19l-7 24c-3 11-18 63-19 69-2 7-2 11-2 15 0 34 28 53 59 53 39 0 77-31 87-67z">
              <text:p/>
            </draw:path>
            <draw:path draw:style-name="gr7" draw:text-style-name="P7" draw:layer="layout" svg:width="0.07cm" svg:height="0.274cm" svg:x="1.748cm" svg:y="16.332cm" svg:viewBox="0 0 71 275" svg:d="M71 272c0 0 0-1-5-6-38-34-48-86-48-129 0-47 12-95 49-130 4-3 4-3 4-5 0-1-1-2-3-2-3 0-31 19-49 54-16 30-19 60-19 83 0 22 3 55 20 87 19 33 45 51 48 51 2 0 3-1 3-3z">
              <text:p/>
            </draw:path>
            <draw:polygon draw:style-name="gr7" draw:text-style-name="P7" draw:layer="layout" svg:width="0.041cm" svg:height="0.274cm" svg:x="1.872cm" svg:y="16.332cm" svg:viewBox="0 0 42 275" draw:points="42,275 42,264 12,264 12,11 42,11 42,0 0,0 0,275">
              <text:p/>
            </draw:polygon>
            <draw:path draw:style-name="gr7" draw:text-style-name="P7" draw:layer="layout" svg:width="0.128cm" svg:height="0.188cm" svg:x="1.933cm" svg:y="16.355cm" svg:viewBox="0 0 129 189" svg:d="M129 96c0-23-2-45-13-65-14-27-39-31-52-31-18 0-40 7-53 32-10 20-11 41-11 64 0 20 1 45 14 66 13 22 35 27 50 27 17 0 40-5 54-32 9-18 11-40 11-61zM64 184c-11 0-30-7-35-34-3-16-3-42-3-58 0-18 0-36 2-51 6-32 29-35 36-35 10 0 31 5 36 32 3 16 3 36 3 54 0 20 0 39-3 57-5 26-22 35-36 35z">
              <text:p/>
            </draw:path>
            <draw:path draw:style-name="gr7" draw:text-style-name="P7" draw:layer="layout" svg:width="0.035cm" svg:height="0.081cm" svg:x="2.099cm" svg:y="16.509cm" svg:viewBox="0 0 36 82" svg:d="M36 29c0-18-8-29-19-29s-17 7-17 14c0 8 6 15 17 15 3 0 7-1 10-3 1-1 1-1 2-1 0 0 1 0 1 4 0 20-11 37-22 46-3 3-3 4-3 4 0 3 1 3 3 3 4 0 28-21 28-53z">
              <text:p/>
            </draw:path>
            <draw:path draw:style-name="gr7" draw:text-style-name="P7" draw:layer="layout" svg:width="0.404cm" svg:height="0.384cm" svg:x="2.224cm" svg:y="16.277cm" svg:viewBox="0 0 405 385" svg:d="M368 385l37-88h-8c-11 29-44 47-79 55-6 2-36 9-95 9h-183l155-164c2-2 3-3 3-5 0 0 0-1-2-4l-142-175h167c40 0 68 4 71 4 16 3 43 7 67 21 7 4 28 17 38 39h8l-37-77h-360c-7 0-7 0-8 2 0 0 0 6 0 9l161 199-158 167c-3 4-3 5-3 5 0 3 3 3 8 3z">
              <text:p/>
            </draw:path>
            <draw:path draw:style-name="gr7" draw:text-style-name="P7" draw:layer="layout" svg:width="0.064cm" svg:height="0.129cm" svg:x="2.394cm" svg:y="16.735cm" svg:viewBox="0 0 65 130" svg:d="M59 7c0-3-2-7-8-7s-12 5-12 11c0 3 2 7 9 7 6 0 11-6 11-11zM16 106c-1 2-2 4-2 8 0 8 8 16 20 16 22 0 31-27 31-29 0-3-3-3-3-3-3 0-3 1-5 3-4 16-14 23-22 23-5 0-5-2-5-6 0-5 1-8 3-12 2-6 4-11 7-16 1-4 9-23 10-24 1-2 2-5 2-7 0-9-9-16-21-16-21 0-31 26-31 29s3 3 3 3c4 0 4-1 5-3 5-17 15-24 22-24 4 0 6 2 6 7 0 4-1 7-7 19z">
              <text:p/>
            </draw:path>
            <draw:path draw:style-name="gr7" draw:text-style-name="P7" draw:layer="layout" svg:width="0.101cm" svg:height="0.025cm" svg:x="2.692cm" svg:y="16.282cm" svg:viewBox="0 0 102 26" svg:d="M102 4l-5-4c0 0-12 14-25 14-7 0-15-5-20-8-8-4-14-6-19-6-12 0-17 6-33 22l5 4c0 0 12-14 25-14 7 0 15 5 20 8 8 4 14 6 19 6 11 0 17-6 33-22z">
              <text:p/>
            </draw:path>
            <draw:path draw:style-name="gr7" draw:text-style-name="P7" draw:layer="layout" svg:width="0.098cm" svg:height="0.193cm" svg:x="2.707cm" svg:y="16.344cm" svg:viewBox="0 0 99 194" svg:d="M44 76v-32c0-25 14-38 28-38 1 0 5 0 10 2-4 1-9 4-9 11s4 12 13 12 13-5 13-12c0-10-11-19-27-19-22 0-48 14-48 44v32h-24v8h24v89c0 13-3 13-24 13v8c12 0 27-1 35-1 13 0 27 0 39 1v-8h-6c-23 0-24-4-24-14v-88h35v-8z">
              <text:p/>
            </draw:path>
            <draw:path draw:style-name="gr7" draw:text-style-name="P7" draw:layer="layout" svg:width="0.064cm" svg:height="0.129cm" svg:x="2.799cm" svg:y="16.223cm" svg:viewBox="0 0 65 130" svg:d="M59 7c0-3-2-7-8-7s-12 5-12 11c0 3 2 7 9 7 6 0 11-6 11-11zM16 106c-1 2-2 4-2 8 0 8 8 16 20 16 21 0 31-27 31-29 0-3-3-3-3-3-3 0-3 1-5 3-4 16-14 23-22 23-5 0-5-2-5-7 0-4 1-7 3-11 2-6 4-11 6-16 2-4 10-23 11-24 1-2 2-5 2-7 0-9-9-16-21-16-21 0-31 26-31 29s3 3 3 3c4 0 4-1 5-3 5-17 15-24 22-24 4 0 6 2 6 7 0 4-1 7-7 19z">
              <text:p/>
            </draw:path>
            <draw:polygon draw:style-name="gr7" draw:text-style-name="P7" draw:layer="layout" svg:width="0.041cm" svg:height="0.274cm" svg:x="2.897cm" svg:y="16.332cm" svg:viewBox="0 0 42 275" draw:points="42,0 0,0 0,11 30,11 30,264 0,264 0,275 42,275">
              <text:p/>
            </draw:polygon>
            <draw:path draw:style-name="gr7" draw:text-style-name="P7" draw:layer="layout" svg:width="0.07cm" svg:height="0.274cm" svg:x="2.992cm" svg:y="16.332cm" svg:viewBox="0 0 71 275" svg:d="M71 137c0-21-3-54-20-85-19-34-45-52-48-52-2 0-3 1-3 2 0 2 0 2 6 7 30 27 47 71 47 128 0 47-11 96-49 130-4 4-4 5-4 5 0 2 1 3 3 3 3 0 31-19 49-54 16-30 19-60 19-84z">
              <text:p/>
            </draw:path>
            <draw:custom-shape draw:style-name="gr18" draw:text-style-name="P14" draw:layer="layout" svg:width="1.038cm" svg:height="1.094cm" svg:x="12.079cm" svg:y="15.637cm">
              <text:p text:style-name="P13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" draw:layer="layout" svg:width="11.43cm" svg:height="6.604cm" svg:x="0.903cm" svg:y="12.921cm">
              <text:p/>
              <draw:enhanced-geometry svg:viewBox="0 0 21600 21600" draw:type="rectangle" draw:enhanced-path="M 0 0 L 21600 0 21600 21600 0 21600 0 0 Z N"/>
            </draw:custom-shape>
            <draw:frame draw:style-name="gr20" draw:text-style-name="P1" draw:layer="layout" svg:width="0.762cm" svg:height="0.421cm" svg:x="2.681cm" svg:y="18.999cm">
              <draw:text-box>
                <text:p>A</text:p>
              </draw:text-box>
            </draw:frame>
            <draw:frame draw:style-name="gr20" draw:text-style-name="P1" draw:layer="layout" svg:width="0.508cm" svg:height="0.421cm" svg:x="10.555cm" svg:y="19.03cm">
              <draw:text-box>
                <text:p>B</text:p>
              </draw:text-box>
            </draw:frame>
            <draw:line draw:style-name="gr21" draw:text-style-name="P2" draw:layer="layout" svg:x1="10.773cm" svg:y1="18.763cm" svg:x2="10.773cm" svg:y2="19.171cm">
              <text:p/>
            </draw:line>
          </draw:g>
        </draw:g>
        <draw:connector draw:style-name="gr22" draw:text-style-name="P2" draw:layer="layout" svg:x1="19.041cm" svg:y1="18.697cm" svg:x2="13.117cm" svg:y2="16.223cm" draw:start-shape="id1" draw:start-glue-point="3" draw:end-shape="id2" draw:end-glue-point="1" svg:d="M19041 18697h-2961v-2474h-2963" svg:viewBox="0 0 5925 2475">
          <text:p/>
        </draw:connector>
        <draw:connector draw:style-name="gr23" draw:text-style-name="P2" draw:layer="layout" svg:x1="7.01cm" svg:y1="12.921cm" svg:x2="7.021cm" svg:y2="10.629cm" draw:start-shape="id2" draw:start-glue-point="0" draw:end-shape="id3" draw:end-glue-point="2" svg:d="M7010 12921v-1145h11v-1147" svg:viewBox="0 0 12 2293">
          <text:p/>
        </draw:connector>
        <draw:connector draw:style-name="gr22" draw:text-style-name="P2" draw:layer="layout" svg:x1="22.606cm" svg:y1="14.986cm" svg:x2="22.597cm" svg:y2="17.836cm" draw:start-shape="id4" draw:start-glue-point="2" draw:end-shape="id1" draw:end-glue-point="0" svg:d="M22606 14986v1425h-9v1425" svg:viewBox="0 0 10 2851">
          <text:p/>
        </draw:connector>
        <draw:g xml:id="id3" draw:id="id3">
          <draw:g>
            <svg:title>TexMaths</svg:title>
            <svg:desc>28§display§Y(T_{k+1}^2)=a+e^{-\lambda\text{\~T}}(Y(T_k^2)-a)+\sigma\mathscr{N}(0,\frac{1-e^{-2\lambda\text{\~T}}}{2\lambda})§svg§600§FALSE§</svg:desc>
            <draw:polygon draw:style-name="gr24" draw:text-style-name="P1" draw:layer="layout" svg:width="9.616cm" svg:height="0.948cm" svg:x="2.788cm" svg:y="9.652cm" svg:viewBox="0 0 9617 949" draw:points="4809,949 0,949 0,0 9617,0 9617,949">
              <text:p/>
            </draw:polygon>
            <draw:path draw:style-name="gr7" draw:text-style-name="P7" draw:layer="layout" svg:width="0.296cm" svg:height="0.272cm" svg:x="2.802cm" svg:y="10.053cm" svg:viewBox="0 0 297 273" svg:d="M230 45l6-5c12-12 26-25 54-27 3-1 7-1 7-8 0-3-2-5-5-5-11 0-23 1-33 1-14 0-28-1-42-1-2 0-7 0-7 7 0 5 4 6 6 6 3 0 15 1 15 9 0 6-10 17-11 19l-96 107-44-119c-3-5-3-6-3-7 0-9 20-9 24-9 6 0 10 0 10-8 0-5-4-5-6-5-11 0-40 1-51 1-10 0-36-1-47-1-1 0-7 0-7 8 0 5 4 5 9 5 25 0 26 3 30 13l51 132c0 1 1 6 1 6 0 1-16 66-19 73-4 23-5 24-38 24-7 0-11 0-11 8 0 4 5 4 6 4 12 0 40 0 52 0 11 0 41 0 52 0 3 0 8 0 8-8 0-4-4-4-12-4-1 0-8 0-15 0-9-1-11-2-11-8 0-2 4-16 6-24l14-56c1-9 2-9 5-13z">
              <text:p/>
            </draw:path>
            <draw:path draw:style-name="gr7" draw:text-style-name="P7" draw:layer="layout" svg:width="0.095cm" svg:height="0.399cm" svg:x="3.156cm" svg:y="10.026cm" svg:viewBox="0 0 96 400" svg:d="M96 396c0-1 0-2-8-9-51-50-64-125-64-187 0-69 16-139 66-189 6-5 6-6 6-7 0-3-2-4-5-4-4 0-41 27-65 78-21 44-26 88-26 122 0 32 5 80 27 125 25 49 60 75 64 75 3 0 5-1 5-4z">
              <text:p/>
            </draw:path>
            <draw:path draw:style-name="gr7" draw:text-style-name="P7" draw:layer="layout" svg:width="0.278cm" svg:height="0.27cm" svg:x="3.284cm" svg:y="10.055cm" svg:viewBox="0 0 279 271" svg:d="M165 28c3-11 4-13 10-14 3-1 16-1 26-1 40 0 59 1 59 32 0 6-2 22-4 32 0 2-1 7-1 7 0 3 1 6 5 6 5 0 6-3 6-9l12-70c0-1 1-6 1-6 0-5-5-5-12-5h-227c-9 0-10 0-13 8l-24 70c-1 1-3 6-3 7 0 3 2 5 5 5 4 0 4-2 7-8 22-62 33-69 93-69h16c12 0 12 1 12 4s-2 8-2 8l-55 215c-4 14-5 19-48 19-15 0-18 0-18 7 0 5 5 5 8 5 10 0 22 0 33 0s23-1 34-1c12 0 24 1 35 1s24 0 35 0c4 0 9 0 9-8 0-4-3-4-14-4-10 0-15 0-26-1-12-1-15-3-15-9 0 0 0-2 1-8z">
              <text:p/>
            </draw:path>
            <draw:path draw:style-name="gr7" draw:text-style-name="P7" draw:layer="layout" svg:width="0.126cm" svg:height="0.185cm" svg:x="3.587cm" svg:y="9.975cm" svg:viewBox="0 0 127 186" svg:d="M127 135h-10c-1 7-4 23-7 26-2 2-25 2-28 2h-53c29-27 40-34 57-48 22-16 41-33 41-60 0-34-30-55-68-55-35 0-59 25-59 50 0 15 12 16 15 16 7 0 16-5 16-15 0-5-2-15-17-15 8-20 28-26 42-26 28 0 43 22 43 45 0 24-17 43-27 54l-69 66c-3 3-3 4-3 11h119z">
              <text:p/>
            </draw:path>
            <draw:path draw:style-name="gr7" draw:text-style-name="P7" draw:layer="layout" svg:width="0.14cm" svg:height="0.197cm" svg:x="3.534cm" svg:y="10.23cm" svg:viewBox="0 0 141 198" svg:d="M69 8c0 0 1-3 1-4s-1-4-5-4c-6 0-30 2-37 3-2 0-6 1-6 6s4 5 8 5c13 0 13 1 13 3s0 4-1 7l-40 159c-2 4-2 5-2 6 0 4 4 9 10 9 8 0 11-6 13-12 0-2 13-51 14-54 21 2 37 8 37 22 0 1 0 3-1 6-1 4-1 5-1 9 0 20 17 29 31 29 28 0 36-43 36-44 0-3-3-3-4-3-4 0-5 2-6 7-4 12-11 32-26 32-7 0-9-7-9-15 0-4 0-5 1-12 1-1 2-6 2-9 0-25-35-30-47-30 8-5 19-14 24-19 14-13 29-26 45-26 4 0 7 1 9 4-12 1-15 11-15 15 0 6 6 11 12 11 8 0 16-6 16-18 0-9-6-20-22-20s-31 12-46 24c-12 12-21 20-33 26z">
              <text:p/>
            </draw:path>
            <draw:path draw:style-name="gr7" draw:text-style-name="P7" draw:layer="layout" svg:width="0.21cm" svg:height="0.206cm" svg:x="3.713cm" svg:y="10.251cm" svg:viewBox="0 0 211 207" svg:d="M112 110h89c3 0 10 0 10-6 0-8-7-8-10-8h-89v-86c0-4 0-10-6-10-8 0-8 6-8 10v86h-88c-4 0-10 0-10 8 0 6 6 6 10 6h88v86c0 4 0 11 8 11 6 0 6-6 6-11z">
              <text:p/>
            </draw:path>
            <draw:path draw:style-name="gr7" draw:text-style-name="P7" draw:layer="layout" svg:width="0.104cm" svg:height="0.185cm" svg:x="3.975cm" svg:y="10.239cm" svg:viewBox="0 0 105 186" svg:d="M65 8c0-8-1-8-8-8-19 17-45 18-57 18v10c6 0 26 0 42-8v144c0 9 0 12-29 12h-11v10c5 0 41-1 51-1 9 0 45 1 52 1v-10h-11c-29 0-29-3-29-12z">
              <text:p/>
            </draw:path>
            <draw:path draw:style-name="gr7" draw:text-style-name="P7" draw:layer="layout" svg:width="0.095cm" svg:height="0.399cm" svg:x="4.149cm" svg:y="10.026cm" svg:viewBox="0 0 96 400" svg:d="M96 200c0-31-5-79-27-125-25-49-61-75-65-75-2 0-4 2-4 4 0 1 0 2 7 10 41 39 64 102 64 186 0 68-14 139-65 189-6 5-6 6-6 7 0 3 2 4 4 4 4 0 41-27 66-78 21-44 26-88 26-122z">
              <text:p/>
            </draw:path>
            <draw:path draw:style-name="gr7" draw:text-style-name="P7" draw:layer="layout" svg:width="0.271cm" svg:height="0.093cm" svg:x="4.421cm" svg:y="10.179cm" svg:viewBox="0 0 272 94" svg:d="M258 16c7 0 14 0 14-8s-7-8-13-8h-245c-7 0-14 0-14 8s7 8 14 8zM259 94c6 0 13 0 13-8s-7-8-14-8h-244c-7 0-14 0-14 8s7 8 14 8z">
              <text:p/>
            </draw:path>
            <draw:path draw:style-name="gr7" draw:text-style-name="P7" draw:layer="layout" svg:width="0.187cm" svg:height="0.181cm" svg:x="4.845cm" svg:y="10.149cm" svg:viewBox="0 0 188 182" svg:d="M136 25c-7-14-19-25-38-25-47 0-98 59-98 117 0 38 22 65 55 65 8 0 29-2 53-30 3 16 17 30 37 30 15 0 24-9 30-22 7-15 13-39 13-40 0-4-4-4-5-4-5 0-5 1-6 8-7 25-15 49-31 49-11 0-12-10-12-19s1-11 5-30c5-16 5-20 9-35l14-56c3-12 3-12 3-14 0-7-4-11-11-11-10 0-17 9-18 17zM110 130c-2 7-2 7-9 14-17 22-34 29-45 29-21 0-27-22-27-38 0-20 13-70 23-88 12-23 31-38 47-38 27 0 33 33 33 36 0 1-1 4-2 6z">
              <text:p/>
            </draw:path>
            <draw:path draw:style-name="gr7" draw:text-style-name="P7" draw:layer="layout" svg:width="0.271cm" svg:height="0.266cm" svg:x="5.158cm" svg:y="10.093cm" svg:viewBox="0 0 272 267" svg:d="M145 142h114c6 0 13 0 13-8 0-9-7-9-13-9h-114v-111c0-7 0-14-9-14-8 0-8 7-8 14v111h-114c-7 0-14 0-14 9 0 8 7 8 14 8h114v111c0 6 0 14 8 14 9 0 9-8 9-14z">
              <text:p/>
            </draw:path>
            <draw:path draw:style-name="gr7" draw:text-style-name="P7" draw:layer="layout" svg:width="0.157cm" svg:height="0.181cm" svg:x="5.562cm" svg:y="10.149cm" svg:viewBox="0 0 158 182" svg:d="M58 84c12 0 42 0 63-9 28-11 30-35 30-40 0-19-15-35-43-35-46 0-108 39-108 109 0 41 24 73 64 73 59 0 94-43 94-48 0-2-3-5-6-5-2 0-3 1-4 5-33 39-77 39-83 39-32 0-35-34-35-47 0-4 0-17 6-42zM39 75c16-60 58-66 69-66 19 0 30 12 30 26 0 40-66 40-82 40z">
              <text:p/>
            </draw:path>
            <draw:path draw:style-name="gr7" draw:text-style-name="P7" draw:layer="layout" svg:width="0.193cm" svg:height="0.014cm" svg:x="5.764cm" svg:y="10.084cm" svg:viewBox="0 0 194 15" svg:d="M183 15c4 0 11 0 11-8 0-7-6-7-11-7h-172c-5 0-11 0-11 7 0 8 6 8 11 8z">
              <text:p/>
            </draw:path>
            <draw:path draw:style-name="gr7" draw:text-style-name="P7" draw:layer="layout" svg:width="0.157cm" svg:height="0.197cm" svg:x="6.009cm" svg:y="9.966cm" svg:viewBox="0 0 158 198" svg:d="M95 114c15 32 30 73 34 77 5 6 10 6 15 6h5c6 0 9 0 9-3 0-1-1-2-1-2-4-4-7-10-8-13l-70-162c-2-4-8-17-38-17-4 0-8 0-8 4 0 3 3 3 5 4 6 1 11 2 19 17l33 79-84 75c-4 3-6 5-6 10 0 6 6 9 10 9 5 0 9-4 9-4z">
              <text:p/>
            </draw:path>
            <draw:path draw:style-name="gr7" draw:text-style-name="P7" draw:layer="layout" svg:width="0.105cm" svg:height="0.028cm" svg:x="6.245cm" svg:y="9.902cm" svg:viewBox="0 0 106 29" svg:d="M100 0c-8 9-16 14-25 14-7 0-16-5-18-7-11-4-16-7-23-7-12 0-15 5-34 23l6 6c8-9 16-14 25-14 7 0 15 5 18 6 10 5 16 8 22 8 13 0 17-4 35-24z">
              <text:p/>
            </draw:path>
            <draw:path draw:style-name="gr7" draw:text-style-name="P7" draw:layer="layout" svg:width="0.205cm" svg:height="0.189cm" svg:x="6.195cm" svg:y="9.972cm" svg:viewBox="0 0 206 190" svg:d="M200 0h-194l-6 65h9c5-49 13-55 57-55 6 0 14 0 18 0 5 2 5 5 5 11v146c0 9 0 13-30 13h-12v10c14-1 41-1 56-1s42 0 56 1v-10h-12c-30 0-30-4-30-13v-146c0-6 0-9 6-11 3 0 12 0 17 0 16 0 28 0 38 5 13 9 15 26 16 28l2 22h10z">
              <text:p/>
            </draw:path>
            <draw:path draw:style-name="gr7" draw:text-style-name="P7" draw:layer="layout" svg:width="0.095cm" svg:height="0.399cm" svg:x="6.475cm" svg:y="10.026cm" svg:viewBox="0 0 96 400" svg:d="M96 396c0-1 0-2-8-9-51-50-64-125-64-187 0-69 16-139 66-189 6-5 6-6 6-7 0-3-2-4-5-4-4 0-41 27-65 78-21 44-26 88-26 122 0 32 5 80 27 125 25 49 60 75 64 75 3 0 5-1 5-4z">
              <text:p/>
            </draw:path>
            <draw:path draw:style-name="gr7" draw:text-style-name="P7" draw:layer="layout" svg:width="0.296cm" svg:height="0.272cm" svg:x="6.608cm" svg:y="10.053cm" svg:viewBox="0 0 297 273" svg:d="M230 45l6-5c12-12 26-25 54-27 3-1 7-1 7-8 0-3-2-5-5-5-11 0-23 1-33 1-14 0-28-1-42-1-2 0-7 0-7 7 0 5 4 6 6 6 3 0 15 1 15 9 0 6-10 17-11 19l-96 107-44-119c-3-5-3-6-3-7 0-9 20-9 24-9 6 0 10 0 10-8 0-5-4-5-6-5-11 0-40 1-51 1-10 0-36-1-47-1-1 0-7 0-7 8 0 5 4 5 9 5 25 0 26 3 30 13l51 132c0 1 1 6 1 6 0 1-16 66-19 73-4 23-5 24-38 24-7 0-11 0-11 8 0 4 5 4 6 4 12 0 40 0 52 0 11 0 41 0 52 0 3 0 8 0 8-8 0-4-4-4-12-4-1 0-8 0-15 0-9-1-11-2-11-8 0-2 4-16 6-24l14-56c1-9 2-9 5-13z">
              <text:p/>
            </draw:path>
            <draw:path draw:style-name="gr7" draw:text-style-name="P7" draw:layer="layout" svg:width="0.095cm" svg:height="0.399cm" svg:x="6.961cm" svg:y="10.026cm" svg:viewBox="0 0 96 400" svg:d="M96 396c0-1 0-2-8-9-51-50-64-125-64-187 0-69 16-139 66-189 6-5 6-6 6-7 0-3-2-4-5-4-4 0-41 27-65 78-21 44-26 88-26 122 0 32 5 80 27 125 25 49 60 75 64 75 3 0 5-1 5-4z">
              <text:p/>
            </draw:path>
            <draw:path draw:style-name="gr7" draw:text-style-name="P7" draw:layer="layout" svg:width="0.278cm" svg:height="0.27cm" svg:x="7.089cm" svg:y="10.055cm" svg:viewBox="0 0 279 271" svg:d="M165 28c3-11 4-13 10-14 3-1 16-1 26-1 40 0 59 1 59 32 0 6-2 22-4 32 0 2-1 7-1 7 0 3 1 6 5 6 5 0 6-3 6-9l12-70c0-1 1-6 1-6 0-5-5-5-12-5h-227c-9 0-10 0-13 8l-24 70c-1 1-3 6-3 7 0 3 2 5 5 5 4 0 4-2 7-8 22-62 33-69 93-69h16c12 0 12 1 12 4s-2 8-2 8l-55 215c-4 14-5 19-48 19-15 0-18 0-18 7 0 5 5 5 7 5 11 0 23 0 34 0s23-1 34-1c12 0 24 1 35 1s24 0 35 0c4 0 9 0 9-8 0-4-3-4-14-4-10 0-15 0-26-1-12-1-15-3-15-9 0 0 0-2 1-8z">
              <text:p/>
            </draw:path>
            <draw:path draw:style-name="gr7" draw:text-style-name="P7" draw:layer="layout" svg:width="0.126cm" svg:height="0.185cm" svg:x="7.393cm" svg:y="9.975cm" svg:viewBox="0 0 127 186" svg:d="M127 135h-10c-1 7-4 23-7 26-2 2-25 2-28 2h-53c29-27 40-34 57-48 22-16 41-33 41-60 0-34-30-55-68-55-35 0-59 25-59 50 0 15 12 16 15 16 7 0 16-5 16-15 0-5-2-15-17-15 8-20 28-26 42-26 28 0 43 22 43 45 0 24-17 43-27 54l-69 66c-3 3-3 4-3 11h119z">
              <text:p/>
            </draw:path>
            <draw:path draw:style-name="gr7" draw:text-style-name="P7" draw:layer="layout" svg:width="0.14cm" svg:height="0.197cm" svg:x="7.339cm" svg:y="10.23cm" svg:viewBox="0 0 141 198" svg:d="M69 8c0 0 1-3 1-4s-1-4-5-4c-6 0-30 2-37 3-2 0-6 1-6 6s4 5 8 5c13 0 13 1 13 3s0 4-1 7l-40 159c-2 4-2 5-2 6 0 4 4 9 10 9 8 0 11-6 13-12 0-2 13-51 14-54 21 2 37 8 37 22 0 1 0 3-1 6-1 4-1 5-1 9 0 20 17 29 31 29 28 0 36-43 36-44 0-3-3-3-4-3-4 0-5 2-6 7-4 12-11 32-26 32-7 0-9-7-9-15 0-4 0-5 1-12 1-1 2-6 2-9 0-25-35-30-47-30 8-5 19-14 24-19 14-13 29-26 45-26 4 0 7 1 9 4-12 1-15 11-15 15 0 6 6 11 12 11 8 0 16-6 16-18 0-9-6-20-21-20-17 0-32 12-47 24-12 12-21 20-33 26z">
              <text:p/>
            </draw:path>
            <draw:path draw:style-name="gr7" draw:text-style-name="P7" draw:layer="layout" svg:width="0.095cm" svg:height="0.399cm" svg:x="7.581cm" svg:y="10.026cm" svg:viewBox="0 0 96 400" svg:d="M96 200c0-31-5-79-27-125-25-49-61-75-65-75-2 0-4 2-4 4 0 1 0 2 7 10 41 39 64 102 64 186 0 68-14 139-65 189-6 5-6 6-6 7 0 3 2 4 4 4 4 0 41-27 66-78 21-44 26-88 26-122z">
              <text:p/>
            </draw:path>
            <draw:path draw:style-name="gr7" draw:text-style-name="P7" draw:layer="layout" svg:width="0.249cm" svg:height="0.016cm" svg:x="7.84cm" svg:y="10.218cm" svg:viewBox="0 0 250 17" svg:d="M236 17c6 0 14 0 14-9 0-8-8-8-14-8h-222c-7 0-14 0-14 8 0 9 7 9 14 9z">
              <text:p/>
            </draw:path>
            <draw:path draw:style-name="gr7" draw:text-style-name="P7" draw:layer="layout" svg:width="0.187cm" svg:height="0.181cm" svg:x="8.231cm" svg:y="10.149cm" svg:viewBox="0 0 188 182" svg:d="M136 25c-7-14-19-25-38-25-47 0-98 59-98 117 0 38 22 65 55 65 8 0 29-2 53-30 3 16 17 30 37 30 15 0 24-9 30-22 7-15 13-39 13-40 0-4-4-4-5-4-4 0-5 1-6 8-7 25-15 49-31 49-11 0-12-10-12-19s1-11 5-30c5-16 5-20 9-35l14-56c3-12 3-12 3-14 0-7-4-11-11-11-10 0-17 9-18 17zM110 130c-2 7-2 7-8 14-18 22-35 29-46 29-21 0-27-22-27-38 0-20 13-70 23-88 12-23 31-38 47-38 27 0 33 33 33 36 0 1-1 4-2 6z">
              <text:p/>
            </draw:path>
            <draw:path draw:style-name="gr7" draw:text-style-name="P7" draw:layer="layout" svg:width="0.095cm" svg:height="0.399cm" svg:x="8.454cm" svg:y="10.026cm" svg:viewBox="0 0 96 400" svg:d="M96 200c0-31-5-79-27-125-25-49-61-75-65-75-2 0-4 2-4 4 0 1 0 2 7 10 41 39 64 102 64 186 0 68-14 139-65 189-6 5-6 6-6 7 0 3 2 4 4 4 4 0 41-27 66-78 21-44 26-88 26-122z">
              <text:p/>
            </draw:path>
            <draw:path draw:style-name="gr7" draw:text-style-name="P7" draw:layer="layout" svg:width="0.271cm" svg:height="0.266cm" svg:x="8.703cm" svg:y="10.093cm" svg:viewBox="0 0 272 267" svg:d="M145 142h114c6 0 13 0 13-8 0-9-7-9-13-9h-114v-111c0-7 0-14-9-14-8 0-8 7-8 14v111h-114c-7 0-14 0-14 9 0 8 7 8 14 8h114v111c0 6 0 14 8 14 9 0 9-8 9-14z">
              <text:p/>
            </draw:path>
            <draw:path draw:style-name="gr7" draw:text-style-name="P7" draw:layer="layout" svg:width="0.215cm" svg:height="0.176cm" svg:x="9.103cm" svg:y="10.154cm" svg:viewBox="0 0 216 177" svg:d="M197 24c5 0 19 0 19-14 0-10-8-10-15-10h-93c-63 0-108 66-108 114 0 35 24 63 61 63 49 0 103-48 103-110 0-7 0-26-13-43zM62 168c-20 0-37-14-37-43 0-11 6-45 20-69 17-27 41-32 55-32 35 0 38 26 38 38 0 19-8 52-22 72-16 24-38 34-54 34z">
              <text:p/>
            </draw:path>
            <draw:path draw:style-name="gr7" draw:text-style-name="P7" draw:layer="layout" svg:width="0.478cm" svg:height="0.296cm" svg:x="9.349cm" svg:y="10.038cm" svg:viewBox="0 0 479 297" svg:d="M309 7c-2 0-2 1-3 2-46 65-93 129-139 193-31 43-75 86-111 86-28 0-48-8-48-25 0-3 2-8 4-13 3 3 7 6 12 6 10 0 23-8 23-16 0-10-6-14-13-14-9 0-18 6-24 12-6 11-10 19-10 27 0 21 24 32 54 32 42 0 90-47 123-91 29-39 58-78 96-132-5 20-6 30-6 30l-1 44c0 18 2 36 2 55 0 25-3 52-20 83-1 1-1 1-1 2s1 2 3 3h1 4c1 0 2 0 3-1 31-60 68-121 112-182 26-37 63-75 106-93 1 0 2-1 2-2l1-10c0-2-1-3-3-3h-1c-50 20-86 65-115 104-23 32-45 65-65 97 5-17 7-32 7-47v-6c0-9-3-33-3-58 0-26 3-56 18-77 0-1 0-1 0-2 0-2-1-4-3-4z">
              <text:p/>
            </draw:path>
            <draw:path draw:style-name="gr7" draw:text-style-name="P7" draw:layer="layout" svg:width="0.095cm" svg:height="0.399cm" svg:x="9.888cm" svg:y="10.026cm" svg:viewBox="0 0 96 400" svg:d="M96 396c0-1 0-2-8-9-51-50-64-125-64-187 0-69 16-139 66-189 6-5 6-6 6-7 0-3-2-4-5-4-4 0-41 27-65 78-21 44-26 88-26 122 0 32 5 80 27 125 25 49 60 75 64 75 3 0 5-1 5-4z">
              <text:p/>
            </draw:path>
            <draw:path draw:style-name="gr7" draw:text-style-name="P7" draw:layer="layout" svg:width="0.172cm" svg:height="0.274cm" svg:x="10.021cm" svg:y="10.06cm" svg:viewBox="0 0 173 275" svg:d="M173 139c0-33-2-64-17-94-19-39-52-45-70-45-24 0-54 10-71 47-13 28-15 59-15 92 0 30 2 65 19 96 17 32 47 40 67 40 23 0 53-8 72-46 13-27 15-59 15-90zM86 267c-15 0-41-10-48-49-4-24-4-61-4-84 0-26 0-52 3-74 8-47 39-51 49-51 13 0 40 7 49 46 3 23 3 53 3 79 0 30 0 57-4 82-6 38-29 51-48 51z">
              <text:p/>
            </draw:path>
            <draw:path draw:style-name="gr7" draw:text-style-name="P7" draw:layer="layout" svg:width="0.047cm" svg:height="0.119cm" svg:x="10.244cm" svg:y="10.283cm" svg:viewBox="0 0 48 120" svg:d="M48 42c0-27-10-42-26-42-14 0-22 10-22 21s8 22 22 22c5 0 10-2 14-6 2-1 2-1 3-1 0 0 1 0 1 6 0 30-15 54-29 67-5 5-5 5-5 6 0 4 2 5 5 5 5 0 37-31 37-78z">
              <text:p/>
            </draw:path>
            <draw:path draw:style-name="gr7" draw:text-style-name="P7" draw:layer="layout" svg:width="0.135cm" svg:height="0.266cm" svg:x="10.476cm" svg:y="9.789cm" svg:viewBox="0 0 136 267" svg:d="M84 10c0-9 0-10-9-10-26 25-62 25-75 25v13c8 0 32 0 54-11v208c0 15-1 19-38 19h-13v13c14-2 50-2 66-2s52 0 67 2v-13h-13c-38 0-39-4-39-19z">
              <text:p/>
            </draw:path>
            <draw:path draw:style-name="gr7" draw:text-style-name="P7" draw:layer="layout" svg:width="0.249cm" svg:height="0.016cm" svg:x="10.768cm" svg:y="9.947cm" svg:viewBox="0 0 250 17" svg:d="M236 17c6 0 14 0 14-9 0-8-8-8-14-8h-222c-7 0-14 0-14 8 0 9 7 9 14 9z">
              <text:p/>
            </draw:path>
            <draw:path draw:style-name="gr7" draw:text-style-name="P7" draw:layer="layout" svg:width="0.157cm" svg:height="0.181cm" svg:x="11.161cm" svg:y="9.879cm" svg:viewBox="0 0 158 182" svg:d="M58 84c12 0 42 0 63-9 28-11 30-35 30-40 0-19-15-35-43-35-46 0-108 39-108 109 0 41 24 73 64 73 59 0 94-43 94-48 0-2-3-5-6-5-2 0-3 1-4 5-33 39-77 39-83 39-32 0-35-34-35-47 0-4 0-17 6-42zM39 75c16-60 58-66 69-66 19 0 29 12 29 26 0 40-65 40-81 40z">
              <text:p/>
            </draw:path>
            <draw:path draw:style-name="gr7" draw:text-style-name="P7" draw:layer="layout" svg:width="0.193cm" svg:height="0.014cm" svg:x="11.363cm" svg:y="9.834cm" svg:viewBox="0 0 194 15" svg:d="M183 15c4 0 11 0 11-8 0-7-6-7-11-7h-172c-5 0-11 0-11 7 0 8 6 8 11 8z">
              <text:p/>
            </draw:path>
            <draw:path draw:style-name="gr7" draw:text-style-name="P7" draw:layer="layout" svg:width="0.126cm" svg:height="0.185cm" svg:x="11.606cm" svg:y="9.725cm" svg:viewBox="0 0 127 186" svg:d="M127 135h-10c-1 7-4 23-7 26-2 2-25 2-28 2h-53c29-27 40-34 57-48 22-16 41-33 41-60 0-34-30-55-68-55-35 0-59 25-59 50 0 15 12 16 15 16 7 0 16-5 16-15 0-5-2-15-17-15 8-20 28-26 42-26 28 0 43 22 43 45 0 24-17 43-27 54l-69 66c-3 3-3 4-3 11h119z">
              <text:p/>
            </draw:path>
            <draw:path draw:style-name="gr7" draw:text-style-name="P7" draw:layer="layout" svg:width="0.157cm" svg:height="0.197cm" svg:x="11.771cm" svg:y="9.717cm" svg:viewBox="0 0 158 198" svg:d="M95 114c15 32 30 73 34 77 5 6 10 6 15 6h5c6 0 9 0 9-3 0-1-1-2-1-2-4-4-7-10-8-13l-70-162c-2-4-8-17-38-17-4 0-8 0-8 4 0 3 3 3 5 4 6 1 11 2 19 17l33 79-84 75c-4 3-6 5-6 10 0 6 6 9 10 9 5 0 9-4 9-4z">
              <text:p/>
            </draw:path>
            <draw:path draw:style-name="gr7" draw:text-style-name="P7" draw:layer="layout" svg:width="0.105cm" svg:height="0.028cm" svg:x="12.007cm" svg:y="9.652cm" svg:viewBox="0 0 106 29" svg:d="M100 0c-8 9-16 14-25 14-7 0-16-5-18-7-11-4-16-7-23-7-12 0-15 5-34 23l6 6c8-9 16-14 25-14 7 0 15 5 18 6 10 5 16 8 22 8 13 0 17-4 35-24z">
              <text:p/>
            </draw:path>
            <draw:path draw:style-name="gr7" draw:text-style-name="P7" draw:layer="layout" svg:width="0.205cm" svg:height="0.189cm" svg:x="11.957cm" svg:y="9.722cm" svg:viewBox="0 0 206 190" svg:d="M200 0h-194l-6 65h9c5-49 13-55 57-55 6 0 14 0 18 0 5 2 5 5 5 11v146c0 9 0 13-30 13h-12v10c14-1 41-1 56-1s42 0 56 1v-10h-12c-30 0-30-4-30-13v-146c0-6 0-9 6-11 3 0 12 0 17 0 16 0 28 0 38 5 13 9 15 26 16 28l2 22h10z">
              <text:p/>
            </draw:path>
            <draw:polygon draw:style-name="gr7" draw:text-style-name="P7" draw:layer="layout" svg:width="1.757cm" svg:height="0.016cm" svg:x="10.44cm" svg:y="10.218cm" svg:viewBox="0 0 1758 17" draw:points="878,17 0,17 0,0 1758,0 1758,17">
              <text:p/>
            </draw:polygon>
            <draw:path draw:style-name="gr7" draw:text-style-name="P7" draw:layer="layout" svg:width="0.162cm" svg:height="0.266cm" svg:x="11.118cm" svg:y="10.333cm" svg:viewBox="0 0 163 267" svg:d="M32 236l43-42c64-55 88-76 88-116 0-46-36-78-86-78-46 0-77 37-77 73 0 21 20 21 21 21 8 0 22-4 22-20 0-10-8-21-22-21-3 0-3 0-5 1 9-27 31-41 55-41 38 0 55 32 55 65 0 32-20 64-42 88l-79 86c-5 4-5 5-5 15h152l11-70h-10c-2 12-4 30-8 36-4 3-31 3-39 3z">
              <text:p/>
            </draw:path>
            <draw:path draw:style-name="gr7" draw:text-style-name="P7" draw:layer="layout" svg:width="0.201cm" svg:height="0.282cm" svg:x="11.322cm" svg:y="10.323cm" svg:viewBox="0 0 202 283" svg:d="M124 161c17 42 37 103 44 112 7 10 10 10 21 10h10c3-1 3-3 3-5 0-1 0-2-1-4-4-4-7-10-10-18l-83-228c-9-23-31-28-50-28-2 0-8 0-8 5 0 2 4 3 4 3 14 3 17 6 27 33l40 108-114 110c-4 4-7 7-7 13s6 11 12 11c7 0 10-4 14-9z">
              <text:p/>
            </draw:path>
            <draw:path draw:style-name="gr7" draw:text-style-name="P7" draw:layer="layout" svg:width="0.095cm" svg:height="0.399cm" svg:x="12.269cm" svg:y="10.026cm" svg:viewBox="0 0 96 400" svg:d="M96 200c0-31-5-79-27-125-25-49-61-75-65-75-2 0-4 2-4 4 0 1 0 2 7 10 41 39 64 102 64 186 0 68-14 139-65 189-6 5-6 6-6 7 0 3 2 4 4 4 4 0 41-27 66-78 21-44 26-88 26-122z">
              <text:p/>
            </draw:path>
          </draw:g>
          <draw:custom-shape draw:style-name="gr25" draw:text-style-name="P14" draw:layer="layout" svg:width="1.016cm" svg:height="0.972cm" svg:x="1.638cm" svg:y="9.657cm">
            <text:p text:style-name="P13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custom-shape draw:style-name="gr25" draw:text-style-name="P14" draw:layer="layout" svg:width="1.016cm" svg:height="0.972cm" svg:x="19.041cm" svg:y="18.034cm">
            <text:p text:style-name="P13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T_{k+1}=T_k+\underbrace{\text{\~T}}_{\mathclap{\sim\mathscr{P}(\sum_i\text{\~f}^i)}}§svg§600§FALSE§</svg:desc>
            <draw:polygon draw:style-name="gr26" draw:text-style-name="P1" draw:layer="layout" svg:width="5.841cm" svg:height="1.718cm" svg:x="20.311cm" svg:y="17.836cm" svg:viewBox="0 0 5842 1719" draw:points="2921,1719 0,1719 0,0 5842,0 5842,1719">
              <text:p/>
            </draw:polygon>
            <draw:path draw:style-name="gr27" draw:text-style-name="P7" draw:layer="layout" svg:width="0.411cm" svg:height="0.419cm" svg:x="20.326cm" svg:y="17.987cm" svg:viewBox="0 0 412 420" svg:d="M245 44c4-17 5-21 13-23 6-1 25-1 39-1 60 0 88 1 88 50 0 9-3 34-6 50 0 3-1 10-1 11 0 4 1 9 7 9 7 0 8-5 10-15l16-108c0-1 1-9 1-10 0-7-6-7-16-7h-337c-14 0-15 0-19 13l-36 108c-1 2-4 10-4 11 0 5 3 8 7 8 7 0 7-3 11-13 33-96 48-107 137-107h24c18 0 18 1 18 7 0 4-3 11-3 12l-81 333c-6 23-7 30-72 30-22 0-26 0-26 11 0 7 7 7 11 7 15 0 33 0 50 0 16 0 34-1 50-1 17 0 35 1 51 1 17 0 36 0 53 0 5 0 13 0 13-11 0-7-5-7-20-7s-24 0-39-2c-18-1-23-4-23-14 0 0 0-3 3-13z">
              <text:p/>
            </draw:path>
            <draw:path draw:style-name="gr27" draw:text-style-name="P7" draw:layer="layout" svg:width="0.208cm" svg:height="0.306cm" svg:x="20.696cm" svg:y="18.198cm" svg:viewBox="0 0 209 307" svg:d="M102 13c0 0 1-6 1-7 0-2-1-6-7-6-8 0-44 3-55 4-3 0-8 2-8 10 0 7 5 7 11 7 19 0 19 3 19 6s0 5-1 10l-59 246c-3 7-3 9-3 10 0 6 5 14 15 14 11 0 17-10 19-18 0-3 20-79 21-85 30 3 55 13 55 36 0 1 0 4-1 8-2 7-2 8-2 14 0 31 25 45 46 45 41 0 53-66 53-67 0-6-5-6-7-6-5 0-7 3-8 11-5 19-16 50-38 50-11 0-14-12-14-23 0-7 0-8 1-20 2-1 3-8 3-14 0-38-51-45-69-45 13-8 28-22 36-30 21-21 43-40 66-40 5 0 11 1 14 5-18 3-22 17-22 24 0 10 8 17 18 17 11 0 23-10 23-28 0-14-10-31-33-31s-45 18-67 38c-18 18-32 31-50 39z">
              <text:p/>
            </draw:path>
            <draw:path draw:style-name="gr27" draw:text-style-name="P7" draw:layer="layout" svg:width="0.311cm" svg:height="0.32cm" svg:x="20.96cm" svg:y="18.231cm" svg:viewBox="0 0 312 321" svg:d="M166 171h131c5 0 15 0 15-10 0-12-10-12-15-12h-131v-133c0-6 0-16-9-16-11 0-11 10-11 16v133h-131c-5 0-15 0-15 12 0 10 10 10 15 10h131v133c0 6 0 17 11 17 9 0 9-10 9-17z">
              <text:p/>
            </draw:path>
            <draw:path draw:style-name="gr27" draw:text-style-name="P7" draw:layer="layout" svg:width="0.154cm" svg:height="0.288cm" svg:x="21.347cm" svg:y="18.211cm" svg:viewBox="0 0 155 289" svg:d="M96 13c0-13 0-13-12-13-28 27-66 28-84 28v16c10 0 38 0 62-13v223c0 14 0 19-43 19h-16v16c8 0 60-2 75-2 14 0 68 2 77 2v-16h-16c-43 0-43-5-43-19z">
              <text:p/>
            </draw:path>
            <draw:path draw:style-name="gr27" draw:text-style-name="P7" draw:layer="layout" svg:width="0.402cm" svg:height="0.146cm" svg:x="21.774cm" svg:y="18.178cm" svg:viewBox="0 0 403 147" svg:d="M382 25c10 0 21 0 21-12 0-13-11-13-19-13h-363c-10 0-21 0-21 13 0 12 11 12 21 12zM384 147c8 0 19 0 19-13s-11-13-21-13h-361c-10 0-21 0-21 13s11 13 21 13z">
              <text:p/>
            </draw:path>
            <draw:path draw:style-name="gr27" draw:text-style-name="P7" draw:layer="layout" svg:width="0.411cm" svg:height="0.419cm" svg:x="22.392cm" svg:y="17.987cm" svg:viewBox="0 0 412 420" svg:d="M245 44c4-17 5-21 13-23 6-1 25-1 39-1 60 0 88 1 88 50 0 9-3 34-6 50 0 3-1 10-1 11 0 4 1 9 7 9 7 0 8-5 10-15l16-108c0-1 1-9 1-10 0-7-6-7-16-7h-337c-14 0-15 0-19 13l-36 108c-1 2-4 10-4 11 0 5 3 8 7 8 7 0 7-3 11-13 33-96 48-107 137-107h24c18 0 18 1 18 7 0 4-3 11-3 12l-81 333c-6 23-7 30-72 30-22 0-26 0-26 11 0 7 7 7 10 7 16 0 34 0 51 0 16 0 34-1 50-1 17 0 35 1 51 1 17 0 36 0 53 0 5 0 13 0 13-11 0-7-5-7-20-7s-24 0-39-2c-18-1-23-4-23-14 0 0 0-3 3-13z">
              <text:p/>
            </draw:path>
            <draw:path draw:style-name="gr27" draw:text-style-name="P7" draw:layer="layout" svg:width="0.208cm" svg:height="0.306cm" svg:x="22.762cm" svg:y="18.198cm" svg:viewBox="0 0 209 307" svg:d="M102 13c0 0 1-6 1-7 0-2-1-6-7-6-8 0-44 3-55 4-3 0-8 2-8 10 0 7 5 7 11 7 19 0 19 3 19 6s0 5-1 10l-59 246c-3 7-3 9-3 10 0 6 5 14 15 14 11 0 17-10 19-18 0-3 20-79 21-85 30 3 55 13 55 36 0 1 0 4-1 8-2 7-2 8-2 14 0 31 25 45 44 45 43 0 55-66 55-67 0-6-5-6-7-6-5 0-7 3-8 11-5 19-16 50-38 50-11 0-14-12-14-23 0-7 0-8 1-20 2-1 3-8 3-14 0-38-51-45-69-45 13-8 28-22 36-30 21-21 43-40 66-40 5 0 11 1 14 5-18 3-22 17-22 24 0 10 8 17 18 17 11 0 23-10 23-28 0-14-10-31-33-31s-45 18-67 38c-18 18-32 31-50 39z">
              <text:p/>
            </draw:path>
            <draw:path draw:style-name="gr27" draw:text-style-name="P7" draw:layer="layout" svg:width="0.402cm" svg:height="0.413cm" svg:x="23.196cm" svg:y="18.045cm" svg:viewBox="0 0 403 414" svg:d="M214 220h170c8 0 19 0 19-13s-11-13-19-13h-170v-173c0-10 0-21-12-21s-12 11-12 21v173h-169c-10 0-21 0-21 13s11 13 21 13h169v173c0 9 0 21 12 21s12-12 12-21z">
              <text:p/>
            </draw:path>
            <draw:path draw:style-name="gr27" draw:text-style-name="P7" draw:layer="layout" svg:width="0.201cm" svg:height="0.058cm" svg:x="24.858cm" svg:y="17.836cm" svg:viewBox="0 0 202 59" svg:d="M202 10l-10-10c0 0-23 31-49 31-14 0-29-10-40-17-16-10-27-14-37-14-23 0-34 14-66 49l10 10c0-1 23-31 49-31 15 0 30 10 40 16 16 11 27 15 37 15 23 0 36-14 66-49z">
              <text:p/>
            </draw:path>
            <draw:path draw:style-name="gr27" draw:text-style-name="P7" draw:layer="layout" svg:width="0.392cm" svg:height="0.419cm" svg:x="24.762cm" svg:y="17.987cm" svg:viewBox="0 0 393 420" svg:d="M382 0h-371l-11 140h15c8-101 18-120 109-120 11 0 27 0 33 1 12 2 12 9 12 23v328c0 21 0 30-63 30h-24v18c25-1 87-1 115-1 27 0 90 0 115 1v-18h-25c-63 0-63-9-63-30v-328c0-13 0-21 11-23 6-1 22-1 34-1 91 0 101 19 109 120h15z">
              <text:p/>
            </draw:path>
            <draw:path draw:style-name="gr27" draw:text-style-name="P7" draw:layer="layout" svg:width="0.293cm" svg:height="0.208cm" svg:x="24.4cm" svg:y="18.459cm" svg:viewBox="0 0 294 209" svg:d="M294 151c0-14 0-17-9-17-36-2-97-6-152-34-66-34-90-73-106-97-1-3-5-3-12-3-15 0-15 0-15 16v11c82 152 219 182 280 182 14 0 14-2 14-19z">
              <text:p/>
            </draw:path>
            <draw:path draw:style-name="gr27" draw:text-style-name="P7" draw:layer="layout" svg:width="0.293cm" svg:height="0.208cm" svg:x="24.681cm" svg:y="18.591cm" svg:viewBox="0 0 294 209" svg:d="M294 182c-82-152-220-182-282-182-12 0-12 0-12 17v41c0 14 0 17 8 17 37 1 98 5 153 34 64 32 89 71 104 97 3 3 6 3 14 3 14 0 15-2 15-17z">
              <text:p/>
            </draw:path>
            <draw:path draw:style-name="gr27" draw:text-style-name="P7" draw:layer="layout" svg:width="0.293cm" svg:height="0.208cm" svg:x="24.943cm" svg:y="18.591cm" svg:viewBox="0 0 294 209" svg:d="M294 17c0-17 0-17-14-17-61 0-198 30-280 182v10c0 15 0 17 15 17 11 0 11-2 15-6 50-82 134-125 256-128 8 0 8-5 8-17z">
              <text:p/>
            </draw:path>
            <draw:path draw:style-name="gr27" draw:text-style-name="P7" draw:layer="layout" svg:width="0.293cm" svg:height="0.208cm" svg:x="25.224cm" svg:y="18.459cm" svg:viewBox="0 0 294 209" svg:d="M294 16c0-16-1-16-15-16-11 0-12 0-15 6-50 80-133 125-257 128-7 0-7 4-7 17v39c0 17 0 19 12 19 62 0 200-30 282-182z">
              <text:p/>
            </draw:path>
            <draw:path draw:style-name="gr27" draw:text-style-name="P7" draw:layer="layout" svg:width="0.312cm" svg:height="0.116cm" svg:x="23.798cm" svg:y="19.248cm" svg:viewBox="0 0 313 117" svg:d="M313 17c0-16-5-17-6-17-7 0-9 13-9 18-1 33-23 69-63 69-30 0-52-21-76-42-22-21-48-45-81-45-48 0-78 51-78 100 0 17 5 17 7 17 7 0 7-11 7-18 2-31 24-69 64-69 31 0 53 21 76 43 22 21 48 44 81 44 48 0 78-51 78-100z">
              <text:p/>
            </draw:path>
            <draw:path draw:style-name="gr27" draw:text-style-name="P7" draw:layer="layout" svg:width="0.426cm" svg:height="0.323cm" svg:x="24.196cm" svg:y="19.101cm" svg:viewBox="0 0 427 324" svg:d="M267 118c-7 0-14 3-21 7-7 6-12 12-16 17-6 7-7 13-7 19 0 10 5 17 13 22 2 2 5 3 6 4-3 6-7 12-11 17-40 57-110 107-162 107h-2c-30 0-51-8-51-25 0-3 0-6 2-8 3 1 5 1 8 1 11 0 23-8 23-17 0-11-5-15-13-15-9 0-18 4-24 11h-1c-8 13-11 21-11 29 0 26 33 37 67 37 66 0 157-49 202-114 3-4 7-8 10-13 6 0 12 0 18 0 19 0 41-4 63-14 18-7 36-20 47-34 14-21 20-40 20-57 0-20-8-36-20-50l-6-4c7-7 14-13 20-15 1-2 2-3 2-6l-2-6c-2-1-3-3-4-3h-2c-11 6-20 10-30 17-30-18-70-25-114-25-33 0-72 8-110 28-33 17-66 41-85 69-14 20-22 40-22 58 0 4 1 8 1 11 5 21 22 31 47 31 19 0 42-8 64-22 24-16 44-35 58-57 12-17 17-32 17-46 0-11-3-21-6-30 0-1-3-3-4-3l-4 2c-2 0-3 3-3 4 0 4 0 7 0 11 0 17-4 36-18 57-14 18-30 36-51 52-18 13-37 21-52 21-21 0-32-10-34-23 0-2-2-5-2-8 0-14 9-32 22-52 17-25 47-48 79-65 35-18 71-25 101-25 42 0 76 7 99 22-50 38-85 92-119 141-2 0-3-1-4-3-4-2-7-7-7-12 0-3 1-7 4-12 4-5 7-9 12-14 4-3 9-4 11-4s3-1 4-3c2-1 2-3 2-4 0-3-2-6-4-6zM386 52c7 10 11 20 11 33 0 16-7 36-22 57-8 13-19 24-31 31-17 9-33 13-46 13h-12c33-46 70-100 100-134z">
              <text:p/>
            </draw:path>
            <draw:path draw:style-name="gr27" draw:text-style-name="P7" draw:layer="layout" svg:width="0.11cm" svg:height="0.433cm" svg:x="24.7cm" svg:y="19.089cm" svg:viewBox="0 0 111 434" svg:d="M103 0c-81 58-103 151-103 217 0 61 18 156 103 217 3 0 8 0 8-4 0-3-1-4-4-7-58-52-78-127-78-206 0-117 44-175 80-207 1-2 2-3 2-4 0-6-5-6-8-6z">
              <text:p/>
            </draw:path>
            <draw:path draw:style-name="gr27" draw:text-style-name="P7" draw:layer="layout" svg:width="0.442cm" svg:height="0.434cm" svg:x="24.873cm" svg:y="19.089cm" svg:viewBox="0 0 443 435" svg:d="M202 225c6-5 6-7 6-8s0-1-5-6l-149-190h182c64 0 97 10 104 11 37 10 74 36 89 74h14l-40-106h-389c-10 0-11 0-13 3-1 1-1 1-1 14l170 214-165 190c-5 5-5 6-5 7 0 7 5 7 14 7h389l40-112h-14c-15 39-52 63-83 72-8 2-39 12-105 12h-197z">
              <text:p/>
            </draw:path>
            <draw:path draw:style-name="gr27" draw:text-style-name="P7" draw:layer="layout" svg:width="0.106cm" svg:height="0.21cm" svg:x="25.375cm" svg:y="19.347cm" svg:viewBox="0 0 107 211" svg:d="M93 14c0-8-5-14-13-14-9 0-20 8-20 18 0 9 7 14 14 14 10 0 19-9 19-18zM107 163c0-4-4-4-5-4-6 0-6 0-9 7-4 17-19 34-34 34-7 0-8-4-8-11s1-10 4-16c1-7 4-12 5-17 2-2 14-32 18-43 3-6 4-10 4-16 0-14-13-27-33-27-33 0-49 40-49 48 0 5 5 5 7 5 4 0 5-2 7-6 7-23 20-37 34-37 6 0 10 5 10 13 0 1 0 4-3 11-1 6-15 38-19 50-3 5-3 5-7 17-2 4-4 8-4 12 0 17 15 28 33 28 33 0 49-40 49-48z">
              <text:p/>
            </draw:path>
            <draw:path draw:style-name="gr27" draw:text-style-name="P7" draw:layer="layout" svg:width="0.156cm" svg:height="0.044cm" svg:x="25.618cm" svg:y="19.008cm" svg:viewBox="0 0 157 45" svg:d="M148 0c-12 14-24 21-37 21-11 0-23-7-27-10-15-7-24-11-33-11-18 0-24 7-51 35l8 10c13-14 25-21 37-21 11 0 24 7 28 8 15 9 23 13 33 13 18 0 25-7 51-37z">
              <text:p/>
            </draw:path>
            <draw:path draw:style-name="gr27" draw:text-style-name="P7" draw:layer="layout" svg:width="0.15cm" svg:height="0.306cm" svg:x="25.64cm" svg:y="19.108cm" svg:viewBox="0 0 151 307" svg:d="M69 134h53v-16h-55v-48c0-39 22-57 42-57 4 0 8 0 12 1-7 4-10 11-10 18 0 12 9 20 20 20 12 0 20-8 20-20 0-19-19-32-42-32-33 0-72 24-72 70v48h-37v16h37v138c0 18-4 18-33 18v17c3 0 32-3 50-3 17 0 37 2 55 3v-17h-9c-31 0-31-4-31-19z">
              <text:p/>
            </draw:path>
            <draw:path draw:style-name="gr27" draw:text-style-name="P7" draw:layer="layout" svg:width="0.106cm" svg:height="0.21cm" svg:x="25.798cm" svg:y="18.955cm" svg:viewBox="0 0 107 211" svg:d="M93 14c0-8-5-14-13-14-9 0-18 8-18 18 0 9 5 14 12 14 10 0 19-9 19-18zM107 163c0-4-4-4-5-4-6 0-6 0-9 7-4 17-17 34-34 34-7 0-8-4-8-11s1-10 4-16c1-7 4-12 5-17 2-2 14-32 18-43 3-6 4-10 4-16 0-14-13-27-33-27-33 0-49 40-49 48 0 5 5 5 7 5 4 0 5-2 7-6 7-23 20-37 34-37 6 0 10 5 10 13 0 1 0 4-3 11-1 6-15 38-19 50-3 5-3 5-7 17-2 4-4 8-4 12 0 17 15 28 34 28 32 0 48-40 48-48z">
              <text:p/>
            </draw:path>
            <draw:path draw:style-name="gr27" draw:text-style-name="P7" draw:layer="layout" svg:width="0.11cm" svg:height="0.433cm" svg:x="25.992cm" svg:y="19.089cm" svg:viewBox="0 0 111 434" svg:d="M8 0c-3 0-8 0-8 6 0 1 1 2 4 5 37 36 77 93 77 206 0 90-27 159-73 202-8 8-8 8-8 11 0 1 1 4 5 4 6 0 46-28 75-83 19-35 31-83 31-134 0-61-18-156-103-217z">
              <text:p/>
            </draw:path>
          </draw:g>
        </draw:g>
        <draw:g>
          <draw:g xml:id="id4" draw:id="id4">
            <draw:g>
              <draw:frame draw:style-name="gr28" draw:text-style-name="P1" draw:layer="layout" svg:width="0.311cm" svg:height="0.421cm" svg:x="20.916cm" svg:y="14.324cm">
                <draw:text-box>
                  <text:p>A</text:p>
                </draw:text-box>
              </draw:frame>
              <draw:line draw:style-name="gr29" draw:text-style-name="P2" draw:layer="layout" svg:x1="19.121cm" svg:y1="14.732cm" svg:x2="19.121cm" svg:y2="9.144cm">
                <text:p/>
              </draw:line>
              <draw:line draw:style-name="gr29" draw:text-style-name="P2" draw:layer="layout" svg:x1="18.316cm" svg:y1="14.224cm" svg:x2="27.164cm" svg:y2="14.224cm">
                <text:p/>
              </draw:line>
              <draw:line draw:style-name="gr30" draw:text-style-name="P2" draw:layer="layout" svg:x1="19.121cm" svg:y1="12.7cm" svg:x2="21.266cm" svg:y2="12.7cm">
                <text:p/>
              </draw:line>
              <draw:line draw:style-name="gr31" draw:text-style-name="P2" draw:layer="layout" svg:x1="21.265cm" svg:y1="12.7cm" svg:x2="21.265cm" svg:y2="14.224cm">
                <text:p/>
              </draw:line>
              <draw:line draw:style-name="gr30" draw:text-style-name="P2" draw:layer="layout" svg:x1="21.265cm" svg:y1="13.462cm" svg:x2="23.678cm" svg:y2="13.462cm">
                <text:p/>
              </draw:line>
              <draw:line draw:style-name="gr31" draw:text-style-name="P2" draw:layer="layout" svg:x1="23.678cm" svg:y1="12.192cm" svg:x2="23.678cm" svg:y2="14.224cm">
                <text:p/>
              </draw:line>
              <draw:line draw:style-name="gr30" draw:text-style-name="P2" draw:layer="layout" svg:x1="23.678cm" svg:y1="12.192cm" svg:x2="26.091cm" svg:y2="12.192cm">
                <text:p/>
              </draw:line>
              <draw:line draw:style-name="gr32" draw:text-style-name="P2" draw:layer="layout" svg:x1="19.121cm" svg:y1="11.176cm" svg:x2="21.266cm" svg:y2="11.176cm">
                <text:p/>
              </draw:line>
              <draw:line draw:style-name="gr31" draw:text-style-name="P2" draw:layer="layout" svg:x1="21.265cm" svg:y1="11.176cm" svg:x2="21.265cm" svg:y2="12.7cm">
                <text:p/>
              </draw:line>
              <draw:line draw:style-name="gr32" draw:text-style-name="P2" draw:layer="layout" svg:x1="21.265cm" svg:y1="11.938cm" svg:x2="23.678cm" svg:y2="11.938cm">
                <text:p/>
              </draw:line>
              <draw:line draw:style-name="gr31" draw:text-style-name="P2" draw:layer="layout" svg:x1="23.678cm" svg:y1="10.668cm" svg:x2="23.678cm" svg:y2="12.7cm">
                <text:p/>
              </draw:line>
              <draw:line draw:style-name="gr32" draw:text-style-name="P2" draw:layer="layout" svg:x1="23.678cm" svg:y1="11.176cm" svg:x2="26.091cm" svg:y2="11.176cm">
                <text:p/>
              </draw:line>
              <draw:line draw:style-name="gr33" draw:text-style-name="P2" draw:layer="layout" svg:x1="19.121cm" svg:y1="10.414cm" svg:x2="21.266cm" svg:y2="10.414cm">
                <text:p/>
              </draw:line>
              <draw:line draw:style-name="gr31" draw:text-style-name="P2" draw:layer="layout" svg:x1="21.265cm" svg:y1="9.652cm" svg:x2="21.265cm" svg:y2="11.176cm">
                <text:p/>
              </draw:line>
              <draw:line draw:style-name="gr33" draw:text-style-name="P2" draw:layer="layout" svg:x1="21.265cm" svg:y1="9.652cm" svg:x2="23.678cm" svg:y2="9.652cm">
                <text:p/>
              </draw:line>
              <draw:line draw:style-name="gr31" draw:text-style-name="P2" draw:layer="layout" svg:x1="23.678cm" svg:y1="9.144cm" svg:x2="23.678cm" svg:y2="11.176cm">
                <text:p/>
              </draw:line>
              <draw:line draw:style-name="gr33" draw:text-style-name="P2" draw:layer="layout" svg:x1="23.678cm" svg:y1="9.906cm" svg:x2="26.091cm" svg:y2="9.906cm">
                <text:p/>
              </draw:line>
              <draw:frame draw:style-name="gr28" draw:text-style-name="P1" draw:layer="layout" svg:width="0.311cm" svg:height="0.421cm" svg:x="23.321cm" svg:y="14.291cm">
                <draw:text-box>
                  <text:p>B</text:p>
                </draw:text-box>
              </draw:frame>
              <draw:g>
                <svg:title>TexMaths</svg:title>
                <svg:desc>28§display§\text{\~f}^i§svg§600§FALSE§</svg:desc>
                <draw:polygon draw:style-name="gr6" draw:text-style-name="P6" draw:layer="layout" svg:width="0.481cm" svg:height="0.761cm" svg:x="18.165cm" svg:y="8.82cm" svg:viewBox="0 0 482 762" draw:points="241,762 0,762 0,0 482,0 482,762">
                  <text:p/>
                </draw:polygon>
                <draw:path draw:style-name="gr7" draw:text-style-name="P7" draw:layer="layout" svg:width="0.234cm" svg:height="0.062cm" svg:x="18.222cm" svg:y="8.964cm" svg:viewBox="0 0 235 63" svg:d="M235 11l-11-11c0 0-28 33-58 33-16 0-33-10-46-18-19-10-32-15-43-15-27 0-40 15-77 53l11 10c0-1 27-33 58-33 17 0 35 11 46 18 19 11 32 15 45 15 25 0 40-15 75-52z">
                  <text:p/>
                </draw:path>
                <draw:path draw:style-name="gr7" draw:text-style-name="P7" draw:layer="layout" svg:width="0.227cm" svg:height="0.468cm" svg:x="18.256cm" svg:y="9.113cm" svg:viewBox="0 0 228 469" svg:d="M101 183v-77c0-59 33-91 65-91 2 0 11 0 22 5-8 3-20 10-20 27 0 15 11 28 30 28 21 0 30-13 30-28 0-24-25-47-62-47-49 0-110 35-110 106v77h-56v19h56v216c0 30-8 30-56 30v21c29-1 61-3 81-3 29 0 61 0 90 3v-21h-14c-53 0-55-7-55-32v-214h82v-19z">
                  <text:p/>
                </draw:path>
                <draw:path draw:style-name="gr7" draw:text-style-name="P7" draw:layer="layout" svg:width="0.149cm" svg:height="0.313cm" svg:x="18.47cm" svg:y="8.82cm" svg:viewBox="0 0 150 314" svg:d="M137 18c0-7-6-18-19-18-14 0-29 12-29 26 0 7 7 18 21 18 15 0 27-14 27-26zM37 255c-3 6-5 11-5 20 0 21 19 39 46 39 51 0 72-65 72-71s-6-6-8-6c-6 0-6 3-9 7-12 38-34 56-53 56-10 0-11-6-11-16 0-11 3-18 8-29 4-14 9-26 16-38 3-10 20-54 24-59 1-4 3-10 3-15 0-22-21-39-48-39-50 0-72 63-72 71 0 6 6 6 8 6 8 0 8-3 10-7 12-41 35-58 52-58 8 0 13 5 13 17 0 10-3 18-16 47z">
                  <text:p/>
                </draw:path>
              </draw:g>
              <draw:g>
                <svg:title>TexMaths</svg:title>
                <svg:desc>28§display§\color{blue}{\text{\~f}^3}§svg§600§FALSE§</svg:desc>
                <draw:polygon draw:style-name="gr6" draw:text-style-name="P6" draw:layer="layout" svg:width="0.472cm" svg:height="0.652cm" svg:x="26.132cm" svg:y="9.515cm" svg:viewBox="0 0 473 653" draw:points="237,653 0,653 0,0 473,0 473,653">
                  <text:p/>
                </draw:polygon>
                <draw:path draw:style-name="gr9" draw:text-style-name="P8" draw:layer="layout" svg:width="0.196cm" svg:height="0.054cm" svg:x="26.18cm" svg:y="9.632cm" svg:viewBox="0 0 197 55" svg:d="M197 9l-9-9c0 0-23 29-49 29-13 0-28-9-39-16-16-9-26-13-36-13-22 0-33 13-64 46l9 9c0-1 23-29 49-29 14 0 29 9 38 16 17 9 27 13 38 13 21 0 33-13 63-46z">
                  <text:p/>
                </draw:path>
                <draw:path draw:style-name="gr9" draw:text-style-name="P8" draw:layer="layout" svg:width="0.191cm" svg:height="0.405cm" svg:x="26.208cm" svg:y="9.762cm" svg:viewBox="0 0 192 406" svg:d="M84 158v-67c0-51 29-78 55-78 2 0 10 0 19 4-7 3-17 9-17 23s9 25 25 25c18 0 26-11 26-25 0-20-22-40-53-40-41 0-92 30-92 91v67h-47v17h47v187c0 26-7 26-47 26v18c24-1 51-2 68-2 24 0 51 0 75 2v-18h-12c-44 0-45-7-45-27v-186h68v-17z">
                  <text:p/>
                </draw:path>
                <draw:path draw:style-name="gr9" draw:text-style-name="P8" draw:layer="layout" svg:width="0.189cm" svg:height="0.275cm" svg:x="26.391cm" svg:y="9.507cm" svg:viewBox="0 0 190 276" svg:d="M91 133c32 0 55 22 55 66 0 49-29 64-54 64-16 0-53-4-71-28 21-1 25-14 25-22 0-13-10-22-23-22-11 0-23 6-23 22 0 39 43 63 94 63 57 0 96-37 96-77 0-32-25-63-71-74 43-14 59-45 59-69 0-32-37-56-84-56-46 0-81 22-81 54 0 14 8 22 22 22 12 0 21-9 21-21s-9-20-21-21c15-18 43-22 57-22 19 0 46 9 46 44 0 17-7 35-17 47-14 16-25 17-46 18-11 0-11 0-13 2 0 0-4 0-4 5s4 5 10 5z">
                  <text:p/>
                </draw:path>
              </draw:g>
              <draw:g>
                <svg:title>TexMaths</svg:title>
                <svg:desc>28§display§\color{red}{\text{\~f}^1}§svg§600§FALSE§</svg:desc>
                <draw:polygon draw:style-name="gr6" draw:text-style-name="P6" draw:layer="layout" svg:width="0.495cm" svg:height="0.618cm" svg:x="26.132cm" svg:y="11.827cm" svg:viewBox="0 0 496 619" draw:points="249,619 0,619 0,0 496,0 496,619">
                  <text:p/>
                </draw:polygon>
                <draw:path draw:style-name="gr13" draw:text-style-name="P10" draw:layer="layout" svg:width="0.206cm" svg:height="0.051cm" svg:x="26.182cm" svg:y="11.939cm" svg:viewBox="0 0 207 52" svg:d="M207 9l-10-9c0 0-24 27-51 27-14 0-29-8-41-15-16-8-28-12-38-12-23 0-35 12-67 43l10 9c0-1 24-27 50-27 16 0 31 8 41 15 17 8 28 12 40 12 22 0 35-12 66-43z">
                  <text:p/>
                </draw:path>
                <draw:path draw:style-name="gr13" draw:text-style-name="P10" draw:layer="layout" svg:width="0.2cm" svg:height="0.384cm" svg:x="26.212cm" svg:y="12.061cm" svg:viewBox="0 0 201 385" svg:d="M89 150v-63c0-49 29-75 57-75 2 0 10 0 20 4-7 3-18 9-18 22s9 24 26 24c19 0 27-11 27-24 0-19-23-38-55-38-43 0-97 28-97 87v63h-49v16h49v177c0 24-7 24-49 24v18c25-1 53-3 72-3 25 0 53 0 78 3v-18h-12c-47 0-48-6-48-26v-175h72v-16z">
                  <text:p/>
                </draw:path>
                <draw:path draw:style-name="gr13" draw:text-style-name="P10" draw:layer="layout" svg:width="0.158cm" svg:height="0.253cm" svg:x="26.427cm" svg:y="11.82cm" svg:viewBox="0 0 159 254" svg:d="M98 11c0-11 0-11-12-11-28 24-68 25-86 25v13c10 0 39 0 63-11v196c0 12 0 17-43 17h-17v14c8 0 62-2 77-2 14 0 69 2 79 2v-14h-17c-44 0-44-5-44-17z">
                  <text:p/>
                </draw:path>
              </draw:g>
              <draw:g>
                <svg:title>TexMaths</svg:title>
                <svg:desc>28§display§\color{green}{\text{\~f}^2}§svg§600§FALSE§</svg:desc>
                <draw:polygon draw:style-name="gr6" draw:text-style-name="P6" draw:layer="layout" svg:width="0.535cm" svg:height="0.666cm" svg:x="26.146cm" svg:y="10.676cm" svg:viewBox="0 0 536 667" draw:points="269,667 0,667 0,0 536,0 536,667">
                  <text:p/>
                </draw:polygon>
                <draw:path draw:style-name="gr12" draw:text-style-name="P9" draw:layer="layout" svg:width="0.222cm" svg:height="0.055cm" svg:x="26.201cm" svg:y="10.796cm" svg:viewBox="0 0 223 56" svg:d="M223 9l-10-9c0 0-26 29-55 29-15 0-32-9-44-16-18-9-30-13-41-13-26 0-38 13-73 47l11 9c0-1 25-29 54-29 17 0 34 9 44 16 19 9 31 13 43 13 24 0 38-13 71-47z">
                  <text:p/>
                </draw:path>
                <draw:path draw:style-name="gr12" draw:text-style-name="P9" draw:layer="layout" svg:width="0.216cm" svg:height="0.414cm" svg:x="26.233cm" svg:y="10.928cm" svg:viewBox="0 0 217 415" svg:d="M96 161v-68c0-52 32-80 62-80 1 0 11 0 21 4-7 3-20 10-20 24s11 26 29 26c20 0 29-12 29-26 0-21-24-41-59-41-47 0-105 31-105 93v68h-53v18h53v191c0 26-7 26-53 26v19c27-1 58-3 77-3 28 0 58 0 86 3v-19h-14c-50 0-52-6-52-28v-189h78v-18z">
                  <text:p/>
                </draw:path>
                <draw:path draw:style-name="gr12" draw:text-style-name="P9" draw:layer="layout" svg:width="0.207cm" svg:height="0.272cm" svg:x="26.444cm" svg:y="10.668cm" svg:viewBox="0 0 208 273" svg:d="M208 199h-17c-1 9-6 33-12 37-3 3-39 3-45 3h-87c49-39 65-50 94-70 35-24 67-49 67-89 0-49-50-80-111-80-58 0-97 36-97 73 0 22 20 24 24 24 12 0 26-8 26-22 0-7-3-22-27-22 13-29 45-38 68-38 47 0 72 32 72 65 0 36-29 64-45 80l-113 97c-5 4-5 6-5 16h194z">
                  <text:p/>
                </draw:path>
              </draw:g>
              <draw:custom-shape draw:style-name="gr34" draw:text-style-name="P2" draw:layer="layout" svg:width="9.652cm" svg:height="6.35cm" svg:x="17.78cm" svg:y="8.63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5" draw:text-style-name="P14" xml:id="id7" draw:id="id7" draw:layer="layout" svg:width="1.255cm" svg:height="1.15cm" svg:x="21.605cm" svg:y="7.74cm">
            <text:p text:style-name="P13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" xml:id="id5" draw:id="id5" draw:layer="layout" svg:width="14.732cm" svg:height="6.096cm" svg:x="5.334cm" svg:y="0.762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6.858cm" svg:y1="6.604cm" svg:x2="6.858cm" svg:y2="1.016cm">
          <text:p/>
        </draw:line>
        <draw:line draw:style-name="gr37" draw:text-style-name="P2" draw:layer="layout" svg:x1="6.604cm" svg:y1="6.35cm" svg:x2="16.764cm" svg:y2="6.35cm">
          <text:p/>
        </draw:line>
        <draw:line draw:style-name="gr38" draw:text-style-name="P2" draw:layer="layout" svg:x1="6.858cm" svg:y1="1.778cm" svg:x2="16.002cm" svg:y2="1.778cm">
          <text:p/>
        </draw:line>
        <draw:path draw:style-name="gr38" draw:text-style-name="P2" draw:layer="layout" svg:width="7.078cm" svg:height="3.45cm" draw:transform="rotate (0.401251195033496) translate (6.3598896865357cm 4.92195596677596cm)" svg:viewBox="0 0 7079 3451" svg:d="M0 1275c6101-722 6958-3394 7079 2176">
          <text:p/>
        </draw:path>
        <draw:path draw:style-name="gr38" draw:text-style-name="P2" draw:layer="layout" svg:width="1.777cm" svg:height="2.598cm" svg:x="14.224cm" svg:y="3.302cm" svg:viewBox="0 0 1778 2599" svg:d="M0 2032c762 1524 1270-508 1270-508l508-1524">
          <text:p/>
        </draw:path>
        <draw:line draw:style-name="gr22" draw:text-style-name="P2" draw:layer="layout" svg:x1="17.648cm" svg:y1="2.4cm" svg:x2="14.986cm" svg:y2="2.4cm">
          <text:p/>
        </draw:line>
        <draw:line draw:style-name="gr22" draw:text-style-name="P2" draw:layer="layout" svg:x1="17.336cm" svg:y1="4.826cm" svg:x2="13.208cm" svg:y2="4.826cm">
          <text:p/>
        </draw:line>
        <draw:frame draw:style-name="gr39" draw:text-style-name="P1" draw:layer="layout" svg:width="1.979cm" svg:height="0.421cm" svg:x="17.648cm" svg:y="2.191cm">
          <draw:text-box>
            <text:p>Rejection zone</text:p>
          </draw:text-box>
        </draw:frame>
        <draw:frame draw:style-name="gr39" draw:text-style-name="P1" draw:layer="layout" svg:width="2.284cm" svg:height="0.421cm" svg:x="17.336cm" svg:y="4.646cm">
          <draw:text-box>
            <text:p>Acceptation zone</text:p>
          </draw:text-box>
        </draw:frame>
        <draw:g>
          <svg:title>TexMaths</svg:title>
          <svg:desc>28§display§\color{blue}{\text{\~f}^2(V)}§svg§600§FALSE§</svg:desc>
          <draw:polygon draw:style-name="gr6" draw:text-style-name="P6" draw:layer="layout" svg:width="1.167cm" svg:height="0.754cm" svg:x="16.104cm" svg:y="1.395cm" svg:viewBox="0 0 1168 755" draw:points="583,755 0,755 0,0 1168,0 1168,755">
            <text:p/>
          </draw:polygon>
          <draw:path draw:style-name="gr9" draw:text-style-name="P8" draw:layer="layout" svg:width="0.159cm" svg:height="0.051cm" svg:x="16.143cm" svg:y="1.507cm" svg:viewBox="0 0 160 52" svg:d="M160 9l-7-9c0 0-19 27-40 27-10 0-22-8-31-15-13-8-22-12-30-12-18 0-27 12-52 43l8 9c0-1 18-27 39-27 12 0 24 8 32 15 13 8 21 12 30 12 18 0 27-12 51-43z">
            <text:p/>
          </draw:path>
          <draw:path draw:style-name="gr9" draw:text-style-name="P8" draw:layer="layout" svg:width="0.155cm" svg:height="0.384cm" svg:x="16.166cm" svg:y="1.629cm" svg:viewBox="0 0 156 385" svg:d="M69 150v-63c0-49 23-75 44-75 2 0 8 0 16 4-6 3-14 9-14 22s7 24 20 24c14 0 21-11 21-24 0-19-17-38-43-38-33 0-75 28-75 87v63h-38v16h38v177c0 24-5 24-38 24v18c20-2 41-3 56-3 19 0 41 0 61 3v-18h-10c-36 0-37-6-37-26v-175h55v-16z">
            <text:p/>
          </draw:path>
          <draw:path draw:style-name="gr9" draw:text-style-name="P8" draw:layer="layout" svg:width="0.148cm" svg:height="0.253cm" svg:x="16.318cm" svg:y="1.388cm" svg:viewBox="0 0 149 254" svg:d="M149 184h-12c-1 9-4 31-8 35-2 2-29 2-33 2h-62c35-35 47-45 67-64 26-22 48-46 48-83 0-46-36-74-79-74-42 0-70 33-70 68 0 20 14 22 17 22 9 0 19-7 19-21 0-6-2-20-20-20 10-27 33-35 49-35 34 0 52 29 52 60 0 34-21 60-32 74l-82 91c-3 3-3 5-3 15h140z">
            <text:p/>
          </draw:path>
          <draw:path draw:style-name="gr9" draw:text-style-name="P8" draw:layer="layout" svg:width="0.111cm" svg:height="0.543cm" svg:x="16.56cm" svg:y="1.604cm" svg:viewBox="0 0 112 544" svg:d="M112 539c0-1 0-2-8-12-60-68-76-171-76-255 0-94 19-189 78-257 6-6 6-8 6-10 0-4-2-5-5-5-4 0-48 37-76 106-26 60-31 120-31 166 0 43 5 109 32 171 29 67 71 101 75 101 3 0 5-1 5-5z">
            <text:p/>
          </draw:path>
          <draw:path draw:style-name="gr9" draw:text-style-name="P8" draw:layer="layout" svg:width="0.341cm" svg:height="0.384cm" svg:x="16.725cm" svg:y="1.642cm" svg:viewBox="0 0 342 385" svg:d="M275 62c24-42 43-43 62-45 5-1 5-10 5-11 0-4-2-6-5-6-13 0-27 1-40 1-16 0-32-1-47-1-4 0-10 0-10 10 0 6 4 7 8 7 13 2 22 7 22 18 0 8-7 21-7 21l-147 266-33-289c0-9 11-16 33-16 6 0 12 0 12-11 0-5-4-6-7-6-20 0-40 1-60 1-9 0-17 0-26 0s-18-1-26-1c-4 0-9 0-9 10 0 7 4 7 12 7 27 0 27 5 28 19l39 336c2 10 3 13 9 13 8 0 10-3 13-10z">
            <text:p/>
          </draw:path>
          <draw:path draw:style-name="gr9" draw:text-style-name="P8" draw:layer="layout" svg:width="0.111cm" svg:height="0.543cm" svg:x="17.112cm" svg:y="1.604cm" svg:viewBox="0 0 112 544" svg:d="M112 272c0-42-5-107-31-169-30-67-71-103-77-103-2 0-4 2-4 5 0 2 0 4 9 14 48 53 75 139 75 253 0 93-17 189-77 257-7 8-7 9-7 10 0 4 2 5 4 5 6 0 49-37 78-106 25-59 30-120 30-166z">
            <text:p/>
          </draw:path>
        </draw:g>
        <draw:g>
          <svg:title>TexMaths</svg:title>
          <svg:desc>28§display§\color{blue}{f^2(V)}§svg§600§FALSE§</svg:desc>
          <draw:polygon draw:style-name="gr6" draw:text-style-name="P6" draw:layer="layout" svg:width="1.357cm" svg:height="0.657cm" svg:x="16.002cm" svg:y="2.898cm" svg:viewBox="0 0 1358 658" draw:points="679,658 0,658 0,0 1358,0 1358,658">
            <text:p/>
          </draw:polygon>
          <draw:path draw:style-name="gr9" draw:text-style-name="P8" draw:layer="layout" svg:width="0.257cm" svg:height="0.537cm" svg:x="16.029cm" svg:y="2.992cm" svg:viewBox="0 0 258 538" svg:d="M163 180h45c9 0 15 0 15-11 0-7-6-7-14-7h-43l10-68c3-12 10-54 13-60 5-13 14-21 25-21 2 0 15 0 24 11-22 2-27 23-27 31 0 15 10 22 19 22 13 0 28-14 28-37 0-27-23-40-44-40-18 0-51 11-66 70-4 12-5 17-18 92h-35c-10 0-15 0-15 11 0 7 3 7 14 7h34l-39 234c-9 57-19 111-44 111-3 0-16 0-26-11 24-1 29-23 29-32 0-13-9-20-20-20-13 0-28 13-28 35 0 27 22 41 45 41 28 0 48-34 57-57 18-38 30-109 30-113z">
            <text:p/>
          </draw:path>
          <draw:path draw:style-name="gr9" draw:text-style-name="P8" draw:layer="layout" svg:width="0.16cm" svg:height="0.274cm" svg:x="16.333cm" svg:y="2.89cm" svg:viewBox="0 0 161 275" svg:d="M161 200h-13c-1 9-5 34-9 38-3 2-31 2-36 2h-67c38-39 51-49 73-69 27-25 52-50 52-90 0-50-39-81-86-81-44 0-75 36-75 74 0 21 15 24 19 24 9 0 20-8 20-23 0-7-3-21-21-21 10-30 35-39 52-39 37 0 56 32 56 66 0 36-23 64-34 80l-88 98c-4 4-4 6-4 16h150z">
            <text:p/>
          </draw:path>
          <draw:path draw:style-name="gr9" draw:text-style-name="P8" draw:layer="layout" svg:width="0.12cm" svg:height="0.59cm" svg:x="16.593cm" svg:y="2.965cm" svg:viewBox="0 0 121 591" svg:d="M121 585c0-1 0-2-9-13-65-74-81-185-81-277 0-102 20-205 83-279 7-7 7-8 7-11 0-4-2-5-6-5-5 0-52 40-82 115-27 65-33 131-33 180 0 47 6 119 34 186 32 72 76 110 81 110 4 0 6-2 6-6z">
            <text:p/>
          </draw:path>
          <draw:path draw:style-name="gr9" draw:text-style-name="P8" draw:layer="layout" svg:width="0.368cm" svg:height="0.417cm" svg:x="16.771cm" svg:y="3.005cm" svg:viewBox="0 0 369 418" svg:d="M296 67c26-46 47-47 67-48 6-2 6-11 6-12 0-4-2-7-6-7-14 0-29 1-43 1-17 0-35-1-51-1-4 0-11 0-11 11 0 6 5 8 9 8 14 1 24 7 24 19 0 9-8 22-8 22l-158 289-36-313c0-10 12-17 36-17 7 0 12 0 12-12 0-6-3-7-7-7-21 0-43 1-64 1-10 0-19 0-28 0-10 0-19-1-29-1-3 0-9 0-9 11 0 8 5 8 13 8 29 0 29 5 30 20l42 365c2 11 3 14 10 14 8 0 11-3 14-11z">
            <text:p/>
          </draw:path>
          <draw:path draw:style-name="gr9" draw:text-style-name="P8" draw:layer="layout" svg:width="0.12cm" svg:height="0.59cm" svg:x="17.187cm" svg:y="2.965cm" svg:viewBox="0 0 121 591" svg:d="M121 295c0-45-6-116-34-184-32-72-76-111-82-111-3 0-5 3-5 5 0 3 0 4 9 15 52 58 81 152 81 275 0 101-18 206-83 280-7 8-7 9-7 10 0 4 2 6 5 6 6 0 53-40 83-116 27-64 33-130 33-180z">
            <text:p/>
          </draw:path>
        </draw:g>
        <draw:custom-shape draw:style-name="gr25" draw:text-style-name="P14" draw:layer="layout" svg:width="1.016cm" svg:height="0.972cm" svg:x="5.334cm" svg:y="3.302cm">
          <text:p text:style-name="P1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6" draw:id="id6" draw:layer="layout" svg:width="0.254cm" svg:height="0.244cm" svg:x="14.732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xml:id="id8" draw:id="id8" draw:layer="layout" svg:width="0.254cm" svg:height="0.244cm" svg:x="12.954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" draw:layer="layout" svg:width="0.561cm" svg:height="0.421cm" svg:x="17.012cm" svg:y="6.106cm">
          <draw:text-box>
            <text:p>V(t)</text:p>
          </draw:text-box>
        </draw:frame>
        <draw:g>
          <svg:title>TexMaths</svg:title>
          <svg:desc>28§display§\text{\~f}^2,f^2§svg§600§FALSE§</svg:desc>
          <draw:polygon draw:style-name="gr6" draw:text-style-name="P6" draw:layer="layout" svg:width="1.269cm" svg:height="0.812cm" svg:x="5.39cm" svg:y="0.975cm" svg:viewBox="0 0 1270 813" draw:points="635,813 0,813 0,0 1270,0 1270,813">
            <text:p/>
          </draw:polygon>
          <draw:path draw:style-name="gr7" draw:text-style-name="P7" draw:layer="layout" svg:width="0.184cm" svg:height="0.057cm" svg:x="5.435cm" svg:y="1.1cm" svg:viewBox="0 0 185 58" svg:d="M185 10l-9-10c0 0-21 31-45 31-13 0-26-10-37-17-15-10-25-14-34-14-21 0-31 14-60 49l9 9c0-1 21-30 45-30 14 0 28 10 37 16 15 10 25 14 35 14 20 0 31-14 59-48z">
            <text:p/>
          </draw:path>
          <draw:path draw:style-name="gr7" draw:text-style-name="P7" draw:layer="layout" svg:width="0.179cm" svg:height="0.431cm" svg:x="5.462cm" svg:y="1.238cm" svg:viewBox="0 0 180 432" svg:d="M79 168v-71c0-54 27-83 52-83 1 0 9 0 18 4-7 3-17 10-17 25 0 14 9 26 24 26 17 0 24-12 24-26 0-22-20-43-49-43-39 0-87 32-87 97v71h-44v18h44v199c0 28-6 28-44 28v19c23-1 48-3 64-3 23 0 48 0 71 3v-19h-12c-41 0-42-7-42-30v-197h64v-18z">
            <text:p/>
          </draw:path>
          <draw:path draw:style-name="gr7" draw:text-style-name="P7" draw:layer="layout" svg:width="0.172cm" svg:height="0.284cm" svg:x="5.637cm" svg:y="0.967cm" svg:viewBox="0 0 173 285" svg:d="M173 207h-14c-2 10-5 35-10 39-3 3-33 3-38 3h-72c40-41 54-52 78-73 29-25 56-51 56-93 0-51-42-83-92-83-48 0-81 38-81 76 0 23 16 25 20 25 10 0 22-8 22-23 0-7-3-22-23-22 11-31 38-41 57-41 39 0 59 34 59 68 0 38-24 67-37 84l-94 101c-4 4-4 6-4 17h161z">
            <text:p/>
          </draw:path>
          <draw:path draw:style-name="gr7" draw:text-style-name="P7" draw:layer="layout" svg:width="0.065cm" svg:height="0.182cm" svg:x="5.909cm" svg:y="1.603cm" svg:viewBox="0 0 66 183" svg:d="M66 64c0-40-14-64-36-64-19 0-30 15-30 32s11 33 30 33c7 0 14-2 19-8 3-1 3-1 4-1 0 0 1 0 1 8 0 46-20 83-39 103-6 7-6 8-6 9 0 6 2 7 6 7 6 0 51-47 51-119z">
            <text:p/>
          </draw:path>
          <draw:path draw:style-name="gr7" draw:text-style-name="P7" draw:layer="layout" svg:width="0.276cm" svg:height="0.556cm" svg:x="6.137cm" svg:y="1.238cm" svg:viewBox="0 0 277 557" svg:d="M175 186h48c10 0 16 0 16-11 0-7-6-7-15-7h-46l11-71c3-12 10-55 14-62 5-13 15-21 26-21 3 0 17 0 27 11-24 1-29 24-29 32 0 15 10 22 20 22 14 0 30-14 30-37 0-28-25-42-48-42-19 0-54 11-70 72-4 13-5 18-19 96h-38c-11 0-16 0-16 11 0 7 3 7 15 7h36l-41 242c-10 60-20 115-48 115-3 0-17 0-28-11 27-1 32-24 32-33 0-14-10-21-22-21-14 0-30 14-30 36 0 28 24 43 48 43 30 0 52-36 62-60 19-39 31-112 31-116z">
            <text:p/>
          </draw:path>
          <draw:path draw:style-name="gr7" draw:text-style-name="P7" draw:layer="layout" svg:width="0.172cm" svg:height="0.284cm" svg:x="6.462cm" svg:y="1.132cm" svg:viewBox="0 0 173 285" svg:d="M173 207h-14c-2 10-5 35-10 39-3 3-33 3-38 3h-72c40-41 54-52 78-73 29-25 56-51 56-93 0-51-42-83-92-83-48 0-81 38-81 76 0 23 16 25 20 25 10 0 22-8 22-23 0-7-3-22-23-22 11-31 38-41 57-41 39 0 59 34 59 68 0 38-24 67-37 84l-94 101c-4 4-4 6-4 17h161z">
            <text:p/>
          </draw:path>
        </draw:g>
        <draw:line draw:style-name="gr31" draw:text-style-name="P2" draw:layer="layout" svg:x1="6.858cm" svg:y1="2.377cm" svg:x2="14.732cm" svg:y2="2.377cm">
          <text:p/>
        </draw:line>
        <draw:line draw:style-name="gr31" draw:text-style-name="P2" draw:layer="layout" svg:x1="6.858cm" svg:y1="4.826cm" svg:x2="12.954cm" svg:y2="4.826cm">
          <text:p/>
        </draw:line>
        <draw:g>
          <svg:title>TexMaths</svg:title>
          <svg:desc>28§display§\sim\mathscr{U}([0,\text{\~f}^2])§svg§600§FALSE§</svg:desc>
          <draw:polygon draw:style-name="gr6" draw:text-style-name="P6" draw:layer="layout" svg:width="1.349cm" svg:height="0.439cm" svg:x="5.415cm" svg:y="2.1cm" svg:viewBox="0 0 1350 440" draw:points="675,440 0,440 0,0 1350,0 1350,440">
            <text:p/>
          </draw:polygon>
          <draw:path draw:style-name="gr7" draw:text-style-name="P7" draw:layer="layout" svg:width="0.184cm" svg:height="0.074cm" svg:x="5.43cm" svg:y="2.344cm" svg:viewBox="0 0 185 75" svg:d="M185 11c0-7-2-11-4-11-1 0-4 3-4 9-1 31-19 48-39 48-17 0-30-14-44-27-14-16-29-30-47-30-31 0-47 35-47 64 0 10 4 10 4 10 3 0 4-6 4-7 1-35 22-49 39-49s30 14 44 27c14 15 29 30 47 30 31 0 47-35 47-64z">
            <text:p/>
          </draw:path>
          <draw:path draw:style-name="gr7" draw:text-style-name="P7" draw:layer="layout" svg:width="0.191cm" svg:height="0.223cm" svg:x="5.725cm" svg:y="2.244cm" svg:viewBox="0 0 192 224" svg:d="M157 33c3-13 9-22 31-23 1 0 4-1 4-6 0-1 0-4-3-4-10 0-19 1-29 1-9 0-20-1-28-1-2 0-5 0-5 6 0 4 2 4 5 4 15 0 18 7 18 14 0 1 0 6 0 6l-25 114c-10 43-42 70-70 70-18 0-34-14-34-41 0-1 0-11 4-25l27-123c2-12 3-15 23-15 7 0 9 0 9-6 0-4-3-4-3-4-9 0-28 1-36 1s-28-1-36-1c-2 0-5 0-5 6 0 4 2 4 8 4 0 0 6 0 10 1 5 0 8 1 8 5 0 1-4 15-5 22l-6 28c-3 13-16 72-17 79-2 9-2 13-2 18 0 39 25 61 54 61 35 0 70-36 79-78z">
            <text:p/>
          </draw:path>
          <draw:path draw:style-name="gr7" draw:text-style-name="P7" draw:layer="layout" svg:width="0.064cm" svg:height="0.316cm" svg:x="5.953cm" svg:y="2.222cm" svg:viewBox="0 0 65 317" svg:d="M65 314c0 0 0-1-5-7-35-40-44-99-44-148 0-55 11-111 45-150 4-4 4-5 4-6 0-2-1-3-3-3-3 0-28 22-44 62-15 35-18 70-18 97 0 25 3 63 18 99 17 39 41 59 44 59 2 0 3-1 3-3z">
            <text:p/>
          </draw:path>
          <draw:polygon draw:style-name="gr7" draw:text-style-name="P7" draw:layer="layout" svg:width="0.037cm" svg:height="0.316cm" svg:x="6.066cm" svg:y="2.222cm" svg:viewBox="0 0 38 317" draw:points="38,317 38,305 11,305 11,13 38,13 38,0 0,0 0,317">
            <text:p/>
          </draw:polygon>
          <draw:path draw:style-name="gr7" draw:text-style-name="P7" draw:layer="layout" svg:width="0.116cm" svg:height="0.217cm" svg:x="6.121cm" svg:y="2.249cm" svg:viewBox="0 0 117 218" svg:d="M117 110c0-26-1-51-11-75-13-30-36-35-47-35-17 0-38 8-49 37-9 23-10 47-10 73 0 24 1 52 13 77s32 31 46 31c15 0 35-6 48-36 9-22 10-47 10-72zM59 212c-11 0-28-8-33-39-3-19-3-48-3-67 0-20 0-41 2-58 6-38 27-41 34-41 8 0 27 6 32 37 3 18 3 42 3 62 0 24 0 45-3 66-4 30-20 40-32 40z">
            <text:p/>
          </draw:path>
          <draw:path draw:style-name="gr7" draw:text-style-name="P7" draw:layer="layout" svg:width="0.032cm" svg:height="0.094cm" svg:x="6.272cm" svg:y="2.426cm" svg:viewBox="0 0 33 95" svg:d="M33 33c0-21-7-33-18-33-9 0-15 8-15 17 0 8 6 17 15 17 3 0 7-2 10-4 1-1 1-1 1-1 0 0 1 0 1 4 0 24-10 43-19 53-4 4-4 5-4 6 0 2 2 3 4 3 3 0 25-24 25-62z">
            <text:p/>
          </draw:path>
          <draw:path draw:style-name="gr7" draw:text-style-name="P7" draw:layer="layout" svg:width="0.092cm" svg:height="0.029cm" svg:x="6.367cm" svg:y="2.165cm" svg:viewBox="0 0 93 30" svg:d="M93 5l-5-5c0 0-11 16-23 16-6 0-13-5-18-9-7-5-12-7-17-7-10 0-16 7-30 25l4 5c0 0 11-16 23-16 7 0 14 5 18 9 8 5 13 7 18 7 10 0 16-7 30-25z">
            <text:p/>
          </draw:path>
          <draw:path draw:style-name="gr7" draw:text-style-name="P7" draw:layer="layout" svg:width="0.089cm" svg:height="0.223cm" svg:x="6.38cm" svg:y="2.237cm" svg:viewBox="0 0 90 224" svg:d="M40 87v-37c0-28 13-43 25-43 1 0 5 0 9 2-3 2-8 5-8 13s4 14 12 14 12-6 12-14c0-11-10-22-25-22-19 0-43 17-43 50v37h-22v10h22v103c0 14-3 14-22 14v10c11-1 24-1 32-1 11 0 24 0 35 1v-10h-5c-21 0-22-4-22-15v-102h32v-10z">
            <text:p/>
          </draw:path>
          <draw:path draw:style-name="gr7" draw:text-style-name="P7" draw:layer="layout" svg:width="0.085cm" svg:height="0.147cm" svg:x="6.468cm" svg:y="2.096cm" svg:viewBox="0 0 86 148" svg:d="M86 107h-7c0 5-2 18-5 21-1 1-16 1-19 1h-35c20-21 27-27 39-37 14-13 27-27 27-49 0-26-21-43-46-43-24 0-40 19-40 40 0 11 8 13 10 13 5 0 11-5 11-13 0-3-1-11-12-11 6-16 19-21 29-21 19 0 29 17 29 35 0 20-12 35-18 43l-47 53c-2 2-2 3-2 9h81z">
            <text:p/>
          </draw:path>
          <draw:polygon draw:style-name="gr7" draw:text-style-name="P7" draw:layer="layout" svg:width="0.037cm" svg:height="0.316cm" svg:x="6.586cm" svg:y="2.222cm" svg:viewBox="0 0 38 317" draw:points="38,0 0,0 0,13 27,13 27,305 0,305 0,317 38,317">
            <text:p/>
          </draw:polygon>
          <draw:path draw:style-name="gr7" draw:text-style-name="P7" draw:layer="layout" svg:width="0.064cm" svg:height="0.316cm" svg:x="6.672cm" svg:y="2.222cm" svg:viewBox="0 0 65 317" svg:d="M65 159c0-25-3-63-18-99-17-39-41-60-44-60-2 0-3 1-3 3 0 1 0 2 5 8 28 31 43 81 43 148 0 54-10 110-44 149-4 5-4 6-4 6 0 2 1 3 3 3 3 0 28-21 44-62 15-34 18-70 18-96z">
            <text:p/>
          </draw:path>
        </draw:g>
        <draw:g>
          <svg:title>TexMaths</svg:title>
          <svg:desc>28§display§\sim\mathscr{U}([0,\text{\~f}^2])§svg§600§FALSE§</svg:desc>
          <draw:polygon draw:style-name="gr6" draw:text-style-name="P6" draw:layer="layout" svg:width="1.349cm" svg:height="0.439cm" svg:x="5.425cm" svg:y="4.576cm" svg:viewBox="0 0 1350 440" draw:points="675,440 0,440 0,0 1350,0 1350,440">
            <text:p/>
          </draw:polygon>
          <draw:path draw:style-name="gr7" draw:text-style-name="P7" draw:layer="layout" svg:width="0.184cm" svg:height="0.074cm" svg:x="5.44cm" svg:y="4.82cm" svg:viewBox="0 0 185 75" svg:d="M185 11c0-7-2-11-4-11-1 0-4 3-4 9-1 31-19 48-39 48-17 0-30-14-44-27-14-16-29-30-47-30-31 0-47 35-47 64 0 10 4 10 4 10 3 0 4-6 4-7 1-35 22-49 39-49s30 14 44 27c14 15 29 30 47 30 31 0 47-35 47-64z">
            <text:p/>
          </draw:path>
          <draw:path draw:style-name="gr7" draw:text-style-name="P7" draw:layer="layout" svg:width="0.191cm" svg:height="0.223cm" svg:x="5.735cm" svg:y="4.72cm" svg:viewBox="0 0 192 224" svg:d="M157 33c3-13 9-22 31-23 1 0 4-1 4-6 0-1 0-4-3-4-10 0-19 1-29 1-9 0-20-1-28-1-2 0-5 0-5 6 0 4 2 4 5 4 15 0 18 7 18 14 0 1 0 6 0 6l-25 114c-10 43-42 70-70 70-18 0-34-14-34-41 0-1 0-11 4-25l27-123c2-12 3-15 23-15 7 0 9 0 9-6 0-4-3-4-3-4-9 0-28 1-36 1s-28-1-36-1c-2 0-5 0-5 6 0 4 2 4 8 4 0 0 6 0 10 1 5 0 8 1 8 5 0 1-4 15-5 22l-6 28c-3 13-16 72-17 79-2 9-2 13-2 18 0 39 25 61 54 61 35 0 70-36 79-78z">
            <text:p/>
          </draw:path>
          <draw:path draw:style-name="gr7" draw:text-style-name="P7" draw:layer="layout" svg:width="0.064cm" svg:height="0.316cm" svg:x="5.963cm" svg:y="4.698cm" svg:viewBox="0 0 65 317" svg:d="M65 314c0 0 0-1-5-7-35-40-44-99-44-148 0-55 11-111 45-150 4-4 4-5 4-6 0-2-1-3-3-3-3 0-28 22-44 62-15 35-18 70-18 97 0 25 3 63 18 99 17 39 41 59 44 59 2 0 3-1 3-3z">
            <text:p/>
          </draw:path>
          <draw:polygon draw:style-name="gr7" draw:text-style-name="P7" draw:layer="layout" svg:width="0.037cm" svg:height="0.316cm" svg:x="6.076cm" svg:y="4.698cm" svg:viewBox="0 0 38 317" draw:points="38,317 38,305 11,305 11,13 38,13 38,0 0,0 0,317">
            <text:p/>
          </draw:polygon>
          <draw:path draw:style-name="gr7" draw:text-style-name="P7" draw:layer="layout" svg:width="0.116cm" svg:height="0.217cm" svg:x="6.131cm" svg:y="4.725cm" svg:viewBox="0 0 117 218" svg:d="M117 110c0-26-1-51-11-75-13-30-36-35-47-35-17 0-38 8-49 37-9 23-10 47-10 73 0 24 1 52 13 77s32 31 46 31c15 0 35-6 48-36 9-22 10-47 10-72zM59 212c-11 0-28-8-33-39-3-19-3-48-3-67 0-20 0-41 2-58 6-38 27-41 34-41 8 0 27 6 32 37 3 18 3 42 3 62 0 24 0 45-3 66-4 30-20 40-32 40z">
            <text:p/>
          </draw:path>
          <draw:path draw:style-name="gr7" draw:text-style-name="P7" draw:layer="layout" svg:width="0.032cm" svg:height="0.094cm" svg:x="6.282cm" svg:y="4.902cm" svg:viewBox="0 0 33 95" svg:d="M33 33c0-21-7-33-18-33-9 0-15 8-15 17 0 8 6 17 15 17 3 0 7-2 10-4 1-1 1-1 1-1 0 0 1 0 1 4 0 24-10 43-19 53-4 4-4 5-4 6 0 2 2 3 4 3 3 0 25-24 25-62z">
            <text:p/>
          </draw:path>
          <draw:path draw:style-name="gr7" draw:text-style-name="P7" draw:layer="layout" svg:width="0.092cm" svg:height="0.029cm" svg:x="6.377cm" svg:y="4.641cm" svg:viewBox="0 0 93 30" svg:d="M93 5l-5-5c0 0-11 16-23 16-6 0-13-5-18-9-7-5-12-7-17-7-10 0-16 7-30 25l4 5c0 0 11-16 23-16 7 0 14 5 18 9 8 5 13 7 18 7 10 0 16-7 30-25z">
            <text:p/>
          </draw:path>
          <draw:path draw:style-name="gr7" draw:text-style-name="P7" draw:layer="layout" svg:width="0.089cm" svg:height="0.223cm" svg:x="6.39cm" svg:y="4.713cm" svg:viewBox="0 0 90 224" svg:d="M40 87v-37c0-28 13-43 25-43 1 0 5 0 9 2-3 2-8 5-8 13s4 14 12 14 12-6 12-14c0-11-10-22-25-22-19 0-43 17-43 50v37h-22v10h22v103c0 14-3 14-22 14v10c11-1 24-1 32-1 11 0 24 0 35 1v-10h-5c-21 0-22-4-22-15v-102h32v-10z">
            <text:p/>
          </draw:path>
          <draw:path draw:style-name="gr7" draw:text-style-name="P7" draw:layer="layout" svg:width="0.085cm" svg:height="0.147cm" svg:x="6.478cm" svg:y="4.572cm" svg:viewBox="0 0 86 148" svg:d="M86 107h-7c0 5-2 18-5 21-1 1-16 1-19 1h-35c20-21 27-27 39-37 14-13 27-27 27-49 0-26-21-43-46-43-24 0-40 19-40 40 0 11 8 13 10 13 5 0 11-5 11-13 0-3-1-11-12-11 6-16 19-21 29-21 19 0 29 17 29 35 0 20-12 35-18 43l-47 53c-2 2-2 3-2 9h81z">
            <text:p/>
          </draw:path>
          <draw:polygon draw:style-name="gr7" draw:text-style-name="P7" draw:layer="layout" svg:width="0.037cm" svg:height="0.316cm" svg:x="6.596cm" svg:y="4.698cm" svg:viewBox="0 0 38 317" draw:points="38,0 0,0 0,13 27,13 27,305 0,305 0,317 38,317">
            <text:p/>
          </draw:polygon>
          <draw:path draw:style-name="gr7" draw:text-style-name="P7" draw:layer="layout" svg:width="0.064cm" svg:height="0.316cm" svg:x="6.682cm" svg:y="4.698cm" svg:viewBox="0 0 65 317" svg:d="M65 159c0-25-3-63-18-99-17-39-41-60-44-60-2 0-3 1-3 3 0 1 0 2 5 8 28 31 43 81 43 148 0 54-10 110-44 149-4 5-4 6-4 6 0 2 1 3 3 3 3 0 28-21 44-62 15-34 18-70 18-96z">
            <text:p/>
          </draw:path>
        </draw:g>
        <draw:connector draw:style-name="gr22" draw:text-style-name="P2" draw:layer="layout" svg:x1="1.638cm" svg:y1="10.14cm" svg:x2="5.334cm" svg:y2="3.81cm" draw:start-shape="id3" draw:start-glue-point="3" draw:end-shape="id5" draw:end-glue-point="3" svg:d="M1638 10140h-501v-6330h4197" svg:viewBox="0 0 4198 6331">
          <text:p/>
        </draw:connector>
        <draw:connector draw:style-name="gr22" draw:text-style-name="P2" draw:layer="layout" draw:line-skew="-0.77cm" svg:x1="14.859cm" svg:y1="2.286cm" svg:x2="22.233cm" svg:y2="7.74cm" draw:start-shape="id6" draw:start-glue-point="4" draw:end-shape="id7" draw:end-glue-point="4" svg:d="M14859 2286v-1270h7374v6724" svg:viewBox="0 0 7375 6725">
          <text:p/>
        </draw:connector>
        <draw:frame draw:style-name="gr41" draw:text-style-name="P1" draw:layer="layout" svg:width="4.833cm" svg:height="0.421cm" svg:x="17.404cm" svg:y="1.117cm">
          <draw:text-box>
            <text:p><text:span text:style-name="T2">Spike rejected</text:span>: no update of children</text:p>
          </draw:text-box>
        </draw:frame>
        <draw:connector draw:style-name="gr22" draw:text-style-name="P2" draw:layer="layout" svg:x1="13.081cm" svg:y1="4.966cm" svg:x2="21.605cm" svg:y2="8.315cm" draw:start-shape="id8" draw:start-glue-point="8" draw:end-shape="id7" draw:end-glue-point="6" svg:d="M13081 4966v3349h8524" svg:viewBox="0 0 8525 3350">
          <text:p/>
        </draw:connector>
        <draw:frame draw:style-name="gr20" draw:text-style-name="P1" draw:layer="layout" svg:width="6.985cm" svg:height="0.739cm" svg:x="13.081cm" svg:y="7.576cm">
          <draw:text-box>
            <text:p><text:span text:style-name="T2">Spike accepted</text:span>: reset of spiking neuron (here 2) and update child potential with synaptic weight</text:p>
          </draw:text-box>
        </draw:frame>
        <presentation:notes draw:style-name="dp2">
          <draw:page-thumbnail draw:style-name="gr42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3" draw:text-style-name="P16" draw:layer="layout" svg:width="0.762cm" svg:height="0.762cm" svg:x="1.778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2.675cm" svg:y1="-2.476cm" svg:x2="3.945cm" svg:y2="-2.476cm">
          <text:p/>
        </draw:line>
        <draw:custom-shape draw:style-name="gr43" draw:text-style-name="P16" xml:id="id9" draw:id="id9" draw:layer="layout" svg:width="0.762cm" svg:height="0.762cm" svg:x="4.064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4.826cm" svg:y1="-2.349cm" svg:x2="5.588cm" svg:y2="-2.349cm" draw:start-shape="id9" draw:start-glue-point="10" draw:end-shape="id10" draw:end-glue-point="6" svg:d="M4826-2349h762" svg:viewBox="0 0 763 1">
          <text:p/>
        </draw:connector>
        <draw:custom-shape draw:style-name="gr45" draw:text-style-name="P11" xml:id="id10" draw:id="id10" draw:layer="layout" svg:width="0.762cm" svg:height="0.762cm" svg:x="5.588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6.503cm" svg:y1="-2.476cm" svg:x2="7.773cm" svg:y2="-2.476cm">
          <text:p/>
        </draw:line>
        <draw:line draw:style-name="gr22" draw:text-style-name="P2" draw:layer="layout" svg:x1="10.313cm" svg:y1="-2.476cm" svg:x2="11.583cm" svg:y2="-2.476cm">
          <text:p/>
        </draw:line>
        <draw:custom-shape draw:style-name="gr43" draw:text-style-name="P16" xml:id="id11" draw:id="id11" draw:layer="layout" svg:width="0.762cm" svg:height="0.762cm" svg:x="11.684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2.446cm" svg:y1="-2.349cm" svg:x2="13.208cm" svg:y2="-2.349cm" draw:start-shape="id11" draw:start-glue-point="10" draw:end-shape="id12" draw:end-glue-point="6" svg:d="M12446-2349h762" svg:viewBox="0 0 763 1">
          <text:p/>
        </draw:connector>
        <draw:custom-shape draw:style-name="gr45" draw:text-style-name="P11" xml:id="id12" draw:id="id12" draw:layer="layout" svg:width="0.762cm" svg:height="0.762cm" svg:x="13.208cm" svg:y="-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xml:id="id13" draw:id="id13" draw:layer="layout" svg:width="0.762cm" svg:height="0.762cm" svg:x="13.208cm" svg:y="-3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2.335cm" svg:y1="-2.619cm" svg:x2="13.319cm" svg:y2="-3.095cm" draw:start-shape="id11" draw:start-glue-point="11" draw:end-shape="id13" draw:end-glue-point="7" svg:d="M12335-2619l984-476" svg:viewBox="0 0 985 477">
          <text:p/>
        </draw:connector>
        <draw:custom-shape draw:style-name="gr43" draw:text-style-name="P16" xml:id="id14" draw:id="id14" draw:layer="layout" svg:width="0.762cm" svg:height="0.762cm" svg:x="7.892cm" svg:y="-2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8.654cm" svg:y1="-2.348cm" svg:x2="9.416cm" svg:y2="-2.348cm" draw:start-shape="id14" draw:start-glue-point="10" draw:end-shape="id15" draw:end-glue-point="6" svg:d="M8654-2348h762" svg:viewBox="0 0 763 1">
          <text:p/>
        </draw:connector>
        <draw:custom-shape draw:style-name="gr45" draw:text-style-name="P11" xml:id="id15" draw:id="id15" draw:layer="layout" svg:width="0.762cm" svg:height="0.762cm" svg:x="9.416cm" svg:y="-2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xml:id="id16" draw:id="id16" draw:layer="layout" svg:width="0.762cm" svg:height="0.762cm" svg:x="9.416cm" svg:y="-3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8.543cm" svg:y1="-2.618cm" svg:x2="9.527cm" svg:y2="-3.094cm" draw:start-shape="id14" draw:start-glue-point="11" draw:end-shape="id16" draw:end-glue-point="7" svg:d="M8543-2618l984-476" svg:viewBox="0 0 985 477">
          <text:p/>
        </draw:connector>
        <draw:custom-shape draw:style-name="gr45" draw:text-style-name="P11" xml:id="id17" draw:id="id17" draw:layer="layout" svg:width="0.762cm" svg:height="0.762cm" svg:x="11.684cm" svg:y="-1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2.065cm" svg:y1="-1.968cm" svg:x2="12.065cm" svg:y2="-0.581cm" draw:start-shape="id11" draw:start-glue-point="8" draw:end-shape="id17" svg:d="M12065-1968v1387" svg:viewBox="0 0 1 1388">
          <text:p/>
        </draw:connector>
        <draw:custom-shape draw:style-name="gr46" draw:text-style-name="P17" xml:id="id18" draw:id="id18" draw:layer="layout" svg:width="0.762cm" svg:height="0.762cm" svg:x="1.784cm" svg:y="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.546cm" svg:y1="1.355cm" svg:x2="3.308cm" svg:y2="1.355cm" draw:start-shape="id18" draw:start-glue-point="10" draw:end-shape="id19" draw:end-glue-point="6" svg:d="M2546 1355h762" svg:viewBox="0 0 763 1">
          <text:p/>
        </draw:connector>
        <draw:custom-shape draw:style-name="gr43" draw:text-style-name="P16" xml:id="id19" draw:id="id19" draw:layer="layout" svg:width="0.762cm" svg:height="0.762cm" svg:x="3.308cm" svg:y="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xml:id="id20" draw:id="id20" draw:layer="layout" svg:width="0.762cm" svg:height="0.762cm" svg:x="3.308cm" svg:y="-0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2.435cm" svg:y1="1.085cm" svg:x2="3.419cm" svg:y2="0.609cm" draw:start-shape="id18" draw:start-glue-point="11" draw:end-shape="id20" draw:end-glue-point="7" svg:d="M2435 1085l984-476" svg:viewBox="0 0 985 477">
          <text:p/>
        </draw:connector>
        <draw:custom-shape draw:style-name="gr47" draw:text-style-name="P18" xml:id="id21" draw:id="id21" draw:layer="layout" svg:width="0.762cm" svg:height="0.762cm" svg:x="1.784cm" svg:y="2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.165cm" svg:y1="1.736cm" svg:x2="2.165cm" svg:y2="2.361cm" draw:start-shape="id18" draw:start-glue-point="8" draw:end-shape="id21" svg:d="M2165 1736v625" svg:viewBox="0 0 1 626">
          <text:p/>
        </draw:connector>
        <draw:line draw:style-name="gr22" draw:text-style-name="P2" draw:layer="layout" svg:x1="4.318cm" svg:y1="1.334cm" svg:x2="5.588cm" svg:y2="1.334cm">
          <text:p/>
        </draw:line>
        <draw:custom-shape draw:style-name="gr46" draw:text-style-name="P17" xml:id="id22" draw:id="id22" draw:layer="layout" svg:width="0.762cm" svg:height="0.762cm" svg:x="9.785cm" svg:y="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0.547cm" svg:y1="1.356cm" svg:x2="11.309cm" svg:y2="1.356cm" draw:start-shape="id22" draw:start-glue-point="10" draw:end-shape="id23" draw:end-glue-point="6" svg:d="M10547 1356h762" svg:viewBox="0 0 763 1">
          <text:p/>
        </draw:connector>
        <draw:custom-shape draw:style-name="gr43" draw:text-style-name="P16" xml:id="id23" draw:id="id23" draw:layer="layout" svg:width="0.762cm" svg:height="0.762cm" svg:x="11.309cm" svg:y="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xml:id="id24" draw:id="id24" draw:layer="layout" svg:width="0.762cm" svg:height="0.762cm" svg:x="11.309cm" svg:y="-0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0.436cm" svg:y1="1.086cm" svg:x2="11.42cm" svg:y2="0.042cm" draw:start-shape="id22" draw:start-glue-point="11" draw:end-shape="id24" draw:end-glue-point="7" svg:d="M10436 1086l984-1044" svg:viewBox="0 0 985 1045">
          <text:p/>
        </draw:connector>
        <draw:custom-shape draw:style-name="gr47" draw:text-style-name="P18" xml:id="id25" draw:id="id25" draw:layer="layout" svg:width="0.762cm" svg:height="0.762cm" svg:x="9.785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0.166cm" svg:y1="1.737cm" svg:x2="10.166cm" svg:y2="2.362cm" draw:start-shape="id22" draw:start-glue-point="8" draw:end-shape="id25" svg:d="M10166 1737v625" svg:viewBox="0 0 1 626">
          <text:p/>
        </draw:connector>
        <draw:connector draw:style-name="gr44" draw:text-style-name="P2" draw:layer="layout" svg:x1="11.69cm" svg:y1="0.975cm" svg:x2="11.69cm" svg:y2="0.153cm" draw:start-shape="id23" draw:start-glue-point="4" draw:end-shape="id24" draw:end-glue-point="8" svg:d="M11690 975v-822" svg:viewBox="0 0 1 823">
          <text:p/>
        </draw:connector>
        <draw:custom-shape draw:style-name="gr46" draw:text-style-name="P17" xml:id="id26" draw:id="id26" draw:layer="layout" svg:width="0.762cm" svg:height="0.762cm" svg:x="13.786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4.548cm" svg:y1="1.357cm" svg:x2="15.31cm" svg:y2="1.357cm" draw:start-shape="id26" draw:start-glue-point="10" draw:end-shape="id27" draw:end-glue-point="6" svg:d="M14548 1357h762" svg:viewBox="0 0 763 1">
          <text:p/>
        </draw:connector>
        <draw:custom-shape draw:style-name="gr43" draw:text-style-name="P16" xml:id="id27" draw:id="id27" draw:layer="layout" svg:width="0.762cm" svg:height="0.762cm" svg:x="15.31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xml:id="id28" draw:id="id28" draw:layer="layout" svg:width="0.762cm" svg:height="0.762cm" svg:x="15.31cm" svg:y="-0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4.437cm" svg:y1="1.087cm" svg:x2="15.421cm" svg:y2="0.043cm" draw:start-shape="id26" draw:start-glue-point="11" draw:end-shape="id28" draw:end-glue-point="7" svg:d="M14437 1087l984-1044" svg:viewBox="0 0 985 1045">
          <text:p/>
        </draw:connector>
        <draw:custom-shape draw:style-name="gr47" draw:text-style-name="P18" xml:id="id29" draw:id="id29" draw:layer="layout" svg:width="0.762cm" svg:height="0.762cm" svg:x="13.786cm" svg:y="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4.167cm" svg:y1="1.738cm" svg:x2="14.167cm" svg:y2="2.363cm" draw:start-shape="id26" draw:start-glue-point="8" draw:end-shape="id29" svg:d="M14167 1738v625" svg:viewBox="0 0 1 626">
          <text:p/>
        </draw:connector>
        <draw:connector draw:style-name="gr44" draw:text-style-name="P2" draw:layer="layout" svg:x1="15.691cm" svg:y1="0.976cm" svg:x2="15.691cm" svg:y2="0.154cm" draw:start-shape="id27" draw:start-glue-point="4" draw:end-shape="id28" draw:end-glue-point="8" svg:d="M15691 976v-822" svg:viewBox="0 0 1 823">
          <text:p/>
        </draw:connector>
        <draw:line draw:style-name="gr22" draw:text-style-name="P2" draw:layer="layout" svg:x1="12.318cm" svg:y1="1.334cm" svg:x2="13.588cm" svg:y2="1.334cm">
          <text:p/>
        </draw:line>
        <draw:custom-shape draw:style-name="gr45" draw:text-style-name="P11" xml:id="id30" draw:id="id30" draw:layer="layout" svg:width="0.762cm" svg:height="0.762cm" svg:x="16.7cm" svg:y="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5.961cm" svg:y1="1.087cm" svg:x2="16.811cm" svg:y2="0.715cm" draw:start-shape="id27" draw:start-glue-point="11" draw:end-shape="id30" draw:end-glue-point="7" svg:d="M15961 1087l850-372" svg:viewBox="0 0 851 373">
          <text:p/>
        </draw:connector>
        <draw:custom-shape draw:style-name="gr46" draw:text-style-name="P17" xml:id="id31" draw:id="id31" draw:layer="layout" svg:width="0.762cm" svg:height="0.762cm" svg:x="1.787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.549cm" svg:y1="5.358cm" svg:x2="3.311cm" svg:y2="5.358cm" draw:start-shape="id31" draw:start-glue-point="10" draw:end-shape="id32" draw:end-glue-point="6" svg:d="M2549 5358h762" svg:viewBox="0 0 763 1">
          <text:p/>
        </draw:connector>
        <draw:custom-shape draw:style-name="gr46" draw:text-style-name="P17" xml:id="id32" draw:id="id32" draw:layer="layout" svg:width="0.762cm" svg:height="0.762cm" svg:x="3.311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33" draw:id="id33" draw:layer="layout" svg:width="0.762cm" svg:height="0.762cm" svg:x="3.311cm" svg:y="3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2.438cm" svg:y1="5.088cm" svg:x2="3.422cm" svg:y2="4.044cm" draw:start-shape="id31" draw:start-glue-point="11" draw:end-shape="id33" draw:end-glue-point="7" svg:d="M2438 5088l984-1044" svg:viewBox="0 0 985 1045">
          <text:p/>
        </draw:connector>
        <draw:custom-shape draw:style-name="gr47" draw:text-style-name="P18" xml:id="id34" draw:id="id34" draw:layer="layout" svg:width="0.762cm" svg:height="0.762cm" svg:x="1.787cm" svg:y="6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.168cm" svg:y1="5.739cm" svg:x2="2.168cm" svg:y2="6.364cm" draw:start-shape="id31" draw:start-glue-point="8" draw:end-shape="id34" svg:d="M2168 5739v625" svg:viewBox="0 0 1 626">
          <text:p/>
        </draw:connector>
        <draw:connector draw:style-name="gr44" draw:text-style-name="P2" draw:layer="layout" svg:x1="3.692cm" svg:y1="4.977cm" svg:x2="3.692cm" svg:y2="4.155cm" draw:start-shape="id32" draw:start-glue-point="4" draw:end-shape="id33" draw:end-glue-point="8" svg:d="M3692 4977v-822" svg:viewBox="0 0 1 823">
          <text:p/>
        </draw:connector>
        <draw:custom-shape draw:style-name="gr47" draw:text-style-name="P18" xml:id="id35" draw:id="id35" draw:layer="layout" svg:width="0.762cm" svg:height="0.762cm" svg:x="4.701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3.962cm" svg:y1="5.088cm" svg:x2="4.812cm" svg:y2="4.716cm" draw:start-shape="id32" draw:start-glue-point="11" draw:end-shape="id35" draw:end-glue-point="7" svg:d="M3962 5088l850-372" svg:viewBox="0 0 851 373">
          <text:p/>
        </draw:connector>
        <draw:custom-shape draw:style-name="gr46" draw:text-style-name="P17" xml:id="id36" draw:id="id36" draw:layer="layout" svg:width="0.762cm" svg:height="0.762cm" svg:x="5.785cm" svg:y="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6.547cm" svg:y1="1.356cm" svg:x2="7.309cm" svg:y2="1.356cm" draw:start-shape="id36" draw:start-glue-point="10" draw:end-shape="id37" draw:end-glue-point="6" svg:d="M6547 1356h762" svg:viewBox="0 0 763 1">
          <text:p/>
        </draw:connector>
        <draw:custom-shape draw:style-name="gr43" draw:text-style-name="P16" xml:id="id37" draw:id="id37" draw:layer="layout" svg:width="0.762cm" svg:height="0.762cm" svg:x="7.309cm" svg:y="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xml:id="id38" draw:id="id38" draw:layer="layout" svg:width="0.762cm" svg:height="0.762cm" svg:x="7.309cm" svg:y="-0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6.436cm" svg:y1="1.086cm" svg:x2="7.42cm" svg:y2="0.61cm" draw:start-shape="id36" draw:start-glue-point="11" draw:end-shape="id38" draw:end-glue-point="7" svg:d="M6436 1086l984-476" svg:viewBox="0 0 985 477">
          <text:p/>
        </draw:connector>
        <draw:custom-shape draw:style-name="gr47" draw:text-style-name="P18" xml:id="id39" draw:id="id39" draw:layer="layout" svg:width="0.762cm" svg:height="0.762cm" svg:x="5.785cm" svg:y="2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6.166cm" svg:y1="1.737cm" svg:x2="6.166cm" svg:y2="2.362cm" draw:start-shape="id36" draw:start-glue-point="8" draw:end-shape="id39" svg:d="M6166 1737v625" svg:viewBox="0 0 1 626">
          <text:p/>
        </draw:connector>
        <draw:line draw:style-name="gr22" draw:text-style-name="P2" draw:layer="layout" svg:x1="8.318cm" svg:y1="1.334cm" svg:x2="9.588cm" svg:y2="1.334cm">
          <text:p/>
        </draw:line>
        <draw:connector draw:style-name="gr44" draw:text-style-name="P2" draw:layer="layout" draw:line-skew="-0.143cm" svg:x1="7.96cm" svg:y1="1.626cm" svg:x2="7.42cm" svg:y2="1.626cm" draw:start-shape="id37" draw:start-glue-point="9" draw:end-shape="id37" draw:end-glue-point="7" svg:d="M7960 1626v470h-540v-470" svg:viewBox="0 0 541 471">
          <text:p/>
        </draw:connector>
        <draw:connector draw:style-name="gr44" draw:text-style-name="P2" draw:layer="layout" draw:line-skew="-0.143cm" svg:x1="11.96cm" svg:y1="1.626cm" svg:x2="11.42cm" svg:y2="1.626cm" draw:start-shape="id23" draw:start-glue-point="9" draw:end-shape="id23" draw:end-glue-point="7" svg:d="M11960 1626v470h-540v-470" svg:viewBox="0 0 541 471">
          <text:p/>
        </draw:connector>
        <draw:connector draw:style-name="gr44" draw:text-style-name="P2" draw:layer="layout" draw:line-skew="-0.144cm" svg:x1="15.961cm" svg:y1="1.627cm" svg:x2="15.421cm" svg:y2="1.627cm" draw:start-shape="id27" draw:start-glue-point="9" draw:end-shape="id27" draw:end-glue-point="7" svg:d="M15961 1627v469h-540v-469" svg:viewBox="0 0 541 470">
          <text:p/>
        </draw:connector>
        <draw:connector draw:style-name="gr44" draw:text-style-name="P2" draw:layer="layout" draw:line-skew="-0.081cm" svg:x1="3.962cm" svg:y1="5.628cm" svg:x2="3.422cm" svg:y2="5.628cm" draw:start-shape="id32" draw:start-glue-point="9" draw:end-shape="id32" draw:end-glue-point="7" svg:d="M3962 5628v532h-540v-532" svg:viewBox="0 0 541 533">
          <text:p/>
        </draw:connector>
        <draw:custom-shape draw:style-name="gr45" draw:text-style-name="P11" xml:id="id40" draw:id="id40" draw:layer="layout" svg:width="0.762cm" svg:height="0.762cm" svg:x="7.14cm" svg:y="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7.902cm" svg:y1="5.359cm" svg:x2="8.664cm" svg:y2="5.359cm" draw:start-shape="id40" draw:start-glue-point="10" draw:end-shape="id41" draw:end-glue-point="6" svg:d="M7902 5359h762" svg:viewBox="0 0 763 1">
          <text:p/>
        </draw:connector>
        <draw:custom-shape draw:style-name="gr46" draw:text-style-name="P17" xml:id="id41" draw:id="id41" draw:layer="layout" svg:width="0.762cm" svg:height="0.762cm" svg:x="8.664cm" svg:y="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43" draw:id="id43" draw:layer="layout" svg:width="0.762cm" svg:height="0.762cm" svg:x="8.664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xml:id="id42" draw:id="id42" draw:layer="layout" svg:width="0.762cm" svg:height="0.762cm" svg:x="7.14cm" svg:y="6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7.521cm" svg:y1="5.74cm" svg:x2="7.521cm" svg:y2="6.365cm" draw:start-shape="id40" draw:start-glue-point="8" draw:end-shape="id42" svg:d="M7521 5740v625" svg:viewBox="0 0 1 626">
          <text:p/>
        </draw:connector>
        <draw:connector draw:style-name="gr44" draw:text-style-name="P2" draw:layer="layout" svg:x1="9.045cm" svg:y1="4.978cm" svg:x2="9.045cm" svg:y2="4.156cm" draw:start-shape="id41" draw:start-glue-point="4" draw:end-shape="id43" draw:end-glue-point="8" svg:d="M9045 4978v-822" svg:viewBox="0 0 1 823">
          <text:p/>
        </draw:connector>
        <draw:custom-shape draw:style-name="gr47" draw:text-style-name="P18" xml:id="id44" draw:id="id44" draw:layer="layout" svg:width="0.762cm" svg:height="0.762cm" svg:x="10.054cm" svg:y="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9.315cm" svg:y1="5.089cm" svg:x2="10.165cm" svg:y2="4.717cm" draw:start-shape="id41" draw:start-glue-point="11" draw:end-shape="id44" draw:end-glue-point="7" svg:d="M9315 5089l850-372" svg:viewBox="0 0 851 373">
          <text:p/>
        </draw:connector>
        <draw:connector draw:style-name="gr44" draw:text-style-name="P2" draw:layer="layout" draw:line-skew="-0.081cm" svg:x1="9.315cm" svg:y1="5.629cm" svg:x2="8.775cm" svg:y2="5.629cm" draw:start-shape="id41" draw:start-glue-point="9" draw:end-shape="id41" draw:end-glue-point="7" svg:d="M9315 5629v532h-540v-532" svg:viewBox="0 0 541 533">
          <text:p/>
        </draw:connector>
        <draw:line draw:style-name="gr22" draw:text-style-name="P2" draw:layer="layout" svg:x1="5.734cm" svg:y1="5.334cm" svg:x2="7.004cm" svg:y2="5.334cm">
          <text:p/>
        </draw:line>
        <draw:connector draw:style-name="gr48" draw:text-style-name="P2" draw:layer="layout" draw:type="line" svg:x1="7.791cm" svg:y1="5.089cm" svg:x2="8.775cm" svg:y2="4.045cm" draw:start-shape="id40" draw:start-glue-point="11" draw:end-shape="id43" draw:end-glue-point="7" svg:d="M7791 5089l984-1044" svg:viewBox="0 0 985 1045">
          <text:p/>
        </draw:connector>
        <draw:custom-shape draw:style-name="gr45" draw:text-style-name="P11" xml:id="id45" draw:id="id45" draw:layer="layout" svg:width="0.762cm" svg:height="0.762cm" svg:x="12.381cm" svg:y="4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3.143cm" svg:y1="5.36cm" svg:x2="13.905cm" svg:y2="5.36cm" draw:start-shape="id45" draw:start-glue-point="10" draw:end-shape="id46" draw:end-glue-point="6" svg:d="M13143 5360h762" svg:viewBox="0 0 763 1">
          <text:p/>
        </draw:connector>
        <draw:custom-shape draw:style-name="gr46" draw:text-style-name="P17" xml:id="id46" draw:id="id46" draw:layer="layout" svg:width="0.762cm" svg:height="0.762cm" svg:x="13.905cm" svg:y="4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48" draw:id="id48" draw:layer="layout" svg:width="0.762cm" svg:height="0.762cm" svg:x="13.905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xml:id="id47" draw:id="id47" draw:layer="layout" svg:width="0.762cm" svg:height="0.762cm" svg:x="12.381cm" svg:y="6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2.762cm" svg:y1="5.741cm" svg:x2="12.762cm" svg:y2="6.366cm" draw:start-shape="id45" draw:start-glue-point="8" draw:end-shape="id47" svg:d="M12762 5741v625" svg:viewBox="0 0 1 626">
          <text:p/>
        </draw:connector>
        <draw:connector draw:style-name="gr44" draw:text-style-name="P2" draw:layer="layout" svg:x1="14.286cm" svg:y1="4.979cm" svg:x2="14.286cm" svg:y2="4.157cm" draw:start-shape="id46" draw:start-glue-point="4" draw:end-shape="id48" draw:end-glue-point="8" svg:d="M14286 4979v-822" svg:viewBox="0 0 1 823">
          <text:p/>
        </draw:connector>
        <draw:custom-shape draw:style-name="gr47" draw:text-style-name="P18" xml:id="id49" draw:id="id49" draw:layer="layout" svg:width="0.762cm" svg:height="0.762cm" svg:x="15.295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4.556cm" svg:y1="5.09cm" svg:x2="15.406cm" svg:y2="4.718cm" draw:start-shape="id46" draw:start-glue-point="11" draw:end-shape="id49" draw:end-glue-point="7" svg:d="M14556 5090l850-372" svg:viewBox="0 0 851 373">
          <text:p/>
        </draw:connector>
        <draw:connector draw:style-name="gr44" draw:text-style-name="P2" draw:layer="layout" draw:line-skew="-0.081cm" svg:x1="14.556cm" svg:y1="5.63cm" svg:x2="14.016cm" svg:y2="5.63cm" draw:start-shape="id46" draw:start-glue-point="9" draw:end-shape="id46" draw:end-glue-point="7" svg:d="M14556 5630v532h-540v-532" svg:viewBox="0 0 541 533">
          <text:p/>
        </draw:connector>
        <draw:line draw:style-name="gr22" draw:text-style-name="P2" draw:layer="layout" svg:x1="10.975cm" svg:y1="5.335cm" svg:x2="12.245cm" svg:y2="5.335cm">
          <text:p/>
        </draw:line>
        <draw:connector draw:style-name="gr48" draw:text-style-name="P2" draw:layer="layout" draw:type="line" svg:x1="13.032cm" svg:y1="5.09cm" svg:x2="14.016cm" svg:y2="4.046cm" draw:start-shape="id45" draw:start-glue-point="11" draw:end-shape="id48" draw:end-glue-point="7" svg:d="M13032 5090l984-1044" svg:viewBox="0 0 985 1045">
          <text:p/>
        </draw:connector>
        <draw:custom-shape draw:style-name="gr47" draw:text-style-name="P18" xml:id="id50" draw:id="id50" draw:layer="layout" svg:width="0.762cm" svg:height="0.762cm" svg:x="17.694cm" svg:y="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8.456cm" svg:y1="5.361cm" svg:x2="19.218cm" svg:y2="5.361cm" draw:start-shape="id50" draw:start-glue-point="10" draw:end-shape="id51" draw:end-glue-point="6" svg:d="M18456 5361h762" svg:viewBox="0 0 763 1">
          <text:p/>
        </draw:connector>
        <draw:custom-shape draw:style-name="gr46" draw:text-style-name="P17" xml:id="id51" draw:id="id51" draw:layer="layout" svg:width="0.762cm" svg:height="0.762cm" svg:x="19.218cm" svg:y="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53" draw:id="id53" draw:layer="layout" svg:width="0.762cm" svg:height="0.762cm" svg:x="19.218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xml:id="id52" draw:id="id52" draw:layer="layout" svg:width="0.762cm" svg:height="0.762cm" svg:x="17.694cm" svg:y="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8.075cm" svg:y1="5.742cm" svg:x2="18.075cm" svg:y2="6.367cm" draw:start-shape="id50" draw:start-glue-point="8" draw:end-shape="id52" svg:d="M18075 5742v625" svg:viewBox="0 0 1 626">
          <text:p/>
        </draw:connector>
        <draw:connector draw:style-name="gr44" draw:text-style-name="P2" draw:layer="layout" svg:x1="19.599cm" svg:y1="4.98cm" svg:x2="19.599cm" svg:y2="4.158cm" draw:start-shape="id51" draw:start-glue-point="4" draw:end-shape="id53" draw:end-glue-point="8" svg:d="M19599 4980v-822" svg:viewBox="0 0 1 823">
          <text:p/>
        </draw:connector>
        <draw:custom-shape draw:style-name="gr47" draw:text-style-name="P18" xml:id="id54" draw:id="id54" draw:layer="layout" svg:width="0.762cm" svg:height="0.762cm" svg:x="20.608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9.869cm" svg:y1="5.091cm" svg:x2="20.719cm" svg:y2="4.719cm" draw:start-shape="id51" draw:start-glue-point="11" draw:end-shape="id54" draw:end-glue-point="7" svg:d="M19869 5091l850-372" svg:viewBox="0 0 851 373">
          <text:p/>
        </draw:connector>
        <draw:connector draw:style-name="gr44" draw:text-style-name="P2" draw:layer="layout" draw:line-skew="-0.081cm" svg:x1="19.869cm" svg:y1="5.631cm" svg:x2="19.329cm" svg:y2="5.631cm" draw:start-shape="id51" draw:start-glue-point="9" draw:end-shape="id51" draw:end-glue-point="7" svg:d="M19869 5631v532h-540v-532" svg:viewBox="0 0 541 533">
          <text:p/>
        </draw:connector>
        <draw:line draw:style-name="gr22" draw:text-style-name="P2" draw:layer="layout" svg:x1="16.288cm" svg:y1="5.336cm" svg:x2="17.558cm" svg:y2="5.336cm">
          <text:p/>
        </draw:line>
        <draw:connector draw:style-name="gr48" draw:text-style-name="P2" draw:layer="layout" draw:type="line" svg:x1="18.345cm" svg:y1="5.091cm" svg:x2="19.329cm" svg:y2="4.047cm" draw:start-shape="id50" draw:start-glue-point="11" draw:end-shape="id53" draw:end-glue-point="7" svg:d="M18345 5091l984-1044" svg:viewBox="0 0 985 1045">
          <text:p/>
        </draw:connector>
        <draw:custom-shape draw:style-name="gr45" draw:text-style-name="P11" xml:id="id55" draw:id="id55" draw:layer="layout" svg:width="0.762cm" svg:height="0.762cm" svg:x="17.695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19.218cm" svg:y1="3.777cm" svg:x2="18.457cm" svg:y2="3.778cm" draw:start-shape="id53" draw:start-glue-point="6" draw:end-shape="id55" draw:end-glue-point="10" svg:d="M19218 3777h-380v1h-381" svg:viewBox="0 0 762 2">
          <text:p/>
        </draw:connector>
        <draw:custom-shape draw:style-name="gr47" draw:text-style-name="P18" xml:id="id56" draw:id="id56" draw:layer="layout" svg:width="0.762cm" svg:height="0.762cm" svg:x="1.695cm" svg:y="8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.457cm" svg:y1="9.362cm" svg:x2="3.219cm" svg:y2="9.362cm" draw:start-shape="id56" draw:start-glue-point="10" draw:end-shape="id57" draw:end-glue-point="6" svg:d="M2457 9362h762" svg:viewBox="0 0 763 1">
          <text:p/>
        </draw:connector>
        <draw:custom-shape draw:style-name="gr46" draw:text-style-name="P17" xml:id="id57" draw:id="id57" draw:layer="layout" svg:width="0.762cm" svg:height="0.762cm" svg:x="3.219cm" svg:y="8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59" draw:id="id59" draw:layer="layout" svg:width="0.762cm" svg:height="0.762cm" svg:x="3.219cm" svg:y="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58" draw:id="id58" draw:layer="layout" svg:width="0.762cm" svg:height="0.762cm" svg:x="1.695cm" svg:y="10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.076cm" svg:y1="9.743cm" svg:x2="2.076cm" svg:y2="10.368cm" draw:start-shape="id56" draw:start-glue-point="8" draw:end-shape="id58" svg:d="M2076 9743v625" svg:viewBox="0 0 1 626">
          <text:p/>
        </draw:connector>
        <draw:connector draw:style-name="gr44" draw:text-style-name="P2" draw:layer="layout" svg:x1="3.6cm" svg:y1="8.981cm" svg:x2="3.6cm" svg:y2="8.159cm" draw:start-shape="id57" draw:start-glue-point="4" draw:end-shape="id59" draw:end-glue-point="8" svg:d="M3600 8981v-822" svg:viewBox="0 0 1 823">
          <text:p/>
        </draw:connector>
        <draw:custom-shape draw:style-name="gr47" draw:text-style-name="P18" xml:id="id60" draw:id="id60" draw:layer="layout" svg:width="0.762cm" svg:height="0.762cm" svg:x="4.609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3.87cm" svg:y1="9.092cm" svg:x2="4.72cm" svg:y2="8.72cm" draw:start-shape="id57" draw:start-glue-point="11" draw:end-shape="id60" draw:end-glue-point="7" svg:d="M3870 9092l850-372" svg:viewBox="0 0 851 373">
          <text:p/>
        </draw:connector>
        <draw:connector draw:style-name="gr44" draw:text-style-name="P2" draw:layer="layout" draw:line-skew="-0.081cm" svg:x1="3.87cm" svg:y1="9.632cm" svg:x2="3.33cm" svg:y2="9.632cm" draw:start-shape="id57" draw:start-glue-point="9" draw:end-shape="id57" draw:end-glue-point="7" svg:d="M3870 9632v532h-540v-532" svg:viewBox="0 0 541 533">
          <text:p/>
        </draw:connector>
        <draw:connector draw:style-name="gr48" draw:text-style-name="P2" draw:layer="layout" draw:type="line" svg:x1="2.346cm" svg:y1="9.092cm" svg:x2="3.33cm" svg:y2="8.048cm" draw:start-shape="id56" draw:start-glue-point="11" draw:end-shape="id59" draw:end-glue-point="7" svg:d="M2346 9092l984-1044" svg:viewBox="0 0 985 1045">
          <text:p/>
        </draw:connector>
        <draw:custom-shape draw:style-name="gr47" draw:text-style-name="P18" xml:id="id61" draw:id="id61" draw:layer="layout" svg:width="0.762cm" svg:height="0.762cm" svg:x="1.696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3.219cm" svg:y1="7.778cm" svg:x2="2.458cm" svg:y2="7.779cm" draw:start-shape="id59" draw:start-glue-point="6" draw:end-shape="id61" draw:end-glue-point="10" svg:d="M3219 7778h-380v1h-381" svg:viewBox="0 0 762 2">
          <text:p/>
        </draw:connector>
        <draw:custom-shape draw:style-name="gr45" draw:text-style-name="P11" xml:id="id62" draw:id="id62" draw:layer="layout" svg:width="0.762cm" svg:height="0.762cm" svg:x="7.696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8.458cm" svg:y1="9.363cm" svg:x2="9.22cm" svg:y2="9.363cm" draw:start-shape="id62" draw:start-glue-point="10" draw:end-shape="id63" draw:end-glue-point="6" svg:d="M8458 9363h762" svg:viewBox="0 0 763 1">
          <text:p/>
        </draw:connector>
        <draw:custom-shape draw:style-name="gr46" draw:text-style-name="P17" xml:id="id63" draw:id="id63" draw:layer="layout" svg:width="0.762cm" svg:height="0.762cm" svg:x="9.2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64" draw:id="id64" draw:layer="layout" svg:width="0.762cm" svg:height="0.762cm" svg:x="9.22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67" draw:id="id67" draw:layer="layout" svg:width="0.762cm" svg:height="0.762cm" svg:x="7.696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9.601cm" svg:y1="8.982cm" svg:x2="9.601cm" svg:y2="8.16cm" draw:start-shape="id63" draw:start-glue-point="4" draw:end-shape="id64" draw:end-glue-point="8" svg:d="M9601 8982v-822" svg:viewBox="0 0 1 823">
          <text:p/>
        </draw:connector>
        <draw:custom-shape draw:style-name="gr47" draw:text-style-name="P18" xml:id="id65" draw:id="id65" draw:layer="layout" svg:width="0.762cm" svg:height="0.762cm" svg:x="10.61cm" svg:y="8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9.871cm" svg:y1="9.093cm" svg:x2="10.721cm" svg:y2="8.721cm" draw:start-shape="id63" draw:start-glue-point="11" draw:end-shape="id65" draw:end-glue-point="7" svg:d="M9871 9093l850-372" svg:viewBox="0 0 851 373">
          <text:p/>
        </draw:connector>
        <draw:connector draw:style-name="gr44" draw:text-style-name="P2" draw:layer="layout" draw:line-skew="-0.081cm" svg:x1="9.871cm" svg:y1="9.633cm" svg:x2="9.331cm" svg:y2="9.633cm" draw:start-shape="id63" draw:start-glue-point="9" draw:end-shape="id63" draw:end-glue-point="7" svg:d="M9871 9633v532h-540v-532" svg:viewBox="0 0 541 533">
          <text:p/>
        </draw:connector>
        <draw:connector draw:style-name="gr48" draw:text-style-name="P2" draw:layer="layout" draw:type="line" svg:x1="8.347cm" svg:y1="9.093cm" svg:x2="9.331cm" svg:y2="8.049cm" draw:start-shape="id62" draw:start-glue-point="11" draw:end-shape="id64" draw:end-glue-point="7" svg:d="M8347 9093l984-1044" svg:viewBox="0 0 985 1045">
          <text:p/>
        </draw:connector>
        <draw:custom-shape draw:style-name="gr47" draw:text-style-name="P18" xml:id="id66" draw:id="id66" draw:layer="layout" svg:width="0.762cm" svg:height="0.762cm" svg:x="7.697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9.22cm" svg:y1="7.779cm" svg:x2="8.459cm" svg:y2="7.78cm" draw:start-shape="id64" draw:start-glue-point="6" draw:end-shape="id66" draw:end-glue-point="10" svg:d="M9220 7779h-380v1h-381" svg:viewBox="0 0 762 2">
          <text:p/>
        </draw:connector>
        <draw:line draw:style-name="gr22" draw:text-style-name="P2" draw:layer="layout" svg:x1="5.734cm" svg:y1="9.334cm" svg:x2="7.004cm" svg:y2="9.334cm">
          <text:p/>
        </draw:line>
        <draw:connector draw:style-name="gr48" draw:text-style-name="P2" draw:layer="layout" draw:type="line" svg:x1="8.077cm" svg:y1="10.369cm" svg:x2="8.077cm" svg:y2="9.744cm" draw:start-shape="id67" draw:start-glue-point="4" draw:end-shape="id62" draw:end-glue-point="8" svg:d="M8077 10369v-625" svg:viewBox="0 0 1 626">
          <text:p/>
        </draw:connector>
        <draw:custom-shape draw:style-name="gr45" draw:text-style-name="P11" xml:id="id68" draw:id="id68" draw:layer="layout" svg:width="0.762cm" svg:height="0.762cm" svg:x="13.697cm" svg:y="8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4.459cm" svg:y1="9.364cm" svg:x2="15.221cm" svg:y2="9.364cm" draw:start-shape="id68" draw:start-glue-point="10" draw:end-shape="id69" draw:end-glue-point="6" svg:d="M14459 9364h762" svg:viewBox="0 0 763 1">
          <text:p/>
        </draw:connector>
        <draw:custom-shape draw:style-name="gr46" draw:text-style-name="P17" xml:id="id69" draw:id="id69" draw:layer="layout" svg:width="0.762cm" svg:height="0.762cm" svg:x="15.221cm" svg:y="8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70" draw:id="id70" draw:layer="layout" svg:width="0.762cm" svg:height="0.762cm" svg:x="15.221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73" draw:id="id73" draw:layer="layout" svg:width="0.762cm" svg:height="0.762cm" svg:x="13.697cm" svg:y="10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5.602cm" svg:y1="8.983cm" svg:x2="15.602cm" svg:y2="8.161cm" draw:start-shape="id69" draw:start-glue-point="4" draw:end-shape="id70" draw:end-glue-point="8" svg:d="M15602 8983v-822" svg:viewBox="0 0 1 823">
          <text:p/>
        </draw:connector>
        <draw:custom-shape draw:style-name="gr47" draw:text-style-name="P18" xml:id="id71" draw:id="id71" draw:layer="layout" svg:width="0.762cm" svg:height="0.762cm" svg:x="16.611cm" svg:y="8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5.872cm" svg:y1="9.094cm" svg:x2="16.722cm" svg:y2="8.722cm" draw:start-shape="id69" draw:start-glue-point="11" draw:end-shape="id71" draw:end-glue-point="7" svg:d="M15872 9094l850-372" svg:viewBox="0 0 851 373">
          <text:p/>
        </draw:connector>
        <draw:connector draw:style-name="gr44" draw:text-style-name="P2" draw:layer="layout" draw:line-skew="-0.081cm" svg:x1="15.872cm" svg:y1="9.634cm" svg:x2="15.332cm" svg:y2="9.634cm" draw:start-shape="id69" draw:start-glue-point="9" draw:end-shape="id69" draw:end-glue-point="7" svg:d="M15872 9634v532h-540v-532" svg:viewBox="0 0 541 533">
          <text:p/>
        </draw:connector>
        <draw:connector draw:style-name="gr48" draw:text-style-name="P2" draw:layer="layout" draw:type="line" svg:x1="14.348cm" svg:y1="9.094cm" svg:x2="15.332cm" svg:y2="8.05cm" draw:start-shape="id68" draw:start-glue-point="11" draw:end-shape="id70" draw:end-glue-point="7" svg:d="M14348 9094l984-1044" svg:viewBox="0 0 985 1045">
          <text:p/>
        </draw:connector>
        <draw:custom-shape draw:style-name="gr45" draw:text-style-name="P11" xml:id="id72" draw:id="id72" draw:layer="layout" svg:width="0.762cm" svg:height="0.762cm" svg:x="13.69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15.221cm" svg:y1="7.78cm" svg:x2="14.46cm" svg:y2="7.781cm" draw:start-shape="id70" draw:start-glue-point="6" draw:end-shape="id72" draw:end-glue-point="10" svg:d="M15221 7780h-380v1h-381" svg:viewBox="0 0 762 2">
          <text:p/>
        </draw:connector>
        <draw:line draw:style-name="gr22" draw:text-style-name="P2" draw:layer="layout" svg:x1="11.735cm" svg:y1="9.335cm" svg:x2="13.005cm" svg:y2="9.335cm">
          <text:p/>
        </draw:line>
        <draw:connector draw:style-name="gr48" draw:text-style-name="P2" draw:layer="layout" draw:type="line" svg:x1="14.078cm" svg:y1="10.37cm" svg:x2="14.078cm" svg:y2="9.745cm" draw:start-shape="id73" draw:start-glue-point="4" draw:end-shape="id68" draw:end-glue-point="8" svg:d="M14078 10370v-625" svg:viewBox="0 0 1 626">
          <text:p/>
        </draw:connector>
        <draw:custom-shape draw:style-name="gr45" draw:text-style-name="P11" xml:id="id74" draw:id="id74" draw:layer="layout" svg:width="0.762cm" svg:height="0.762cm" svg:x="19.698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0.46cm" svg:y1="9.365cm" svg:x2="21.222cm" svg:y2="9.365cm" draw:start-shape="id74" draw:start-glue-point="10" draw:end-shape="id75" draw:end-glue-point="6" svg:d="M20460 9365h762" svg:viewBox="0 0 763 1">
          <text:p/>
        </draw:connector>
        <draw:custom-shape draw:style-name="gr46" draw:text-style-name="P17" xml:id="id75" draw:id="id75" draw:layer="layout" svg:width="0.762cm" svg:height="0.762cm" svg:x="21.222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76" draw:id="id76" draw:layer="layout" svg:width="0.762cm" svg:height="0.762cm" svg:x="21.22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79" draw:id="id79" draw:layer="layout" svg:width="0.762cm" svg:height="0.762cm" svg:x="19.698cm" svg:y="10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1.603cm" svg:y1="8.984cm" svg:x2="21.603cm" svg:y2="8.162cm" draw:start-shape="id75" draw:start-glue-point="4" draw:end-shape="id76" draw:end-glue-point="8" svg:d="M21603 8984v-822" svg:viewBox="0 0 1 823">
          <text:p/>
        </draw:connector>
        <draw:custom-shape draw:style-name="gr47" draw:text-style-name="P18" xml:id="id77" draw:id="id77" draw:layer="layout" svg:width="0.762cm" svg:height="0.762cm" svg:x="22.612cm" svg:y="8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21.873cm" svg:y1="9.095cm" svg:x2="22.723cm" svg:y2="8.723cm" draw:start-shape="id75" draw:start-glue-point="11" draw:end-shape="id77" draw:end-glue-point="7" svg:d="M21873 9095l850-372" svg:viewBox="0 0 851 373">
          <text:p/>
        </draw:connector>
        <draw:connector draw:style-name="gr44" draw:text-style-name="P2" draw:layer="layout" draw:line-skew="-0.081cm" svg:x1="21.873cm" svg:y1="9.635cm" svg:x2="21.333cm" svg:y2="9.635cm" draw:start-shape="id75" draw:start-glue-point="9" draw:end-shape="id75" draw:end-glue-point="7" svg:d="M21873 9635v532h-540v-532" svg:viewBox="0 0 541 533">
          <text:p/>
        </draw:connector>
        <draw:connector draw:style-name="gr48" draw:text-style-name="P2" draw:layer="layout" draw:type="line" svg:x1="20.349cm" svg:y1="9.095cm" svg:x2="21.333cm" svg:y2="8.051cm" draw:start-shape="id74" draw:start-glue-point="11" draw:end-shape="id76" draw:end-glue-point="7" svg:d="M20349 9095l984-1044" svg:viewBox="0 0 985 1045">
          <text:p/>
        </draw:connector>
        <draw:custom-shape draw:style-name="gr45" draw:text-style-name="P11" xml:id="id78" draw:id="id78" draw:layer="layout" svg:width="0.762cm" svg:height="0.762cm" svg:x="19.699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21.222cm" svg:y1="7.781cm" svg:x2="20.461cm" svg:y2="7.782cm" draw:start-shape="id76" draw:start-glue-point="6" draw:end-shape="id78" draw:end-glue-point="10" svg:d="M21222 7781h-380v1h-381" svg:viewBox="0 0 762 2">
          <text:p/>
        </draw:connector>
        <draw:line draw:style-name="gr22" draw:text-style-name="P2" draw:layer="layout" svg:x1="17.736cm" svg:y1="9.336cm" svg:x2="19.006cm" svg:y2="9.336cm">
          <text:p/>
        </draw:line>
        <draw:connector draw:style-name="gr48" draw:text-style-name="P2" draw:layer="layout" draw:type="line" svg:x1="20.079cm" svg:y1="10.371cm" svg:x2="20.079cm" svg:y2="9.746cm" draw:start-shape="id79" draw:start-glue-point="4" draw:end-shape="id74" draw:end-glue-point="8" svg:d="M20079 10371v-625" svg:viewBox="0 0 1 626">
          <text:p/>
        </draw:connector>
        <draw:custom-shape draw:style-name="gr45" draw:text-style-name="P11" xml:id="id80" draw:id="id80" draw:layer="layout" svg:width="0.762cm" svg:height="0.762cm" svg:x="21.198cm" svg:y="1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13.697cm" svg:y1="9.364cm" svg:x2="13.698cm" svg:y2="7.781cm" draw:start-shape="id68" draw:start-glue-point="6" draw:end-shape="id72" draw:end-glue-point="6" svg:d="M13697 9364h-501l1-1583h501" svg:viewBox="0 0 503 1584">
          <text:p/>
        </draw:connector>
        <draw:connector draw:style-name="gr49" draw:text-style-name="P2" draw:layer="layout" draw:type="lines" svg:x1="19.698cm" svg:y1="9.365cm" svg:x2="19.699cm" svg:y2="7.782cm" draw:start-shape="id74" draw:start-glue-point="6" draw:end-shape="id78" draw:end-glue-point="6" svg:d="M19698 9365h-501l1-1583h501" svg:viewBox="0 0 503 1584">
          <text:p/>
        </draw:connector>
        <draw:connector draw:style-name="gr49" draw:text-style-name="P2" draw:layer="layout" draw:type="line" svg:x1="20.349cm" svg:y1="11.022cm" svg:x2="21.198cm" svg:y2="11.454cm" draw:start-shape="id79" draw:start-glue-point="9" draw:end-shape="id80" draw:end-glue-point="6" svg:d="M20349 11022l849 432" svg:viewBox="0 0 850 433">
          <text:p/>
        </draw:connector>
        <draw:custom-shape draw:style-name="gr47" draw:text-style-name="P18" xml:id="id81" draw:id="id81" draw:layer="layout" svg:width="0.762cm" svg:height="0.762cm" svg:x="1.699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.461cm" svg:y1="14.366cm" svg:x2="3.223cm" svg:y2="14.366cm" draw:start-shape="id81" draw:start-glue-point="10" draw:end-shape="id82" draw:end-glue-point="6" svg:d="M2461 14366h762" svg:viewBox="0 0 763 1">
          <text:p/>
        </draw:connector>
        <draw:custom-shape draw:style-name="gr46" draw:text-style-name="P17" xml:id="id82" draw:id="id82" draw:layer="layout" svg:width="0.762cm" svg:height="0.762cm" svg:x="3.223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83" draw:id="id83" draw:layer="layout" svg:width="0.762cm" svg:height="0.762cm" svg:x="3.223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86" draw:id="id86" draw:layer="layout" svg:width="0.762cm" svg:height="0.762cm" svg:x="1.699cm" svg:y="1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3.604cm" svg:y1="13.985cm" svg:x2="3.604cm" svg:y2="13.163cm" draw:start-shape="id82" draw:start-glue-point="4" draw:end-shape="id83" draw:end-glue-point="8" svg:d="M3604 13985v-822" svg:viewBox="0 0 1 823">
          <text:p/>
        </draw:connector>
        <draw:custom-shape draw:style-name="gr43" draw:text-style-name="P16" xml:id="id84" draw:id="id84" draw:layer="layout" svg:width="0.762cm" svg:height="0.762cm" svg:x="4.613cm" svg:y="13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3.874cm" svg:y1="14.096cm" svg:x2="4.724cm" svg:y2="13.724cm" draw:start-shape="id82" draw:start-glue-point="11" draw:end-shape="id84" draw:end-glue-point="7" svg:d="M3874 14096l850-372" svg:viewBox="0 0 851 373">
          <text:p/>
        </draw:connector>
        <draw:connector draw:style-name="gr44" draw:text-style-name="P2" draw:layer="layout" draw:line-skew="-0.081cm" svg:x1="3.874cm" svg:y1="14.636cm" svg:x2="3.334cm" svg:y2="14.636cm" draw:start-shape="id82" draw:start-glue-point="9" draw:end-shape="id82" draw:end-glue-point="7" svg:d="M3874 14636v532h-540v-532" svg:viewBox="0 0 541 533">
          <text:p/>
        </draw:connector>
        <draw:connector draw:style-name="gr48" draw:text-style-name="P2" draw:layer="layout" draw:type="line" svg:x1="2.35cm" svg:y1="14.096cm" svg:x2="3.334cm" svg:y2="13.052cm" draw:start-shape="id81" draw:start-glue-point="11" draw:end-shape="id83" draw:end-glue-point="7" svg:d="M2350 14096l984-1044" svg:viewBox="0 0 985 1045">
          <text:p/>
        </draw:connector>
        <draw:custom-shape draw:style-name="gr47" draw:text-style-name="P18" xml:id="id85" draw:id="id85" draw:layer="layout" svg:width="0.762cm" svg:height="0.762cm" svg:x="1.7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3.223cm" svg:y1="12.782cm" svg:x2="2.462cm" svg:y2="12.783cm" draw:start-shape="id83" draw:start-glue-point="6" draw:end-shape="id85" draw:end-glue-point="10" svg:d="M3223 12782h-380v1h-381" svg:viewBox="0 0 762 2">
          <text:p/>
        </draw:connector>
        <draw:connector draw:style-name="gr48" draw:text-style-name="P2" draw:layer="layout" draw:type="line" svg:x1="2.08cm" svg:y1="15.372cm" svg:x2="2.08cm" svg:y2="14.747cm" draw:start-shape="id86" draw:start-glue-point="4" draw:end-shape="id81" draw:end-glue-point="8" svg:d="M2080 15372v-625" svg:viewBox="0 0 1 626">
          <text:p/>
        </draw:connector>
        <draw:custom-shape draw:style-name="gr47" draw:text-style-name="P18" xml:id="id87" draw:id="id87" draw:layer="layout" svg:width="0.762cm" svg:height="0.762cm" svg:x="3.199cm" svg:y="1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1.699cm" svg:y1="14.366cm" svg:x2="1.7cm" svg:y2="12.783cm" draw:start-shape="id81" draw:start-glue-point="6" draw:end-shape="id85" draw:end-glue-point="6" svg:d="M1699 14366h-501l1-1583h501" svg:viewBox="0 0 503 1584">
          <text:p/>
        </draw:connector>
        <draw:connector draw:style-name="gr49" draw:text-style-name="P2" draw:layer="layout" draw:type="line" svg:x1="2.35cm" svg:y1="16.023cm" svg:x2="3.199cm" svg:y2="16.455cm" draw:start-shape="id86" draw:start-glue-point="9" draw:end-shape="id87" draw:end-glue-point="6" svg:d="M2350 16023l849 432" svg:viewBox="0 0 850 433">
          <text:p/>
        </draw:connector>
        <draw:custom-shape draw:style-name="gr47" draw:text-style-name="P18" xml:id="id88" draw:id="id88" draw:layer="layout" svg:width="0.762cm" svg:height="0.762cm" svg:x="6.7cm" svg:y="1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7.462cm" svg:y1="14.367cm" svg:x2="8.224cm" svg:y2="14.367cm" draw:start-shape="id88" draw:start-glue-point="10" draw:end-shape="id89" draw:end-glue-point="6" svg:d="M7462 14367h762" svg:viewBox="0 0 763 1">
          <text:p/>
        </draw:connector>
        <draw:custom-shape draw:style-name="gr46" draw:text-style-name="P17" xml:id="id89" draw:id="id89" draw:layer="layout" svg:width="0.762cm" svg:height="0.762cm" svg:x="8.224cm" svg:y="1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90" draw:id="id90" draw:layer="layout" svg:width="0.762cm" svg:height="0.762cm" svg:x="8.224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93" draw:id="id93" draw:layer="layout" svg:width="0.762cm" svg:height="0.762cm" svg:x="6.7cm" svg:y="15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8.605cm" svg:y1="13.986cm" svg:x2="8.605cm" svg:y2="13.164cm" draw:start-shape="id89" draw:start-glue-point="4" draw:end-shape="id90" draw:end-glue-point="8" svg:d="M8605 13986v-822" svg:viewBox="0 0 1 823">
          <text:p/>
        </draw:connector>
        <draw:custom-shape draw:style-name="gr46" draw:text-style-name="P17" xml:id="id91" draw:id="id91" draw:layer="layout" svg:width="0.762cm" svg:height="0.762cm" svg:x="9.614cm" svg:y="1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8.875cm" svg:y1="14.097cm" svg:x2="9.725cm" svg:y2="13.725cm" draw:start-shape="id89" draw:start-glue-point="11" draw:end-shape="id91" draw:end-glue-point="7" svg:d="M8875 14097l850-372" svg:viewBox="0 0 851 373">
          <text:p/>
        </draw:connector>
        <draw:connector draw:style-name="gr44" draw:text-style-name="P2" draw:layer="layout" draw:line-skew="-0.081cm" svg:x1="8.875cm" svg:y1="14.637cm" svg:x2="8.335cm" svg:y2="14.637cm" draw:start-shape="id89" draw:start-glue-point="9" draw:end-shape="id89" draw:end-glue-point="7" svg:d="M8875 14637v532h-540v-532" svg:viewBox="0 0 541 533">
          <text:p/>
        </draw:connector>
        <draw:connector draw:style-name="gr48" draw:text-style-name="P2" draw:layer="layout" draw:type="line" svg:x1="7.351cm" svg:y1="14.097cm" svg:x2="8.335cm" svg:y2="13.053cm" draw:start-shape="id88" draw:start-glue-point="11" draw:end-shape="id90" draw:end-glue-point="7" svg:d="M7351 14097l984-1044" svg:viewBox="0 0 985 1045">
          <text:p/>
        </draw:connector>
        <draw:custom-shape draw:style-name="gr43" draw:text-style-name="P16" xml:id="id92" draw:id="id92" draw:layer="layout" svg:width="0.762cm" svg:height="0.762cm" svg:x="6.701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8.224cm" svg:y1="12.783cm" svg:x2="7.463cm" svg:y2="12.784cm" draw:start-shape="id90" draw:start-glue-point="6" draw:end-shape="id92" draw:end-glue-point="10" svg:d="M8224 12783h-380v1h-381" svg:viewBox="0 0 762 2">
          <text:p/>
        </draw:connector>
        <draw:connector draw:style-name="gr48" draw:text-style-name="P2" draw:layer="layout" draw:type="line" svg:x1="7.081cm" svg:y1="15.373cm" svg:x2="7.081cm" svg:y2="14.748cm" draw:start-shape="id93" draw:start-glue-point="4" draw:end-shape="id88" draw:end-glue-point="8" svg:d="M7081 15373v-625" svg:viewBox="0 0 1 626">
          <text:p/>
        </draw:connector>
        <draw:custom-shape draw:style-name="gr47" draw:text-style-name="P18" xml:id="id94" draw:id="id94" draw:layer="layout" svg:width="0.762cm" svg:height="0.762cm" svg:x="8.2cm" svg:y="16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6.7cm" svg:y1="14.367cm" svg:x2="6.701cm" svg:y2="12.784cm" draw:start-shape="id88" draw:start-glue-point="6" draw:end-shape="id92" draw:end-glue-point="6" svg:d="M6700 14367h-501l1-1583h501" svg:viewBox="0 0 503 1584">
          <text:p/>
        </draw:connector>
        <draw:connector draw:style-name="gr49" draw:text-style-name="P2" draw:layer="layout" draw:type="line" svg:x1="7.351cm" svg:y1="16.024cm" svg:x2="8.2cm" svg:y2="16.456cm" draw:start-shape="id93" draw:start-glue-point="9" draw:end-shape="id94" draw:end-glue-point="6" svg:d="M7351 16024l849 432" svg:viewBox="0 0 850 433">
          <text:p/>
        </draw:connector>
        <draw:line draw:style-name="gr22" draw:text-style-name="P2" draw:layer="layout" svg:x1="4.734cm" svg:y1="14.334cm" svg:x2="6.004cm" svg:y2="14.334cm">
          <text:p/>
        </draw:line>
        <draw:custom-shape draw:style-name="gr45" draw:text-style-name="P11" xml:id="id95" draw:id="id95" draw:layer="layout" svg:width="0.762cm" svg:height="0.762cm" svg:x="17.701cm" svg:y="1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8.463cm" svg:y1="14.368cm" svg:x2="19.225cm" svg:y2="14.368cm" draw:start-shape="id95" draw:start-glue-point="10" draw:end-shape="id96" draw:end-glue-point="6" svg:d="M18463 14368h762" svg:viewBox="0 0 763 1">
          <text:p/>
        </draw:connector>
        <draw:custom-shape draw:style-name="gr46" draw:text-style-name="P17" xml:id="id96" draw:id="id96" draw:layer="layout" svg:width="0.762cm" svg:height="0.762cm" svg:x="19.225cm" svg:y="1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97" draw:id="id97" draw:layer="layout" svg:width="0.762cm" svg:height="0.762cm" svg:x="19.225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00" draw:id="id100" draw:layer="layout" svg:width="0.762cm" svg:height="0.762cm" svg:x="17.701cm" svg:y="15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9.606cm" svg:y1="13.987cm" svg:x2="19.606cm" svg:y2="13.165cm" draw:start-shape="id96" draw:start-glue-point="4" draw:end-shape="id97" draw:end-glue-point="8" svg:d="M19606 13987v-822" svg:viewBox="0 0 1 823">
          <text:p/>
        </draw:connector>
        <draw:custom-shape draw:style-name="gr46" draw:text-style-name="P17" xml:id="id98" draw:id="id98" draw:layer="layout" svg:width="0.762cm" svg:height="0.762cm" svg:x="20.615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9.876cm" svg:y1="14.098cm" svg:x2="20.726cm" svg:y2="13.726cm" draw:start-shape="id96" draw:start-glue-point="11" draw:end-shape="id98" draw:end-glue-point="7" svg:d="M19876 14098l850-372" svg:viewBox="0 0 851 373">
          <text:p/>
        </draw:connector>
        <draw:connector draw:style-name="gr44" draw:text-style-name="P2" draw:layer="layout" draw:line-skew="-0.081cm" svg:x1="19.876cm" svg:y1="14.638cm" svg:x2="19.336cm" svg:y2="14.638cm" draw:start-shape="id96" draw:start-glue-point="9" draw:end-shape="id96" draw:end-glue-point="7" svg:d="M19876 14638v532h-540v-532" svg:viewBox="0 0 541 533">
          <text:p/>
        </draw:connector>
        <draw:connector draw:style-name="gr48" draw:text-style-name="P2" draw:layer="layout" draw:type="line" svg:x1="18.352cm" svg:y1="14.098cm" svg:x2="19.336cm" svg:y2="13.054cm" draw:start-shape="id95" draw:start-glue-point="11" draw:end-shape="id97" draw:end-glue-point="7" svg:d="M18352 14098l984-1044" svg:viewBox="0 0 985 1045">
          <text:p/>
        </draw:connector>
        <draw:custom-shape draw:style-name="gr46" draw:text-style-name="P17" xml:id="id99" draw:id="id99" draw:layer="layout" svg:width="0.762cm" svg:height="0.762cm" svg:x="17.70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19.225cm" svg:y1="12.784cm" svg:x2="18.464cm" svg:y2="12.785cm" draw:start-shape="id97" draw:start-glue-point="6" draw:end-shape="id99" draw:end-glue-point="10" svg:d="M19225 12784h-380v1h-381" svg:viewBox="0 0 762 2">
          <text:p/>
        </draw:connector>
        <draw:connector draw:style-name="gr48" draw:text-style-name="P2" draw:layer="layout" draw:type="line" svg:x1="18.082cm" svg:y1="15.374cm" svg:x2="18.082cm" svg:y2="14.749cm" draw:start-shape="id100" draw:start-glue-point="4" draw:end-shape="id95" draw:end-glue-point="8" svg:d="M18082 15374v-625" svg:viewBox="0 0 1 626">
          <text:p/>
        </draw:connector>
        <draw:custom-shape draw:style-name="gr43" draw:text-style-name="P16" xml:id="id101" draw:id="id101" draw:layer="layout" svg:width="0.762cm" svg:height="0.762cm" svg:x="19.201cm" svg:y="16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17.701cm" svg:y1="14.368cm" svg:x2="17.702cm" svg:y2="12.785cm" draw:start-shape="id95" draw:start-glue-point="6" draw:end-shape="id99" draw:end-glue-point="6" svg:d="M17701 14368h-501l1-1583h501" svg:viewBox="0 0 503 1584">
          <text:p/>
        </draw:connector>
        <draw:connector draw:style-name="gr49" draw:text-style-name="P2" draw:layer="layout" draw:type="line" svg:x1="18.352cm" svg:y1="16.025cm" svg:x2="19.201cm" svg:y2="16.457cm" draw:start-shape="id100" draw:start-glue-point="9" draw:end-shape="id101" draw:end-glue-point="6" svg:d="M18352 16025l849 432" svg:viewBox="0 0 850 433">
          <text:p/>
        </draw:connector>
        <draw:line draw:style-name="gr22" draw:text-style-name="P2" draw:layer="layout" svg:x1="15.735cm" svg:y1="14.335cm" svg:x2="17.005cm" svg:y2="14.335cm">
          <text:p/>
        </draw:line>
        <draw:connector draw:style-name="gr49" draw:text-style-name="P2" draw:layer="layout" draw:type="line" svg:x1="19.312cm" svg:y1="16.187cm" svg:x2="18.352cm" svg:y2="14.638cm" draw:start-shape="id101" draw:start-glue-point="5" draw:end-shape="id95" draw:end-glue-point="9" svg:d="M19312 16187l-960-1549" svg:viewBox="0 0 961 1550">
          <text:p/>
        </draw:connector>
        <draw:custom-shape draw:style-name="gr45" draw:text-style-name="P11" xml:id="id102" draw:id="id102" draw:layer="layout" svg:width="0.762cm" svg:height="0.762cm" svg:x="23.702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4.464cm" svg:y1="14.369cm" svg:x2="25.226cm" svg:y2="14.369cm" draw:start-shape="id102" draw:start-glue-point="10" draw:end-shape="id103" draw:end-glue-point="6" svg:d="M24464 14369h762" svg:viewBox="0 0 763 1">
          <text:p/>
        </draw:connector>
        <draw:custom-shape draw:style-name="gr45" draw:text-style-name="P11" xml:id="id103" draw:id="id103" draw:layer="layout" svg:width="0.762cm" svg:height="0.762cm" svg:x="25.226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04" draw:id="id104" draw:layer="layout" svg:width="0.762cm" svg:height="0.762cm" svg:x="25.226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07" draw:id="id107" draw:layer="layout" svg:width="0.762cm" svg:height="0.762cm" svg:x="23.702cm" svg:y="1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5.607cm" svg:y1="13.988cm" svg:x2="25.607cm" svg:y2="13.166cm" draw:start-shape="id103" draw:start-glue-point="4" draw:end-shape="id104" draw:end-glue-point="8" svg:d="M25607 13988v-822" svg:viewBox="0 0 1 823">
          <text:p/>
        </draw:connector>
        <draw:custom-shape draw:style-name="gr46" draw:text-style-name="P17" xml:id="id105" draw:id="id105" draw:layer="layout" svg:width="0.762cm" svg:height="0.762cm" svg:x="26.616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25.877cm" svg:y1="14.099cm" svg:x2="26.727cm" svg:y2="13.727cm" draw:start-shape="id103" draw:start-glue-point="11" draw:end-shape="id105" draw:end-glue-point="7" svg:d="M25877 14099l850-372" svg:viewBox="0 0 851 373">
          <text:p/>
        </draw:connector>
        <draw:connector draw:style-name="gr44" draw:text-style-name="P2" draw:layer="layout" draw:line-skew="-0.081cm" svg:x1="25.877cm" svg:y1="14.639cm" svg:x2="25.337cm" svg:y2="14.639cm" draw:start-shape="id103" draw:start-glue-point="9" draw:end-shape="id103" draw:end-glue-point="7" svg:d="M25877 14639v532h-540v-532" svg:viewBox="0 0 541 533">
          <text:p/>
        </draw:connector>
        <draw:connector draw:style-name="gr48" draw:text-style-name="P2" draw:layer="layout" draw:type="line" svg:x1="24.353cm" svg:y1="14.099cm" svg:x2="25.337cm" svg:y2="13.055cm" draw:start-shape="id102" draw:start-glue-point="11" draw:end-shape="id104" draw:end-glue-point="7" svg:d="M24353 14099l984-1044" svg:viewBox="0 0 985 1045">
          <text:p/>
        </draw:connector>
        <draw:custom-shape draw:style-name="gr46" draw:text-style-name="P17" xml:id="id106" draw:id="id106" draw:layer="layout" svg:width="0.762cm" svg:height="0.762cm" svg:x="23.703cm" svg:y="1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25.226cm" svg:y1="12.785cm" svg:x2="24.465cm" svg:y2="12.786cm" draw:start-shape="id104" draw:start-glue-point="6" draw:end-shape="id106" draw:end-glue-point="10" svg:d="M25226 12785h-380v1h-381" svg:viewBox="0 0 762 2">
          <text:p/>
        </draw:connector>
        <draw:connector draw:style-name="gr48" draw:text-style-name="P2" draw:layer="layout" draw:type="line" svg:x1="24.083cm" svg:y1="15.375cm" svg:x2="24.083cm" svg:y2="14.75cm" draw:start-shape="id107" draw:start-glue-point="4" draw:end-shape="id102" draw:end-glue-point="8" svg:d="M24083 15375v-625" svg:viewBox="0 0 1 626">
          <text:p/>
        </draw:connector>
        <draw:custom-shape draw:style-name="gr43" draw:text-style-name="P16" xml:id="id108" draw:id="id108" draw:layer="layout" svg:width="0.762cm" svg:height="0.762cm" svg:x="25.202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23.702cm" svg:y1="14.369cm" svg:x2="23.703cm" svg:y2="12.786cm" draw:start-shape="id102" draw:start-glue-point="6" draw:end-shape="id106" draw:end-glue-point="6" svg:d="M23702 14369h-501l1-1583h501" svg:viewBox="0 0 503 1584">
          <text:p/>
        </draw:connector>
        <draw:connector draw:style-name="gr49" draw:text-style-name="P2" draw:layer="layout" draw:type="line" svg:x1="24.353cm" svg:y1="16.026cm" svg:x2="25.202cm" svg:y2="16.458cm" draw:start-shape="id107" draw:start-glue-point="9" draw:end-shape="id108" draw:end-glue-point="6" svg:d="M24353 16026l849 432" svg:viewBox="0 0 850 433">
          <text:p/>
        </draw:connector>
        <draw:line draw:style-name="gr22" draw:text-style-name="P2" draw:layer="layout" svg:x1="21.736cm" svg:y1="14.336cm" svg:x2="23.006cm" svg:y2="14.336cm">
          <text:p/>
        </draw:line>
        <draw:connector draw:style-name="gr49" draw:text-style-name="P2" draw:layer="layout" draw:type="line" svg:x1="25.313cm" svg:y1="16.188cm" svg:x2="24.353cm" svg:y2="14.639cm" draw:start-shape="id108" draw:start-glue-point="5" draw:end-shape="id102" draw:end-glue-point="9" svg:d="M25313 16188l-960-1549" svg:viewBox="0 0 961 1550">
          <text:p/>
        </draw:connector>
        <draw:connector draw:style-name="gr49" draw:text-style-name="P2" draw:layer="layout" draw:type="lines" svg:x1="25.964cm" svg:y1="16.458cm" svg:x2="25.988cm" svg:y2="14.369cm" draw:start-shape="id108" draw:start-glue-point="10" draw:end-shape="id103" draw:end-glue-point="10" svg:d="M25964 16458h502l24-2089h-502" svg:viewBox="0 0 527 2090">
          <text:p/>
        </draw:connector>
        <draw:custom-shape draw:style-name="gr47" draw:text-style-name="P18" xml:id="id109" draw:id="id109" draw:layer="layout" svg:width="0.762cm" svg:height="0.762cm" svg:x="1.703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.465cm" svg:y1="19.37cm" svg:x2="3.227cm" svg:y2="19.37cm" draw:start-shape="id109" draw:start-glue-point="10" draw:end-shape="id110" draw:end-glue-point="6" svg:d="M2465 19370h762" svg:viewBox="0 0 763 1">
          <text:p/>
        </draw:connector>
        <draw:custom-shape draw:style-name="gr47" draw:text-style-name="P18" xml:id="id110" draw:id="id110" draw:layer="layout" svg:width="0.762cm" svg:height="0.762cm" svg:x="3.227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11" draw:id="id111" draw:layer="layout" svg:width="0.762cm" svg:height="0.762cm" svg:x="3.227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14" draw:id="id114" draw:layer="layout" svg:width="0.762cm" svg:height="0.762cm" svg:x="1.703cm" svg:y="20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3.608cm" svg:y1="18.989cm" svg:x2="3.608cm" svg:y2="18.167cm" draw:start-shape="id110" draw:start-glue-point="4" draw:end-shape="id111" draw:end-glue-point="8" svg:d="M3608 18989v-822" svg:viewBox="0 0 1 823">
          <text:p/>
        </draw:connector>
        <draw:custom-shape draw:style-name="gr46" draw:text-style-name="P17" xml:id="id112" draw:id="id112" draw:layer="layout" svg:width="0.762cm" svg:height="0.762cm" svg:x="4.617cm" svg:y="1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3.878cm" svg:y1="19.1cm" svg:x2="4.728cm" svg:y2="18.728cm" draw:start-shape="id110" draw:start-glue-point="11" draw:end-shape="id112" draw:end-glue-point="7" svg:d="M3878 19100l850-372" svg:viewBox="0 0 851 373">
          <text:p/>
        </draw:connector>
        <draw:connector draw:style-name="gr44" draw:text-style-name="P2" draw:layer="layout" draw:line-skew="-0.081cm" svg:x1="3.878cm" svg:y1="19.64cm" svg:x2="3.338cm" svg:y2="19.64cm" draw:start-shape="id110" draw:start-glue-point="9" draw:end-shape="id110" draw:end-glue-point="7" svg:d="M3878 19640v532h-540v-532" svg:viewBox="0 0 541 533">
          <text:p/>
        </draw:connector>
        <draw:connector draw:style-name="gr48" draw:text-style-name="P2" draw:layer="layout" draw:type="line" svg:x1="2.354cm" svg:y1="19.1cm" svg:x2="3.338cm" svg:y2="18.056cm" draw:start-shape="id109" draw:start-glue-point="11" draw:end-shape="id111" draw:end-glue-point="7" svg:d="M2354 19100l984-1044" svg:viewBox="0 0 985 1045">
          <text:p/>
        </draw:connector>
        <draw:custom-shape draw:style-name="gr46" draw:text-style-name="P17" xml:id="id113" draw:id="id113" draw:layer="layout" svg:width="0.762cm" svg:height="0.762cm" svg:x="1.704cm" svg:y="1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3.227cm" svg:y1="17.786cm" svg:x2="2.466cm" svg:y2="17.787cm" draw:start-shape="id111" draw:start-glue-point="6" draw:end-shape="id113" draw:end-glue-point="10" svg:d="M3227 17786h-380v1h-381" svg:viewBox="0 0 762 2">
          <text:p/>
        </draw:connector>
        <draw:connector draw:style-name="gr48" draw:text-style-name="P2" draw:layer="layout" draw:type="line" svg:x1="2.084cm" svg:y1="20.376cm" svg:x2="2.084cm" svg:y2="19.751cm" draw:start-shape="id114" draw:start-glue-point="4" draw:end-shape="id109" draw:end-glue-point="8" svg:d="M2084 20376v-625" svg:viewBox="0 0 1 626">
          <text:p/>
        </draw:connector>
        <draw:custom-shape draw:style-name="gr46" draw:text-style-name="P17" xml:id="id115" draw:id="id115" draw:layer="layout" svg:width="0.762cm" svg:height="0.762cm" svg:x="3.203cm" svg:y="21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1.703cm" svg:y1="19.37cm" svg:x2="1.704cm" svg:y2="17.787cm" draw:start-shape="id109" draw:start-glue-point="6" draw:end-shape="id113" draw:end-glue-point="6" svg:d="M1703 19370h-501l1-1583h501" svg:viewBox="0 0 503 1584">
          <text:p/>
        </draw:connector>
        <draw:connector draw:style-name="gr49" draw:text-style-name="P2" draw:layer="layout" draw:type="line" svg:x1="2.354cm" svg:y1="21.027cm" svg:x2="3.203cm" svg:y2="21.459cm" draw:start-shape="id114" draw:start-glue-point="9" draw:end-shape="id115" draw:end-glue-point="6" svg:d="M2354 21027l849 432" svg:viewBox="0 0 850 433">
          <text:p/>
        </draw:connector>
        <draw:connector draw:style-name="gr49" draw:text-style-name="P2" draw:layer="layout" draw:type="line" svg:x1="3.314cm" svg:y1="21.189cm" svg:x2="2.354cm" svg:y2="19.64cm" draw:start-shape="id115" draw:start-glue-point="5" draw:end-shape="id109" draw:end-glue-point="9" svg:d="M3314 21189l-960-1549" svg:viewBox="0 0 961 1550">
          <text:p/>
        </draw:connector>
        <draw:connector draw:style-name="gr49" draw:text-style-name="P2" draw:layer="layout" draw:type="lines" svg:x1="3.965cm" svg:y1="21.459cm" svg:x2="3.989cm" svg:y2="19.37cm" draw:start-shape="id115" draw:start-glue-point="10" draw:end-shape="id110" draw:end-glue-point="10" svg:d="M3965 21459h502l24-2089h-502" svg:viewBox="0 0 527 2090">
          <text:p/>
        </draw:connector>
        <draw:custom-shape draw:style-name="gr43" draw:text-style-name="P16" draw:layer="layout" svg:width="0.762cm" svg:height="0.762cm" svg:x="5.618cm" svg:y="21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6.734cm" svg:y1="19.334cm" svg:x2="8.004cm" svg:y2="19.334cm">
          <text:p/>
        </draw:line>
        <draw:custom-shape draw:style-name="gr47" draw:text-style-name="P18" xml:id="id116" draw:id="id116" draw:layer="layout" svg:width="0.762cm" svg:height="0.762cm" svg:x="8.703cm" svg:y="1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9.465cm" svg:y1="19.371cm" svg:x2="10.227cm" svg:y2="19.371cm" draw:start-shape="id116" draw:start-glue-point="10" draw:end-shape="id117" draw:end-glue-point="6" svg:d="M9465 19371h762" svg:viewBox="0 0 763 1">
          <text:p/>
        </draw:connector>
        <draw:custom-shape draw:style-name="gr47" draw:text-style-name="P18" xml:id="id117" draw:id="id117" draw:layer="layout" svg:width="0.762cm" svg:height="0.762cm" svg:x="10.227cm" svg:y="1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18" draw:id="id118" draw:layer="layout" svg:width="0.762cm" svg:height="0.762cm" svg:x="10.227cm" svg:y="1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21" draw:id="id121" draw:layer="layout" svg:width="0.762cm" svg:height="0.762cm" svg:x="8.703cm" svg:y="20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0.608cm" svg:y1="18.99cm" svg:x2="10.608cm" svg:y2="18.168cm" draw:start-shape="id117" draw:start-glue-point="4" draw:end-shape="id118" draw:end-glue-point="8" svg:d="M10608 18990v-822" svg:viewBox="0 0 1 823">
          <text:p/>
        </draw:connector>
        <draw:custom-shape draw:style-name="gr46" draw:text-style-name="P17" xml:id="id119" draw:id="id119" draw:layer="layout" svg:width="0.762cm" svg:height="0.762cm" svg:x="11.617cm" svg:y="18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0.878cm" svg:y1="19.101cm" svg:x2="11.728cm" svg:y2="18.729cm" draw:start-shape="id117" draw:start-glue-point="11" draw:end-shape="id119" draw:end-glue-point="7" svg:d="M10878 19101l850-372" svg:viewBox="0 0 851 373">
          <text:p/>
        </draw:connector>
        <draw:connector draw:style-name="gr44" draw:text-style-name="P2" draw:layer="layout" draw:line-skew="-0.081cm" svg:x1="10.878cm" svg:y1="19.641cm" svg:x2="10.338cm" svg:y2="19.641cm" draw:start-shape="id117" draw:start-glue-point="9" draw:end-shape="id117" draw:end-glue-point="7" svg:d="M10878 19641v532h-540v-532" svg:viewBox="0 0 541 533">
          <text:p/>
        </draw:connector>
        <draw:connector draw:style-name="gr48" draw:text-style-name="P2" draw:layer="layout" draw:type="line" svg:x1="9.354cm" svg:y1="19.101cm" svg:x2="10.338cm" svg:y2="18.057cm" draw:start-shape="id116" draw:start-glue-point="11" draw:end-shape="id118" draw:end-glue-point="7" svg:d="M9354 19101l984-1044" svg:viewBox="0 0 985 1045">
          <text:p/>
        </draw:connector>
        <draw:custom-shape draw:style-name="gr46" draw:text-style-name="P17" xml:id="id120" draw:id="id120" draw:layer="layout" svg:width="0.762cm" svg:height="0.762cm" svg:x="8.704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10.227cm" svg:y1="17.787cm" svg:x2="9.466cm" svg:y2="17.788cm" draw:start-shape="id118" draw:start-glue-point="6" draw:end-shape="id120" draw:end-glue-point="10" svg:d="M10227 17787h-380v1h-381" svg:viewBox="0 0 762 2">
          <text:p/>
        </draw:connector>
        <draw:connector draw:style-name="gr48" draw:text-style-name="P2" draw:layer="layout" draw:type="line" svg:x1="9.084cm" svg:y1="20.377cm" svg:x2="9.084cm" svg:y2="19.752cm" draw:start-shape="id121" draw:start-glue-point="4" draw:end-shape="id116" draw:end-glue-point="8" svg:d="M9084 20377v-625" svg:viewBox="0 0 1 626">
          <text:p/>
        </draw:connector>
        <draw:custom-shape draw:style-name="gr46" draw:text-style-name="P17" xml:id="id122" draw:id="id122" draw:layer="layout" svg:width="0.762cm" svg:height="0.762cm" svg:x="10.203cm" svg:y="2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8.703cm" svg:y1="19.371cm" svg:x2="8.704cm" svg:y2="17.788cm" draw:start-shape="id116" draw:start-glue-point="6" draw:end-shape="id120" draw:end-glue-point="6" svg:d="M8703 19371h-501l1-1583h501" svg:viewBox="0 0 503 1584">
          <text:p/>
        </draw:connector>
        <draw:connector draw:style-name="gr49" draw:text-style-name="P2" draw:layer="layout" draw:type="line" svg:x1="9.354cm" svg:y1="21.028cm" svg:x2="10.203cm" svg:y2="21.46cm" draw:start-shape="id121" draw:start-glue-point="9" draw:end-shape="id122" draw:end-glue-point="6" svg:d="M9354 21028l849 432" svg:viewBox="0 0 850 433">
          <text:p/>
        </draw:connector>
        <draw:connector draw:style-name="gr49" draw:text-style-name="P2" draw:layer="layout" draw:type="line" svg:x1="10.314cm" svg:y1="21.19cm" svg:x2="9.354cm" svg:y2="19.641cm" draw:start-shape="id122" draw:start-glue-point="5" draw:end-shape="id116" draw:end-glue-point="9" svg:d="M10314 21190l-960-1549" svg:viewBox="0 0 961 1550">
          <text:p/>
        </draw:connector>
        <draw:connector draw:style-name="gr49" draw:text-style-name="P2" draw:layer="layout" draw:type="lines" svg:x1="10.965cm" svg:y1="21.46cm" svg:x2="10.989cm" svg:y2="19.371cm" draw:start-shape="id122" draw:start-glue-point="10" draw:end-shape="id117" draw:end-glue-point="10" svg:d="M10965 21460h502l24-2089h-502" svg:viewBox="0 0 527 2090">
          <text:p/>
        </draw:connector>
        <draw:custom-shape draw:style-name="gr43" draw:text-style-name="P16" xml:id="id123" draw:id="id123" draw:layer="layout" svg:width="0.762cm" svg:height="0.762cm" svg:x="12.618cm" svg:y="2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3.734cm" svg:y1="19.335cm" svg:x2="15.004cm" svg:y2="19.335cm">
          <text:p/>
        </draw:line>
        <draw:custom-shape draw:style-name="gr45" draw:text-style-name="P11" xml:id="id124" draw:id="id124" draw:layer="layout" svg:width="0.762cm" svg:height="0.762cm" svg:x="11.618cm" svg:y="2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12.729cm" svg:y1="21.19cm" svg:x2="12.269cm" svg:y2="20.73cm" draw:start-shape="id123" draw:start-glue-point="5" draw:end-shape="id124" draw:end-glue-point="9" svg:d="M12729 21190l-460-460" svg:viewBox="0 0 461 461">
          <text:p/>
        </draw:connector>
        <draw:custom-shape draw:style-name="gr47" draw:text-style-name="P18" xml:id="id125" draw:id="id125" draw:layer="layout" svg:width="0.762cm" svg:height="0.762cm" svg:x="15.703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6.465cm" svg:y1="19.372cm" svg:x2="17.227cm" svg:y2="19.372cm" draw:start-shape="id125" draw:start-glue-point="10" draw:end-shape="id126" draw:end-glue-point="6" svg:d="M16465 19372h762" svg:viewBox="0 0 763 1">
          <text:p/>
        </draw:connector>
        <draw:custom-shape draw:style-name="gr47" draw:text-style-name="P18" xml:id="id126" draw:id="id126" draw:layer="layout" svg:width="0.762cm" svg:height="0.762cm" svg:x="17.227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27" draw:id="id127" draw:layer="layout" svg:width="0.762cm" svg:height="0.762cm" svg:x="17.227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30" draw:id="id130" draw:layer="layout" svg:width="0.762cm" svg:height="0.762cm" svg:x="15.703cm" svg:y="2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7.608cm" svg:y1="18.991cm" svg:x2="17.608cm" svg:y2="18.169cm" draw:start-shape="id126" draw:start-glue-point="4" draw:end-shape="id127" draw:end-glue-point="8" svg:d="M17608 18991v-822" svg:viewBox="0 0 1 823">
          <text:p/>
        </draw:connector>
        <draw:custom-shape draw:style-name="gr46" draw:text-style-name="P17" xml:id="id128" draw:id="id128" draw:layer="layout" svg:width="0.762cm" svg:height="0.762cm" svg:x="18.617cm" svg:y="1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7.878cm" svg:y1="19.102cm" svg:x2="18.728cm" svg:y2="18.73cm" draw:start-shape="id126" draw:start-glue-point="11" draw:end-shape="id128" draw:end-glue-point="7" svg:d="M17878 19102l850-372" svg:viewBox="0 0 851 373">
          <text:p/>
        </draw:connector>
        <draw:connector draw:style-name="gr44" draw:text-style-name="P2" draw:layer="layout" draw:line-skew="-0.081cm" svg:x1="17.878cm" svg:y1="19.642cm" svg:x2="17.338cm" svg:y2="19.642cm" draw:start-shape="id126" draw:start-glue-point="9" draw:end-shape="id126" draw:end-glue-point="7" svg:d="M17878 19642v532h-540v-532" svg:viewBox="0 0 541 533">
          <text:p/>
        </draw:connector>
        <draw:connector draw:style-name="gr48" draw:text-style-name="P2" draw:layer="layout" draw:type="line" svg:x1="16.354cm" svg:y1="19.102cm" svg:x2="17.338cm" svg:y2="18.058cm" draw:start-shape="id125" draw:start-glue-point="11" draw:end-shape="id127" draw:end-glue-point="7" svg:d="M16354 19102l984-1044" svg:viewBox="0 0 985 1045">
          <text:p/>
        </draw:connector>
        <draw:custom-shape draw:style-name="gr46" draw:text-style-name="P17" xml:id="id129" draw:id="id129" draw:layer="layout" svg:width="0.762cm" svg:height="0.762cm" svg:x="15.704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17.227cm" svg:y1="17.788cm" svg:x2="16.466cm" svg:y2="17.789cm" draw:start-shape="id127" draw:start-glue-point="6" draw:end-shape="id129" draw:end-glue-point="10" svg:d="M17227 17788h-380v1h-381" svg:viewBox="0 0 762 2">
          <text:p/>
        </draw:connector>
        <draw:connector draw:style-name="gr48" draw:text-style-name="P2" draw:layer="layout" draw:type="line" svg:x1="16.084cm" svg:y1="20.378cm" svg:x2="16.084cm" svg:y2="19.753cm" draw:start-shape="id130" draw:start-glue-point="4" draw:end-shape="id125" draw:end-glue-point="8" svg:d="M16084 20378v-625" svg:viewBox="0 0 1 626">
          <text:p/>
        </draw:connector>
        <draw:custom-shape draw:style-name="gr46" draw:text-style-name="P17" xml:id="id131" draw:id="id131" draw:layer="layout" svg:width="0.762cm" svg:height="0.762cm" svg:x="17.203cm" svg:y="2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15.703cm" svg:y1="19.372cm" svg:x2="15.704cm" svg:y2="17.789cm" draw:start-shape="id125" draw:start-glue-point="6" draw:end-shape="id129" draw:end-glue-point="6" svg:d="M15703 19372h-501l1-1583h501" svg:viewBox="0 0 503 1584">
          <text:p/>
        </draw:connector>
        <draw:connector draw:style-name="gr49" draw:text-style-name="P2" draw:layer="layout" draw:type="line" svg:x1="16.354cm" svg:y1="21.029cm" svg:x2="17.203cm" svg:y2="21.461cm" draw:start-shape="id130" draw:start-glue-point="9" draw:end-shape="id131" draw:end-glue-point="6" svg:d="M16354 21029l849 432" svg:viewBox="0 0 850 433">
          <text:p/>
        </draw:connector>
        <draw:connector draw:style-name="gr49" draw:text-style-name="P2" draw:layer="layout" draw:type="line" svg:x1="17.314cm" svg:y1="21.191cm" svg:x2="16.354cm" svg:y2="19.642cm" draw:start-shape="id131" draw:start-glue-point="5" draw:end-shape="id125" draw:end-glue-point="9" svg:d="M17314 21191l-960-1549" svg:viewBox="0 0 961 1550">
          <text:p/>
        </draw:connector>
        <draw:connector draw:style-name="gr49" draw:text-style-name="P2" draw:layer="layout" draw:type="lines" svg:x1="17.965cm" svg:y1="21.461cm" svg:x2="17.989cm" svg:y2="19.372cm" draw:start-shape="id131" draw:start-glue-point="10" draw:end-shape="id126" draw:end-glue-point="10" svg:d="M17965 21461h502l24-2089h-502" svg:viewBox="0 0 527 2090">
          <text:p/>
        </draw:connector>
        <draw:custom-shape draw:style-name="gr43" draw:text-style-name="P16" xml:id="id132" draw:id="id132" draw:layer="layout" svg:width="0.762cm" svg:height="0.762cm" svg:x="19.618cm" svg:y="2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20.734cm" svg:y1="19.336cm" svg:x2="22.004cm" svg:y2="19.336cm">
          <text:p/>
        </draw:line>
        <draw:custom-shape draw:style-name="gr45" draw:text-style-name="P11" xml:id="id133" draw:id="id133" draw:layer="layout" svg:width="0.762cm" svg:height="0.762cm" svg:x="18.618cm" svg:y="20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19.729cm" svg:y1="21.191cm" svg:x2="19.269cm" svg:y2="20.731cm" draw:start-shape="id132" draw:start-glue-point="5" draw:end-shape="id133" draw:end-glue-point="9" svg:d="M19729 21191l-460-460" svg:viewBox="0 0 461 461">
          <text:p/>
        </draw:connector>
        <draw:custom-shape draw:style-name="gr45" draw:text-style-name="P11" xml:id="id134" draw:id="id134" draw:layer="layout" svg:width="0.762cm" svg:height="0.762cm" svg:x="19.619cm" svg:y="1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19.999cm" svg:y1="21.08cm" svg:x2="20cm" svg:y2="19.843cm" draw:start-shape="id132" draw:start-glue-point="4" draw:end-shape="id134" draw:end-glue-point="8" svg:d="M19999 21080l1-1237" svg:viewBox="0 0 2 1238">
          <text:p/>
        </draw:connector>
        <draw:custom-shape draw:style-name="gr47" draw:text-style-name="P18" xml:id="id135" draw:id="id135" draw:layer="layout" svg:width="0.762cm" svg:height="0.762cm" svg:x="11.701cm" svg:y="1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2.463cm" svg:y1="14.368cm" svg:x2="13.225cm" svg:y2="14.368cm" draw:start-shape="id135" draw:start-glue-point="10" draw:end-shape="id136" draw:end-glue-point="6" svg:d="M12463 14368h762" svg:viewBox="0 0 763 1">
          <text:p/>
        </draw:connector>
        <draw:custom-shape draw:style-name="gr46" draw:text-style-name="P17" xml:id="id136" draw:id="id136" draw:layer="layout" svg:width="0.762cm" svg:height="0.762cm" svg:x="13.225cm" svg:y="1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37" draw:id="id137" draw:layer="layout" svg:width="0.762cm" svg:height="0.762cm" svg:x="13.225cm" svg:y="1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40" draw:id="id140" draw:layer="layout" svg:width="0.762cm" svg:height="0.762cm" svg:x="11.701cm" svg:y="15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3.606cm" svg:y1="13.987cm" svg:x2="13.606cm" svg:y2="13.165cm" draw:start-shape="id136" draw:start-glue-point="4" draw:end-shape="id137" draw:end-glue-point="8" svg:d="M13606 13987v-822" svg:viewBox="0 0 1 823">
          <text:p/>
        </draw:connector>
        <draw:custom-shape draw:style-name="gr46" draw:text-style-name="P17" xml:id="id138" draw:id="id138" draw:layer="layout" svg:width="0.762cm" svg:height="0.762cm" svg:x="14.615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3.876cm" svg:y1="14.098cm" svg:x2="14.726cm" svg:y2="13.726cm" draw:start-shape="id136" draw:start-glue-point="11" draw:end-shape="id138" draw:end-glue-point="7" svg:d="M13876 14098l850-372" svg:viewBox="0 0 851 373">
          <text:p/>
        </draw:connector>
        <draw:connector draw:style-name="gr44" draw:text-style-name="P2" draw:layer="layout" draw:line-skew="-0.081cm" svg:x1="13.876cm" svg:y1="14.638cm" svg:x2="13.336cm" svg:y2="14.638cm" draw:start-shape="id136" draw:start-glue-point="9" draw:end-shape="id136" draw:end-glue-point="7" svg:d="M13876 14638v532h-540v-532" svg:viewBox="0 0 541 533">
          <text:p/>
        </draw:connector>
        <draw:connector draw:style-name="gr48" draw:text-style-name="P2" draw:layer="layout" draw:type="line" svg:x1="12.352cm" svg:y1="14.098cm" svg:x2="13.336cm" svg:y2="13.054cm" draw:start-shape="id135" draw:start-glue-point="11" draw:end-shape="id137" draw:end-glue-point="7" svg:d="M12352 14098l984-1044" svg:viewBox="0 0 985 1045">
          <text:p/>
        </draw:connector>
        <draw:custom-shape draw:style-name="gr46" draw:text-style-name="P17" xml:id="id139" draw:id="id139" draw:layer="layout" svg:width="0.762cm" svg:height="0.762cm" svg:x="11.70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13.225cm" svg:y1="12.784cm" svg:x2="12.464cm" svg:y2="12.785cm" draw:start-shape="id137" draw:start-glue-point="6" draw:end-shape="id139" draw:end-glue-point="10" svg:d="M13225 12784h-380v1h-381" svg:viewBox="0 0 762 2">
          <text:p/>
        </draw:connector>
        <draw:connector draw:style-name="gr48" draw:text-style-name="P2" draw:layer="layout" draw:type="line" svg:x1="12.082cm" svg:y1="15.374cm" svg:x2="12.082cm" svg:y2="14.749cm" draw:start-shape="id140" draw:start-glue-point="4" draw:end-shape="id135" draw:end-glue-point="8" svg:d="M12082 15374v-625" svg:viewBox="0 0 1 626">
          <text:p/>
        </draw:connector>
        <draw:custom-shape draw:style-name="gr43" draw:text-style-name="P16" xml:id="id141" draw:id="id141" draw:layer="layout" svg:width="0.762cm" svg:height="0.762cm" svg:x="13.201cm" svg:y="16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11.701cm" svg:y1="14.368cm" svg:x2="11.702cm" svg:y2="12.785cm" draw:start-shape="id135" draw:start-glue-point="6" draw:end-shape="id139" draw:end-glue-point="6" svg:d="M11701 14368h-501l1-1583h501" svg:viewBox="0 0 503 1584">
          <text:p/>
        </draw:connector>
        <draw:connector draw:style-name="gr49" draw:text-style-name="P2" draw:layer="layout" draw:type="line" svg:x1="12.352cm" svg:y1="16.025cm" svg:x2="13.201cm" svg:y2="16.457cm" draw:start-shape="id140" draw:start-glue-point="9" draw:end-shape="id141" draw:end-glue-point="6" svg:d="M12352 16025l849 432" svg:viewBox="0 0 850 433">
          <text:p/>
        </draw:connector>
        <draw:line draw:style-name="gr22" draw:text-style-name="P2" draw:layer="layout" svg:x1="9.735cm" svg:y1="14.335cm" svg:x2="11.005cm" svg:y2="14.335cm">
          <text:p/>
        </draw:line>
        <draw:custom-shape draw:style-name="gr47" draw:text-style-name="P18" xml:id="id142" draw:id="id142" draw:layer="layout" svg:width="0.762cm" svg:height="0.762cm" svg:x="1.703cm" svg:y="2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.465cm" svg:y1="24.373cm" svg:x2="3.227cm" svg:y2="24.373cm" draw:start-shape="id142" draw:start-glue-point="10" draw:end-shape="id143" draw:end-glue-point="6" svg:d="M2465 24373h762" svg:viewBox="0 0 763 1">
          <text:p/>
        </draw:connector>
        <draw:custom-shape draw:style-name="gr47" draw:text-style-name="P18" xml:id="id143" draw:id="id143" draw:layer="layout" svg:width="0.762cm" svg:height="0.762cm" svg:x="3.227cm" svg:y="2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44" draw:id="id144" draw:layer="layout" svg:width="0.762cm" svg:height="0.762cm" svg:x="3.227cm" svg:y="22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47" draw:id="id147" draw:layer="layout" svg:width="0.762cm" svg:height="0.762cm" svg:x="1.703cm" svg:y="25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3.608cm" svg:y1="23.992cm" svg:x2="3.608cm" svg:y2="23.17cm" draw:start-shape="id143" draw:start-glue-point="4" draw:end-shape="id144" draw:end-glue-point="8" svg:d="M3608 23992v-822" svg:viewBox="0 0 1 823">
          <text:p/>
        </draw:connector>
        <draw:custom-shape draw:style-name="gr46" draw:text-style-name="P17" xml:id="id145" draw:id="id145" draw:layer="layout" svg:width="0.762cm" svg:height="0.762cm" svg:x="4.617cm" svg:y="2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3.878cm" svg:y1="24.103cm" svg:x2="4.728cm" svg:y2="23.731cm" draw:start-shape="id143" draw:start-glue-point="11" draw:end-shape="id145" draw:end-glue-point="7" svg:d="M3878 24103l850-372" svg:viewBox="0 0 851 373">
          <text:p/>
        </draw:connector>
        <draw:connector draw:style-name="gr44" draw:text-style-name="P2" draw:layer="layout" draw:line-skew="-0.081cm" svg:x1="3.878cm" svg:y1="24.643cm" svg:x2="3.338cm" svg:y2="24.643cm" draw:start-shape="id143" draw:start-glue-point="9" draw:end-shape="id143" draw:end-glue-point="7" svg:d="M3878 24643v532h-540v-532" svg:viewBox="0 0 541 533">
          <text:p/>
        </draw:connector>
        <draw:connector draw:style-name="gr48" draw:text-style-name="P2" draw:layer="layout" draw:type="line" svg:x1="2.354cm" svg:y1="24.103cm" svg:x2="3.338cm" svg:y2="23.059cm" draw:start-shape="id142" draw:start-glue-point="11" draw:end-shape="id144" draw:end-glue-point="7" svg:d="M2354 24103l984-1044" svg:viewBox="0 0 985 1045">
          <text:p/>
        </draw:connector>
        <draw:custom-shape draw:style-name="gr46" draw:text-style-name="P17" xml:id="id146" draw:id="id146" draw:layer="layout" svg:width="0.762cm" svg:height="0.762cm" svg:x="1.704cm" svg:y="2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3.227cm" svg:y1="22.789cm" svg:x2="2.466cm" svg:y2="22.79cm" draw:start-shape="id144" draw:start-glue-point="6" draw:end-shape="id146" draw:end-glue-point="10" svg:d="M3227 22789h-380v1h-381" svg:viewBox="0 0 762 2">
          <text:p/>
        </draw:connector>
        <draw:connector draw:style-name="gr48" draw:text-style-name="P2" draw:layer="layout" draw:type="line" svg:x1="2.084cm" svg:y1="25.379cm" svg:x2="2.084cm" svg:y2="24.754cm" draw:start-shape="id147" draw:start-glue-point="4" draw:end-shape="id142" draw:end-glue-point="8" svg:d="M2084 25379v-625" svg:viewBox="0 0 1 626">
          <text:p/>
        </draw:connector>
        <draw:custom-shape draw:style-name="gr46" draw:text-style-name="P17" xml:id="id148" draw:id="id148" draw:layer="layout" svg:width="0.762cm" svg:height="0.762cm" svg:x="3.203cm" svg:y="2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1.703cm" svg:y1="24.373cm" svg:x2="1.704cm" svg:y2="22.79cm" draw:start-shape="id142" draw:start-glue-point="6" draw:end-shape="id146" draw:end-glue-point="6" svg:d="M1703 24373h-501l1-1583h501" svg:viewBox="0 0 503 1584">
          <text:p/>
        </draw:connector>
        <draw:connector draw:style-name="gr49" draw:text-style-name="P2" draw:layer="layout" draw:type="line" svg:x1="2.354cm" svg:y1="26.03cm" svg:x2="3.203cm" svg:y2="26.462cm" draw:start-shape="id147" draw:start-glue-point="9" draw:end-shape="id148" draw:end-glue-point="6" svg:d="M2354 26030l849 432" svg:viewBox="0 0 850 433">
          <text:p/>
        </draw:connector>
        <draw:connector draw:style-name="gr49" draw:text-style-name="P2" draw:layer="layout" draw:type="line" svg:x1="3.314cm" svg:y1="26.192cm" svg:x2="2.354cm" svg:y2="24.643cm" draw:start-shape="id148" draw:start-glue-point="5" draw:end-shape="id142" draw:end-glue-point="9" svg:d="M3314 26192l-960-1549" svg:viewBox="0 0 961 1550">
          <text:p/>
        </draw:connector>
        <draw:connector draw:style-name="gr49" draw:text-style-name="P2" draw:layer="layout" draw:type="lines" svg:x1="3.965cm" svg:y1="26.462cm" svg:x2="3.989cm" svg:y2="24.373cm" draw:start-shape="id148" draw:start-glue-point="10" draw:end-shape="id143" draw:end-glue-point="10" svg:d="M3965 26462h502l24-2089h-502" svg:viewBox="0 0 527 2090">
          <text:p/>
        </draw:connector>
        <draw:custom-shape draw:style-name="gr46" draw:text-style-name="P17" xml:id="id149" draw:id="id149" draw:layer="layout" svg:width="0.762cm" svg:height="0.762cm" svg:x="5.618cm" svg:y="2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6.734cm" svg:y1="24.337cm" svg:x2="8.004cm" svg:y2="24.337cm">
          <text:p/>
        </draw:line>
        <draw:custom-shape draw:style-name="gr47" draw:text-style-name="P18" xml:id="id150" draw:id="id150" draw:layer="layout" svg:width="0.762cm" svg:height="0.762cm" svg:x="4.618cm" svg:y="2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5.729cm" svg:y1="26.192cm" svg:x2="5.269cm" svg:y2="25.732cm" draw:start-shape="id149" draw:start-glue-point="5" draw:end-shape="id150" draw:end-glue-point="9" svg:d="M5729 26192l-460-460" svg:viewBox="0 0 461 461">
          <text:p/>
        </draw:connector>
        <draw:custom-shape draw:style-name="gr43" draw:text-style-name="P16" xml:id="id151" draw:id="id151" draw:layer="layout" svg:width="0.762cm" svg:height="0.762cm" svg:x="5.619cm" svg:y="24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5.999cm" svg:y1="26.081cm" svg:x2="6cm" svg:y2="24.844cm" draw:start-shape="id149" draw:start-glue-point="4" draw:end-shape="id151" draw:end-glue-point="8" svg:d="M5999 26081l1-1237" svg:viewBox="0 0 2 1238">
          <text:p/>
        </draw:connector>
        <draw:custom-shape draw:style-name="gr47" draw:text-style-name="P18" xml:id="id152" draw:id="id152" draw:layer="layout" svg:width="0.762cm" svg:height="0.762cm" svg:x="22.703cm" svg:y="1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3.465cm" svg:y1="19.373cm" svg:x2="24.227cm" svg:y2="19.373cm" draw:start-shape="id152" draw:start-glue-point="10" draw:end-shape="id153" draw:end-glue-point="6" svg:d="M23465 19373h762" svg:viewBox="0 0 763 1">
          <text:p/>
        </draw:connector>
        <draw:custom-shape draw:style-name="gr47" draw:text-style-name="P18" xml:id="id153" draw:id="id153" draw:layer="layout" svg:width="0.762cm" svg:height="0.762cm" svg:x="24.227cm" svg:y="1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54" draw:id="id154" draw:layer="layout" svg:width="0.762cm" svg:height="0.762cm" svg:x="24.227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57" draw:id="id157" draw:layer="layout" svg:width="0.762cm" svg:height="0.762cm" svg:x="22.703cm" svg:y="20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24.608cm" svg:y1="18.992cm" svg:x2="24.608cm" svg:y2="18.17cm" draw:start-shape="id153" draw:start-glue-point="4" draw:end-shape="id154" draw:end-glue-point="8" svg:d="M24608 18992v-822" svg:viewBox="0 0 1 823">
          <text:p/>
        </draw:connector>
        <draw:custom-shape draw:style-name="gr46" draw:text-style-name="P17" xml:id="id155" draw:id="id155" draw:layer="layout" svg:width="0.762cm" svg:height="0.762cm" svg:x="25.617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24.878cm" svg:y1="19.103cm" svg:x2="25.728cm" svg:y2="18.731cm" draw:start-shape="id153" draw:start-glue-point="11" draw:end-shape="id155" draw:end-glue-point="7" svg:d="M24878 19103l850-372" svg:viewBox="0 0 851 373">
          <text:p/>
        </draw:connector>
        <draw:connector draw:style-name="gr44" draw:text-style-name="P2" draw:layer="layout" draw:line-skew="-0.081cm" svg:x1="24.878cm" svg:y1="19.643cm" svg:x2="24.338cm" svg:y2="19.643cm" draw:start-shape="id153" draw:start-glue-point="9" draw:end-shape="id153" draw:end-glue-point="7" svg:d="M24878 19643v532h-540v-532" svg:viewBox="0 0 541 533">
          <text:p/>
        </draw:connector>
        <draw:connector draw:style-name="gr48" draw:text-style-name="P2" draw:layer="layout" draw:type="line" svg:x1="23.354cm" svg:y1="19.103cm" svg:x2="24.338cm" svg:y2="18.059cm" draw:start-shape="id152" draw:start-glue-point="11" draw:end-shape="id154" draw:end-glue-point="7" svg:d="M23354 19103l984-1044" svg:viewBox="0 0 985 1045">
          <text:p/>
        </draw:connector>
        <draw:custom-shape draw:style-name="gr46" draw:text-style-name="P17" xml:id="id156" draw:id="id156" draw:layer="layout" svg:width="0.762cm" svg:height="0.762cm" svg:x="22.704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24.227cm" svg:y1="17.789cm" svg:x2="23.466cm" svg:y2="17.79cm" draw:start-shape="id154" draw:start-glue-point="6" draw:end-shape="id156" draw:end-glue-point="10" svg:d="M24227 17789h-380v1h-381" svg:viewBox="0 0 762 2">
          <text:p/>
        </draw:connector>
        <draw:connector draw:style-name="gr48" draw:text-style-name="P2" draw:layer="layout" draw:type="line" svg:x1="23.084cm" svg:y1="20.379cm" svg:x2="23.084cm" svg:y2="19.754cm" draw:start-shape="id157" draw:start-glue-point="4" draw:end-shape="id152" draw:end-glue-point="8" svg:d="M23084 20379v-625" svg:viewBox="0 0 1 626">
          <text:p/>
        </draw:connector>
        <draw:custom-shape draw:style-name="gr46" draw:text-style-name="P17" xml:id="id158" draw:id="id158" draw:layer="layout" svg:width="0.762cm" svg:height="0.762cm" svg:x="24.203cm" svg:y="21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22.703cm" svg:y1="19.373cm" svg:x2="22.704cm" svg:y2="17.79cm" draw:start-shape="id152" draw:start-glue-point="6" draw:end-shape="id156" draw:end-glue-point="6" svg:d="M22703 19373h-501l1-1583h501" svg:viewBox="0 0 503 1584">
          <text:p/>
        </draw:connector>
        <draw:connector draw:style-name="gr49" draw:text-style-name="P2" draw:layer="layout" draw:type="line" svg:x1="23.354cm" svg:y1="21.03cm" svg:x2="24.203cm" svg:y2="21.462cm" draw:start-shape="id157" draw:start-glue-point="9" draw:end-shape="id158" draw:end-glue-point="6" svg:d="M23354 21030l849 432" svg:viewBox="0 0 850 433">
          <text:p/>
        </draw:connector>
        <draw:connector draw:style-name="gr49" draw:text-style-name="P2" draw:layer="layout" draw:type="line" svg:x1="24.314cm" svg:y1="21.192cm" svg:x2="23.354cm" svg:y2="19.643cm" draw:start-shape="id158" draw:start-glue-point="5" draw:end-shape="id152" draw:end-glue-point="9" svg:d="M24314 21192l-960-1549" svg:viewBox="0 0 961 1550">
          <text:p/>
        </draw:connector>
        <draw:connector draw:style-name="gr49" draw:text-style-name="P2" draw:layer="layout" draw:type="lines" svg:x1="24.965cm" svg:y1="21.462cm" svg:x2="24.989cm" svg:y2="19.373cm" draw:start-shape="id158" draw:start-glue-point="10" draw:end-shape="id153" draw:end-glue-point="10" svg:d="M24965 21462h502l24-2089h-502" svg:viewBox="0 0 527 2090">
          <text:p/>
        </draw:connector>
        <draw:custom-shape draw:style-name="gr46" draw:text-style-name="P17" xml:id="id159" draw:id="id159" draw:layer="layout" svg:width="0.762cm" svg:height="0.762cm" svg:x="26.618cm" svg:y="21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xml:id="id160" draw:id="id160" draw:layer="layout" svg:width="0.762cm" svg:height="0.762cm" svg:x="25.618cm" svg:y="20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26.729cm" svg:y1="21.192cm" svg:x2="26.269cm" svg:y2="20.732cm" draw:start-shape="id159" draw:start-glue-point="5" draw:end-shape="id160" draw:end-glue-point="9" svg:d="M26729 21192l-460-460" svg:viewBox="0 0 461 461">
          <text:p/>
        </draw:connector>
        <draw:custom-shape draw:style-name="gr47" draw:text-style-name="P18" xml:id="id161" draw:id="id161" draw:layer="layout" svg:width="0.762cm" svg:height="0.762cm" svg:x="26.619cm" svg:y="1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26.999cm" svg:y1="21.081cm" svg:x2="27cm" svg:y2="19.844cm" draw:start-shape="id159" draw:start-glue-point="4" draw:end-shape="id161" draw:end-glue-point="8" svg:d="M26999 21081l1-1237" svg:viewBox="0 0 2 1238">
          <text:p/>
        </draw:connector>
        <draw:custom-shape draw:style-name="gr47" draw:text-style-name="P18" xml:id="id162" draw:id="id162" draw:layer="layout" svg:width="0.762cm" svg:height="0.762cm" svg:x="8.703cm" svg:y="2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9.465cm" svg:y1="24.374cm" svg:x2="10.227cm" svg:y2="24.374cm" draw:start-shape="id162" draw:start-glue-point="10" draw:end-shape="id163" draw:end-glue-point="6" svg:d="M9465 24374h762" svg:viewBox="0 0 763 1">
          <text:p/>
        </draw:connector>
        <draw:custom-shape draw:style-name="gr47" draw:text-style-name="P18" xml:id="id163" draw:id="id163" draw:layer="layout" svg:width="0.762cm" svg:height="0.762cm" svg:x="10.227cm" svg:y="2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64" draw:id="id164" draw:layer="layout" svg:width="0.762cm" svg:height="0.762cm" svg:x="10.227cm" svg:y="2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67" draw:id="id167" draw:layer="layout" svg:width="0.762cm" svg:height="0.762cm" svg:x="8.703cm" svg:y="2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0.608cm" svg:y1="23.993cm" svg:x2="10.608cm" svg:y2="23.171cm" draw:start-shape="id163" draw:start-glue-point="4" draw:end-shape="id164" draw:end-glue-point="8" svg:d="M10608 23993v-822" svg:viewBox="0 0 1 823">
          <text:p/>
        </draw:connector>
        <draw:custom-shape draw:style-name="gr46" draw:text-style-name="P17" xml:id="id165" draw:id="id165" draw:layer="layout" svg:width="0.762cm" svg:height="0.762cm" svg:x="11.617cm" svg:y="2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0.878cm" svg:y1="24.104cm" svg:x2="11.728cm" svg:y2="23.732cm" draw:start-shape="id163" draw:start-glue-point="11" draw:end-shape="id165" draw:end-glue-point="7" svg:d="M10878 24104l850-372" svg:viewBox="0 0 851 373">
          <text:p/>
        </draw:connector>
        <draw:connector draw:style-name="gr44" draw:text-style-name="P2" draw:layer="layout" draw:line-skew="-0.081cm" svg:x1="10.878cm" svg:y1="24.644cm" svg:x2="10.338cm" svg:y2="24.644cm" draw:start-shape="id163" draw:start-glue-point="9" draw:end-shape="id163" draw:end-glue-point="7" svg:d="M10878 24644v532h-540v-532" svg:viewBox="0 0 541 533">
          <text:p/>
        </draw:connector>
        <draw:connector draw:style-name="gr48" draw:text-style-name="P2" draw:layer="layout" draw:type="line" svg:x1="9.354cm" svg:y1="24.104cm" svg:x2="10.338cm" svg:y2="23.06cm" draw:start-shape="id162" draw:start-glue-point="11" draw:end-shape="id164" draw:end-glue-point="7" svg:d="M9354 24104l984-1044" svg:viewBox="0 0 985 1045">
          <text:p/>
        </draw:connector>
        <draw:custom-shape draw:style-name="gr46" draw:text-style-name="P17" xml:id="id166" draw:id="id166" draw:layer="layout" svg:width="0.762cm" svg:height="0.762cm" svg:x="8.704cm" svg:y="2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10.227cm" svg:y1="22.79cm" svg:x2="9.466cm" svg:y2="22.791cm" draw:start-shape="id164" draw:start-glue-point="6" draw:end-shape="id166" draw:end-glue-point="10" svg:d="M10227 22790h-380v1h-381" svg:viewBox="0 0 762 2">
          <text:p/>
        </draw:connector>
        <draw:connector draw:style-name="gr48" draw:text-style-name="P2" draw:layer="layout" draw:type="line" svg:x1="9.084cm" svg:y1="25.38cm" svg:x2="9.084cm" svg:y2="24.755cm" draw:start-shape="id167" draw:start-glue-point="4" draw:end-shape="id162" draw:end-glue-point="8" svg:d="M9084 25380v-625" svg:viewBox="0 0 1 626">
          <text:p/>
        </draw:connector>
        <draw:custom-shape draw:style-name="gr46" draw:text-style-name="P17" xml:id="id168" draw:id="id168" draw:layer="layout" svg:width="0.762cm" svg:height="0.762cm" svg:x="10.203cm" svg:y="2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8.703cm" svg:y1="24.374cm" svg:x2="8.704cm" svg:y2="22.791cm" draw:start-shape="id162" draw:start-glue-point="6" draw:end-shape="id166" draw:end-glue-point="6" svg:d="M8703 24374h-501l1-1583h501" svg:viewBox="0 0 503 1584">
          <text:p/>
        </draw:connector>
        <draw:connector draw:style-name="gr49" draw:text-style-name="P2" draw:layer="layout" draw:type="line" svg:x1="9.354cm" svg:y1="26.031cm" svg:x2="10.203cm" svg:y2="26.463cm" draw:start-shape="id167" draw:start-glue-point="9" draw:end-shape="id168" draw:end-glue-point="6" svg:d="M9354 26031l849 432" svg:viewBox="0 0 850 433">
          <text:p/>
        </draw:connector>
        <draw:connector draw:style-name="gr49" draw:text-style-name="P2" draw:layer="layout" draw:type="line" svg:x1="10.314cm" svg:y1="26.193cm" svg:x2="9.354cm" svg:y2="24.644cm" draw:start-shape="id168" draw:start-glue-point="5" draw:end-shape="id162" draw:end-glue-point="9" svg:d="M10314 26193l-960-1549" svg:viewBox="0 0 961 1550">
          <text:p/>
        </draw:connector>
        <draw:connector draw:style-name="gr49" draw:text-style-name="P2" draw:layer="layout" draw:type="lines" svg:x1="10.965cm" svg:y1="26.463cm" svg:x2="10.989cm" svg:y2="24.374cm" draw:start-shape="id168" draw:start-glue-point="10" draw:end-shape="id163" draw:end-glue-point="10" svg:d="M10965 26463h502l24-2089h-502" svg:viewBox="0 0 527 2090">
          <text:p/>
        </draw:connector>
        <draw:custom-shape draw:style-name="gr46" draw:text-style-name="P17" xml:id="id169" draw:id="id169" draw:layer="layout" svg:width="0.762cm" svg:height="0.762cm" svg:x="12.618cm" svg:y="2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2" draw:layer="layout" svg:x1="13.734cm" svg:y1="24.338cm" svg:x2="15.004cm" svg:y2="24.338cm">
          <text:p/>
        </draw:line>
        <draw:custom-shape draw:style-name="gr45" draw:text-style-name="P11" xml:id="id170" draw:id="id170" draw:layer="layout" svg:width="0.762cm" svg:height="0.762cm" svg:x="11.618cm" svg:y="2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12.729cm" svg:y1="26.193cm" svg:x2="12.269cm" svg:y2="25.733cm" draw:start-shape="id169" draw:start-glue-point="5" draw:end-shape="id170" draw:end-glue-point="9" svg:d="M12729 26193l-460-460" svg:viewBox="0 0 461 461">
          <text:p/>
        </draw:connector>
        <draw:custom-shape draw:style-name="gr43" draw:text-style-name="P16" xml:id="id171" draw:id="id171" draw:layer="layout" svg:width="0.762cm" svg:height="0.762cm" svg:x="12.619cm" svg:y="2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12.999cm" svg:y1="26.082cm" svg:x2="13cm" svg:y2="24.845cm" draw:start-shape="id169" draw:start-glue-point="4" draw:end-shape="id171" draw:end-glue-point="8" svg:d="M12999 26082l1-1237" svg:viewBox="0 0 2 1238">
          <text:p/>
        </draw:connector>
        <draw:custom-shape draw:style-name="gr47" draw:text-style-name="P18" xml:id="id172" draw:id="id172" draw:layer="layout" svg:width="0.762cm" svg:height="0.762cm" svg:x="15.703cm" svg:y="2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6.465cm" svg:y1="24.374cm" svg:x2="17.227cm" svg:y2="24.374cm" draw:start-shape="id172" draw:start-glue-point="10" draw:end-shape="id173" draw:end-glue-point="6" svg:d="M16465 24374h762" svg:viewBox="0 0 763 1">
          <text:p/>
        </draw:connector>
        <draw:custom-shape draw:style-name="gr47" draw:text-style-name="P18" xml:id="id173" draw:id="id173" draw:layer="layout" svg:width="0.762cm" svg:height="0.762cm" svg:x="17.227cm" svg:y="2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74" draw:id="id174" draw:layer="layout" svg:width="0.762cm" svg:height="0.762cm" svg:x="17.227cm" svg:y="2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177" draw:id="id177" draw:layer="layout" svg:width="0.762cm" svg:height="0.762cm" svg:x="15.703cm" svg:y="2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svg:x1="17.608cm" svg:y1="23.993cm" svg:x2="17.608cm" svg:y2="23.171cm" draw:start-shape="id173" draw:start-glue-point="4" draw:end-shape="id174" draw:end-glue-point="8" svg:d="M17608 23993v-822" svg:viewBox="0 0 1 823">
          <text:p/>
        </draw:connector>
        <draw:custom-shape draw:style-name="gr46" draw:text-style-name="P17" xml:id="id175" draw:id="id175" draw:layer="layout" svg:width="0.762cm" svg:height="0.762cm" svg:x="18.617cm" svg:y="2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" draw:layer="layout" draw:type="line" svg:x1="17.878cm" svg:y1="24.104cm" svg:x2="18.728cm" svg:y2="23.732cm" draw:start-shape="id173" draw:start-glue-point="11" draw:end-shape="id175" draw:end-glue-point="7" svg:d="M17878 24104l850-372" svg:viewBox="0 0 851 373">
          <text:p/>
        </draw:connector>
        <draw:connector draw:style-name="gr44" draw:text-style-name="P2" draw:layer="layout" draw:line-skew="-0.081cm" svg:x1="17.878cm" svg:y1="24.644cm" svg:x2="17.338cm" svg:y2="24.644cm" draw:start-shape="id173" draw:start-glue-point="9" draw:end-shape="id173" draw:end-glue-point="7" svg:d="M17878 24644v532h-540v-532" svg:viewBox="0 0 541 533">
          <text:p/>
        </draw:connector>
        <draw:connector draw:style-name="gr48" draw:text-style-name="P2" draw:layer="layout" draw:type="line" svg:x1="16.354cm" svg:y1="24.104cm" svg:x2="17.338cm" svg:y2="23.06cm" draw:start-shape="id172" draw:start-glue-point="11" draw:end-shape="id174" draw:end-glue-point="7" svg:d="M16354 24104l984-1044" svg:viewBox="0 0 985 1045">
          <text:p/>
        </draw:connector>
        <draw:custom-shape draw:style-name="gr46" draw:text-style-name="P17" xml:id="id176" draw:id="id176" draw:layer="layout" svg:width="0.762cm" svg:height="0.762cm" svg:x="15.704cm" svg:y="2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svg:x1="17.227cm" svg:y1="22.79cm" svg:x2="16.466cm" svg:y2="22.791cm" draw:start-shape="id174" draw:start-glue-point="6" draw:end-shape="id176" draw:end-glue-point="10" svg:d="M17227 22790h-380v1h-381" svg:viewBox="0 0 762 2">
          <text:p/>
        </draw:connector>
        <draw:connector draw:style-name="gr48" draw:text-style-name="P2" draw:layer="layout" draw:type="line" svg:x1="16.084cm" svg:y1="25.38cm" svg:x2="16.084cm" svg:y2="24.755cm" draw:start-shape="id177" draw:start-glue-point="4" draw:end-shape="id172" draw:end-glue-point="8" svg:d="M16084 25380v-625" svg:viewBox="0 0 1 626">
          <text:p/>
        </draw:connector>
        <draw:custom-shape draw:style-name="gr46" draw:text-style-name="P17" xml:id="id178" draw:id="id178" draw:layer="layout" svg:width="0.762cm" svg:height="0.762cm" svg:x="17.203cm" svg:y="2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s" svg:x1="15.703cm" svg:y1="24.374cm" svg:x2="15.704cm" svg:y2="22.791cm" draw:start-shape="id172" draw:start-glue-point="6" draw:end-shape="id176" draw:end-glue-point="6" svg:d="M15703 24374h-501l1-1583h501" svg:viewBox="0 0 503 1584">
          <text:p/>
        </draw:connector>
        <draw:connector draw:style-name="gr49" draw:text-style-name="P2" draw:layer="layout" draw:type="line" svg:x1="16.354cm" svg:y1="26.031cm" svg:x2="17.203cm" svg:y2="26.463cm" draw:start-shape="id177" draw:start-glue-point="9" draw:end-shape="id178" draw:end-glue-point="6" svg:d="M16354 26031l849 432" svg:viewBox="0 0 850 433">
          <text:p/>
        </draw:connector>
        <draw:connector draw:style-name="gr49" draw:text-style-name="P2" draw:layer="layout" draw:type="line" svg:x1="17.314cm" svg:y1="26.193cm" svg:x2="16.354cm" svg:y2="24.644cm" draw:start-shape="id178" draw:start-glue-point="5" draw:end-shape="id172" draw:end-glue-point="9" svg:d="M17314 26193l-960-1549" svg:viewBox="0 0 961 1550">
          <text:p/>
        </draw:connector>
        <draw:connector draw:style-name="gr49" draw:text-style-name="P2" draw:layer="layout" draw:type="lines" svg:x1="17.965cm" svg:y1="26.463cm" svg:x2="17.989cm" svg:y2="24.374cm" draw:start-shape="id178" draw:start-glue-point="10" draw:end-shape="id173" draw:end-glue-point="10" svg:d="M17965 26463h502l24-2089h-502" svg:viewBox="0 0 527 2090">
          <text:p/>
        </draw:connector>
        <draw:custom-shape draw:style-name="gr46" draw:text-style-name="P17" xml:id="id179" draw:id="id179" draw:layer="layout" svg:width="0.762cm" svg:height="0.762cm" svg:x="19.618cm" svg:y="2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8" xml:id="id180" draw:id="id180" draw:layer="layout" svg:width="0.762cm" svg:height="0.762cm" svg:x="18.618cm" svg:y="2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19.729cm" svg:y1="26.193cm" svg:x2="19.269cm" svg:y2="25.733cm" draw:start-shape="id179" draw:start-glue-point="5" draw:end-shape="id180" draw:end-glue-point="9" svg:d="M19729 26193l-460-460" svg:viewBox="0 0 461 461">
          <text:p/>
        </draw:connector>
        <draw:custom-shape draw:style-name="gr46" draw:text-style-name="P17" xml:id="id181" draw:id="id181" draw:layer="layout" svg:width="0.762cm" svg:height="0.762cm" svg:x="19.619cm" svg:y="24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2" draw:layer="layout" draw:type="line" svg:x1="19.999cm" svg:y1="26.082cm" svg:x2="20cm" svg:y2="24.845cm" draw:start-shape="id179" draw:start-glue-point="4" draw:end-shape="id181" draw:end-glue-point="8" svg:d="M19999 26082l1-1237" svg:viewBox="0 0 2 1238">
          <text:p/>
        </draw:connector>
        <draw:connector draw:style-name="gr49" draw:text-style-name="P2" draw:layer="layout" draw:type="line" svg:x1="12.73cm" svg:y1="24.734cm" svg:x2="12.269cm" svg:y2="25.193cm" draw:start-shape="id171" draw:start-glue-point="7" draw:end-shape="id170" draw:end-glue-point="11" svg:d="M12730 24734l-461 459" svg:viewBox="0 0 462 460">
          <text:p/>
        </draw:connector>
        <draw:connector draw:style-name="gr49" draw:text-style-name="P2" draw:layer="layout" draw:type="line" svg:x1="19.73cm" svg:y1="24.734cm" svg:x2="19.269cm" svg:y2="25.193cm" draw:start-shape="id181" draw:start-glue-point="7" draw:end-shape="id180" draw:end-glue-point="11" svg:d="M19730 24734l-461 459" svg:viewBox="0 0 462 460">
          <text:p/>
        </draw:connector>
        <draw:g>
          <svg:title>TexMaths</svg:title>
          <svg:desc>12§latex§\text{RNG}(\text{Status}_0)§svg§600§TRUE§</svg:desc>
          <draw:polygon draw:style-name="gr50" draw:text-style-name="P19" draw:layer="layout" svg:width="2.649cm" svg:height="0.421cm" svg:x="0.652cm" svg:y="-1.438cm" svg:viewBox="0 0 2650 422" draw:points="1325,422 0,422 0,0 2650,0 2650,422">
            <text:p/>
          </draw:polygon>
          <draw:path draw:style-name="gr7" draw:text-style-name="P7" draw:layer="layout" svg:width="0.294cm" svg:height="0.297cm" svg:x="0.666cm" svg:y="-1.41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7" draw:text-style-name="P7" draw:layer="layout" svg:width="0.288cm" svg:height="0.288cm" svg:x="0.977cm" svg:y="-1.41cm" svg:viewBox="0 0 289 289" svg:d="M84 6c-3-6-4-6-12-6h-72v13h12c6 0 15 0 22 1 9 1 9 1 9 10v221c0 11 0 30-43 30v14c14 0 36-1 50-1 13 0 34 1 49 1v-14c-43 0-43-19-43-30v-220c2 2 2 2 4 5l172 253c4 6 4 6 7 6 7 0 7-3 7-11v-234c0-11 0-31 43-31v-13c-14 0-36 1-50 1-13 0-34-1-49-1v13c43 0 43 20 43 31v181z">
            <text:p/>
          </draw:path>
          <draw:path draw:style-name="gr7" draw:text-style-name="P7" draw:layer="layout" svg:width="0.286cm" svg:height="0.306cm" svg:x="1.302cm" svg:y="-1.419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7" draw:text-style-name="P7" draw:layer="layout" svg:width="0.098cm" svg:height="0.421cm" svg:x="1.652cm" svg:y="-1.438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1.797cm" svg:y="-1.419cm" svg:viewBox="0 0 188 307" svg:d="M124 134l-54-13c-27-7-43-29-43-54 0-30 23-55 57-55 70 0 79 70 82 88 0 3 0 6 5 6 6 0 6-2 6-11v-84c0-8 0-11-5-11-3 0-4 0-7 6l-14 24c-13-13-31-30-68-30-47 0-83 37-83 82 0 35 22 66 56 77 4 2 26 7 55 15 12 2 24 5 37 21 9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2.016cm" svg:y="-1.381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2.19cm" svg:y="-1.31cm" svg:viewBox="0 0 191 195" svg:d="M123 157c2 18 13 35 34 35 8 0 34-6 34-40v-23h-10v23c0 24-11 27-16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2cm" svg:height="0.264cm" svg:x="2.391cm" svg:y="-1.381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212cm" svg:height="0.191cm" svg:x="2.561cm" svg:y="-1.309cm" svg:viewBox="0 0 213 192" svg:d="M152 153v39l61-5v-13c-30 0-32-3-32-23v-151l-63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2.795cm" svg:y="-1.31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137cm" svg:height="0.201cm" svg:x="2.963cm" svg:y="-1.255cm" svg:viewBox="0 0 138 202" svg:d="M138 103c0-33-4-57-18-77-9-14-27-26-51-26-69 0-69 81-69 103 0 21 0 99 69 99s69-78 69-99zM69 195c-13 0-32-9-37-33-5-17-5-42-5-63 0-22 0-44 5-61 5-24 25-29 37-29 16 0 32 9 37 26 4 16 5 38 5 64 0 21 0 43-3 62-7 27-27 34-39 34z">
            <text:p/>
          </draw:path>
          <draw:path draw:style-name="gr7" draw:text-style-name="P7" draw:layer="layout" svg:width="0.098cm" svg:height="0.421cm" svg:x="3.161cm" svg:y="-1.438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})§svg§600§TRUE§</svg:desc>
          <draw:polygon draw:style-name="gr50" draw:text-style-name="P19" draw:layer="layout" svg:width="2.887cm" svg:height="0.421cm" svg:x="-1.778cm" svg:y="1.017cm" svg:viewBox="0 0 2888 422" draw:points="1444,422 0,422 0,0 2888,0 2888,422">
            <text:p/>
          </draw:polygon>
          <draw:path draw:style-name="gr7" draw:text-style-name="P7" draw:layer="layout" svg:width="0.294cm" svg:height="0.297cm" svg:x="-1.764cm" svg:y="1.045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7" draw:text-style-name="P7" draw:layer="layout" svg:width="0.288cm" svg:height="0.288cm" svg:x="-1.454cm" svg:y="1.045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7" draw:text-style-name="P7" draw:layer="layout" svg:width="0.286cm" svg:height="0.306cm" svg:x="-1.128cm" svg:y="1.036cm" svg:viewBox="0 0 287 307" svg:d="M227 271c5 10 23 26 27 26s4-3 4-9v-74c0-16 2-18 29-18v-14c-15 1-38 2-51 2-17 0-54 0-68-2v14h13c38 0 40 4 40 20v27c0 48-54 51-66 51-27 0-112-15-112-141s84-140 110-140c45 0 83 38 92 100 1 6 1 8 6 8 7 0 7-2 7-11v-99c0-8 0-11-5-11-2 0-2 0-6 5l-21 31c-14-13-37-36-79-36-79 0-147 67-147 153 0 87 68 154 148 154 31 0 65-11 79-36z">
            <text:p/>
          </draw:path>
          <draw:path draw:style-name="gr7" draw:text-style-name="P7" draw:layer="layout" svg:width="0.098cm" svg:height="0.421cm" svg:x="-0.779cm" svg:y="1.017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-0.633cm" svg:y="1.036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-0.414cm" svg:y="1.074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-0.24cm" svg:y="1.145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1cm" svg:height="0.264cm" svg:x="-0.04cm" svg:y="1.074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0.13cm" svg:y="1.146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0.364cm" svg:y="1.145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7" draw:text-style-name="P7" draw:layer="layout" svg:width="0.228cm" svg:height="0.213cm" svg:x="0.538cm" svg:y="1.189cm" svg:viewBox="0 0 229 214" svg:d="M229 4c0-2-1-4-3-4s-3 1-6 4l-21 22c-3-3-20-26-56-26-72 0-143 63-143 130 0 49 37 84 91 84 16 0 44-3 75-29 23-20 30-46 30-48 0-4-4-4-5-4-4 0-5 2-6 5-11 40-54 65-89 65-32 0-66-16-66-63 0-9 2-56 36-93 20-23 51-36 80-36 33 0 54 24 54 58 0 8 0 10 0 12 0 3 3 3 4 3 5 0 5-1 7-5z">
            <text:p/>
          </draw:path>
          <draw:path draw:style-name="gr7" draw:text-style-name="P7" draw:layer="layout" svg:width="0.086cm" svg:height="0.14cm" svg:x="0.789cm" svg:y="1.298cm" svg:viewBox="0 0 87 141" svg:d="M55 7c0-7-1-7-8-7-15 13-39 13-43 13h-4v10h4c5 0 18-1 31-6v106c0 6 0 9-23 9h-10v9c11-1 31-1 42-1 13 0 32 0 43 1v-9h-10c-22 0-22-3-22-9z">
            <text:p/>
          </draw:path>
          <draw:path draw:style-name="gr7" draw:text-style-name="P7" draw:layer="layout" svg:width="0.098cm" svg:height="0.421cm" svg:x="0.969cm" svg:y="1.017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1)§svg§600§TRUE§</svg:desc>
          <draw:polygon draw:style-name="gr50" draw:text-style-name="P19" draw:layer="layout" svg:width="2.649cm" svg:height="0.421cm" svg:x="4.064cm" svg:y="-1.524cm" svg:viewBox="0 0 2650 422" draw:points="1325,422 0,422 0,0 2650,0 2650,422">
            <text:p/>
          </draw:polygon>
          <draw:path draw:style-name="gr7" draw:text-style-name="P7" draw:layer="layout" svg:width="0.294cm" svg:height="0.297cm" svg:x="4.078cm" svg:y="-1.496cm" svg:viewBox="0 0 295 298" svg:d="M80 139v-109c0-10 0-15 9-16 4-1 17-1 25-1 39 0 86 1 86 63 0 29-11 63-73 63zM169 145c41-10 74-36 74-69 0-41-48-76-110-76h-133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7" draw:text-style-name="P7" draw:layer="layout" svg:width="0.288cm" svg:height="0.288cm" svg:x="4.389cm" svg:y="-1.496cm" svg:viewBox="0 0 289 289" svg:d="M84 6c-3-6-4-6-12-6h-72v13h12c6 0 15 0 22 1 9 1 9 1 9 10v221c0 11 0 30-43 30v14c14 0 36-1 50-1 13 0 34 1 49 1v-14c-43 0-43-19-43-30v-220c2 2 2 2 4 5l172 253c4 6 4 6 7 6 7 0 7-3 7-11v-234c0-11 0-31 43-31v-13c-14 0-36 1-50 1-13 0-34-1-49-1v13c43 0 43 20 43 31v181z">
            <text:p/>
          </draw:path>
          <draw:path draw:style-name="gr7" draw:text-style-name="P7" draw:layer="layout" svg:width="0.286cm" svg:height="0.306cm" svg:x="4.714cm" svg:y="-1.505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7" draw:text-style-name="P7" draw:layer="layout" svg:width="0.098cm" svg:height="0.421cm" svg:x="5.064cm" svg:y="-1.524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5.209cm" svg:y="-1.505cm" svg:viewBox="0 0 188 307" svg:d="M124 134l-54-13c-27-7-43-29-43-54 0-30 23-55 57-55 70 0 79 70 82 88 0 3 0 6 5 6 6 0 6-2 6-11v-84c0-8 0-11-5-11-3 0-4 0-7 6l-14 24c-13-13-31-30-68-30-47 0-83 37-83 82 0 35 22 66 56 77 4 2 26 7 55 15 12 2 24 5 37 21 9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5.428cm" svg:y="-1.46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5.602cm" svg:y="-1.396cm" svg:viewBox="0 0 191 195" svg:d="M123 157c2 18 13 35 34 35 8 0 34-6 34-40v-23h-10v23c0 24-11 27-16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1cm" svg:height="0.264cm" svg:x="5.803cm" svg:y="-1.467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5.973cm" svg:y="-1.395cm" svg:viewBox="0 0 213 192" svg:d="M152 153v39l61-5v-13c-30 0-32-3-32-23v-151l-63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6.207cm" svg:y="-1.396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107cm" svg:height="0.196cm" svg:x="6.392cm" svg:y="-1.341cm" svg:viewBox="0 0 108 197" svg:d="M67 9c0-9-1-9-8-9-20 18-47 19-59 19v11c7 0 27 0 43-9v152c0 9 0 13-30 13h-11v11c6 0 42-1 53-1 9 0 47 1 53 1v-11h-11c-30 0-30-4-30-13z">
            <text:p/>
          </draw:path>
          <draw:path draw:style-name="gr7" draw:text-style-name="P7" draw:layer="layout" svg:width="0.098cm" svg:height="0.421cm" svg:x="6.573cm" svg:y="-1.524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2)§svg§600§TRUE§</svg:desc>
          <draw:polygon draw:style-name="gr50" draw:text-style-name="P19" draw:layer="layout" svg:width="2.649cm" svg:height="0.421cm" svg:x="7.874cm" svg:y="-1.524cm" svg:viewBox="0 0 2650 422" draw:points="1325,422 0,422 0,0 2650,0 2650,422">
            <text:p/>
          </draw:polygon>
          <draw:path draw:style-name="gr7" draw:text-style-name="P7" draw:layer="layout" svg:width="0.294cm" svg:height="0.297cm" svg:x="7.888cm" svg:y="-1.496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7" draw:text-style-name="P7" draw:layer="layout" svg:width="0.288cm" svg:height="0.288cm" svg:x="8.199cm" svg:y="-1.496cm" svg:viewBox="0 0 289 289" svg:d="M84 6c-3-6-4-6-12-6h-72v13h12c6 0 15 0 22 1 9 1 9 1 9 10v221c0 11 0 30-43 30v14c14 0 36-1 50-1 13 0 34 1 49 1v-14c-43 0-43-19-43-30v-220c2 2 2 2 4 5l172 253c4 6 4 6 7 6 7 0 7-3 7-11v-234c0-11 0-31 43-31v-13c-14 0-36 1-50 1-13 0-34-1-49-1v13c43 0 43 20 43 31v181z">
            <text:p/>
          </draw:path>
          <draw:path draw:style-name="gr7" draw:text-style-name="P7" draw:layer="layout" svg:width="0.286cm" svg:height="0.306cm" svg:x="8.524cm" svg:y="-1.505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7" draw:text-style-name="P7" draw:layer="layout" svg:width="0.098cm" svg:height="0.421cm" svg:x="8.874cm" svg:y="-1.524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9.019cm" svg:y="-1.505cm" svg:viewBox="0 0 188 307" svg:d="M124 134l-54-13c-27-7-43-29-43-54 0-30 23-55 57-55 70 0 79 70 82 88 0 3 0 6 5 6 6 0 6-2 6-11v-84c0-8 0-11-5-11-3 0-4 0-7 6l-14 24c-13-13-31-30-68-30-47 0-83 37-83 82 0 35 22 66 56 77 4 2 26 7 55 15 12 2 24 5 37 21 9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9.238cm" svg:y="-1.46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9.412cm" svg:y="-1.396cm" svg:viewBox="0 0 191 195" svg:d="M123 157c2 18 13 35 34 35 8 0 34-6 34-40v-23h-10v23c0 24-11 27-16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2cm" svg:height="0.264cm" svg:x="9.613cm" svg:y="-1.46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212cm" svg:height="0.191cm" svg:x="9.783cm" svg:y="-1.395cm" svg:viewBox="0 0 213 192" svg:d="M152 153v39l61-5v-13c-30 0-32-3-32-23v-151l-63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10.017cm" svg:y="-1.396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131cm" svg:height="0.196cm" svg:x="10.189cm" svg:y="-1.341cm" svg:viewBox="0 0 132 197" svg:d="M132 143h-11c-1 7-4 24-8 27-2 2-25 2-29 2h-54c30-28 41-36 59-50 22-17 43-36 43-64 0-36-32-58-71-58-36 0-61 26-61 53 0 15 12 17 15 17 8 0 17-6 17-16 0-5-2-16-18-16 9-21 29-27 44-27 29 0 45 23 45 47 0 25-19 46-28 57l-72 70c-3 3-3 4-3 12h123z">
            <text:p/>
          </draw:path>
          <draw:path draw:style-name="gr7" draw:text-style-name="P7" draw:layer="layout" svg:width="0.098cm" svg:height="0.421cm" svg:x="10.383cm" svg:y="-1.524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})§svg§600§TRUE§</svg:desc>
          <draw:polygon draw:style-name="gr50" draw:text-style-name="P19" draw:layer="layout" svg:width="2.887cm" svg:height="0.421cm" svg:x="12.591cm" svg:y="-1.524cm" svg:viewBox="0 0 2888 422" draw:points="1444,422 0,422 0,0 2888,0 2888,422">
            <text:p/>
          </draw:polygon>
          <draw:path draw:style-name="gr7" draw:text-style-name="P7" draw:layer="layout" svg:width="0.294cm" svg:height="0.297cm" svg:x="12.605cm" svg:y="-1.496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7" draw:text-style-name="P7" draw:layer="layout" svg:width="0.288cm" svg:height="0.288cm" svg:x="12.915cm" svg:y="-1.496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7" draw:text-style-name="P7" draw:layer="layout" svg:width="0.286cm" svg:height="0.306cm" svg:x="13.241cm" svg:y="-1.505cm" svg:viewBox="0 0 287 307" svg:d="M227 271c5 10 23 26 27 26s4-3 4-9v-74c0-16 2-18 29-18v-14c-15 1-38 2-51 2-17 0-54 0-68-2v14h13c38 0 40 4 40 20v27c0 48-54 51-66 51-27 0-112-15-112-141s84-140 110-140c45 0 83 38 92 100 1 6 1 8 6 8 7 0 7-2 7-11v-99c0-8 0-11-5-11-2 0-2 0-6 5l-21 31c-14-13-37-36-79-36-79 0-147 67-147 153 0 87 68 154 148 154 31 0 65-11 79-36z">
            <text:p/>
          </draw:path>
          <draw:path draw:style-name="gr7" draw:text-style-name="P7" draw:layer="layout" svg:width="0.098cm" svg:height="0.421cm" svg:x="13.59cm" svg:y="-1.524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13.736cm" svg:y="-1.505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13.955cm" svg:y="-1.46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4.129cm" svg:y="-1.396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1cm" svg:height="0.264cm" svg:x="14.329cm" svg:y="-1.467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4.499cm" svg:y="-1.395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14.733cm" svg:y="-1.396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7" draw:text-style-name="P7" draw:layer="layout" svg:width="0.228cm" svg:height="0.213cm" svg:x="14.907cm" svg:y="-1.352cm" svg:viewBox="0 0 229 214" svg:d="M229 4c0-2-1-4-3-4s-3 1-6 4l-21 22c-3-3-20-26-56-26-72 0-143 63-143 130 0 49 37 84 91 84 16 0 44-3 75-29 23-20 30-46 30-48 0-4-4-4-5-4-4 0-5 2-6 5-11 40-54 65-89 65-32 0-66-16-66-63 0-9 2-56 36-93 20-23 51-36 80-36 33 0 54 24 54 58 0 8 0 10 0 12 0 3 3 3 4 3 5 0 5-1 7-5z">
            <text:p/>
          </draw:path>
          <draw:path draw:style-name="gr7" draw:text-style-name="P7" draw:layer="layout" svg:width="0.086cm" svg:height="0.14cm" svg:x="15.158cm" svg:y="-1.243cm" svg:viewBox="0 0 87 141" svg:d="M55 7c0-7-1-7-8-7-15 13-39 13-43 13h-4v10h4c5 0 18-1 31-6v106c0 6 0 9-23 9h-10v9c11-1 31-1 42-1 13 0 32 0 43 1v-9h-10c-22 0-22-3-22-9z">
            <text:p/>
          </draw:path>
          <draw:path draw:style-name="gr7" draw:text-style-name="P7" draw:layer="layout" svg:width="0.098cm" svg:height="0.421cm" svg:x="15.338cm" svg:y="-1.524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2})§svg§600§TRUE§</svg:desc>
          <draw:polygon draw:style-name="gr50" draw:text-style-name="P19" draw:layer="layout" svg:width="3.313cm" svg:height="0.421cm" svg:x="5.004cm" svg:y="3.135cm" svg:viewBox="0 0 3314 422" draw:points="1657,422 0,422 0,0 3314,0 3314,422">
            <text:p/>
          </draw:polygon>
          <draw:path draw:style-name="gr7" draw:text-style-name="P7" draw:layer="layout" svg:width="0.294cm" svg:height="0.297cm" svg:x="5.018cm" svg:y="3.163cm" svg:viewBox="0 0 295 298" svg:d="M80 139v-109c0-10 0-15 9-16 4-1 17-1 25-1 39 0 86 1 86 63 0 30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30-61l-5-34c-8-27-28-41-52-49z">
            <text:p/>
          </draw:path>
          <draw:path draw:style-name="gr7" draw:text-style-name="P7" draw:layer="layout" svg:width="0.288cm" svg:height="0.288cm" svg:x="5.328cm" svg:y="3.163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7" draw:text-style-name="P7" draw:layer="layout" svg:width="0.286cm" svg:height="0.306cm" svg:x="5.654cm" svg:y="3.154cm" svg:viewBox="0 0 287 307" svg:d="M227 271c5 10 23 26 27 26s4-3 4-9v-74c0-16 2-18 29-18v-14c-15 1-38 2-51 2-17 0-54 0-68-2v14h13c38 0 40 4 40 20v27c0 48-54 51-66 51-27 0-112-15-112-141s84-140 110-140c45 0 83 38 92 100 1 6 1 8 6 8 7 0 7-2 7-11v-99c0-8 0-11-5-11-2 0-3 0-6 5l-21 31c-14-13-37-36-79-36-79 0-147 67-147 153 0 87 68 154 148 154 31 0 65-11 79-36z">
            <text:p/>
          </draw:path>
          <draw:path draw:style-name="gr7" draw:text-style-name="P7" draw:layer="layout" svg:width="0.098cm" svg:height="0.421cm" svg:x="6.003cm" svg:y="3.135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6.149cm" svg:y="3.154cm" svg:viewBox="0 0 188 307" svg:d="M124 134l-54-13c-27-7-43-29-43-54 0-30 23-55 56-55 71 0 80 70 83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6.368cm" svg:y="3.192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6.542cm" svg:y="3.263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1cm" svg:height="0.264cm" svg:x="6.742cm" svg:y="3.192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6.912cm" svg:y="3.264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7.146cm" svg:y="3.263cm" svg:viewBox="0 0 139 195" svg:d="M74 107c9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7" draw:text-style-name="P7" draw:layer="layout" svg:width="0.228cm" svg:height="0.213cm" svg:x="7.32cm" svg:y="3.307cm" svg:viewBox="0 0 229 214" svg:d="M229 4c0-2-1-4-3-4s-3 1-6 4l-21 22c-3-3-20-26-56-26-72 0-143 63-143 130 0 49 37 84 91 84 16 0 44-3 75-29 23-20 30-46 30-48 0-4-4-4-5-4-4 0-5 2-6 5-11 40-54 65-89 65-32 0-66-16-66-63 0-9 2-56 36-93 20-23 51-36 80-36 33 0 54 24 54 58 0 8 0 10 0 12 0 3 3 3 4 3 5 0 5-1 7-5z">
            <text:p/>
          </draw:path>
          <draw:path draw:style-name="gr7" draw:text-style-name="P7" draw:layer="layout" svg:width="0.086cm" svg:height="0.14cm" svg:x="7.571cm" svg:y="3.416cm" svg:viewBox="0 0 87 141" svg:d="M55 7c0-7-1-7-8-7-15 13-39 13-43 13h-4v10h4c5 0 18-1 31-6v106c0 6 0 9-23 9h-10v9c11-1 31-1 42-1 13 0 32 0 43 1v-9h-10c-22 0-22-3-22-9z">
            <text:p/>
          </draw:path>
          <draw:path draw:style-name="gr7" draw:text-style-name="P7" draw:layer="layout" svg:width="0.217cm" svg:height="0.218cm" svg:x="7.726cm" svg:y="3.332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13cm" svg:height="0.196cm" svg:x="7.983cm" svg:y="3.318cm" svg:viewBox="0 0 131 197" svg:d="M131 143h-10c-1 7-4 24-8 27-2 2-25 2-29 2h-54c30-28 41-36 59-50 22-17 42-36 42-64 0-36-31-58-70-58-36 0-61 26-61 53 0 15 12 17 15 17 8 0 17-6 17-16 0-5-2-16-18-16 9-21 29-27 44-27 29 0 45 23 45 47 0 25-19 46-28 57l-72 70c-3 3-3 4-3 12h123z">
            <text:p/>
          </draw:path>
          <draw:path draw:style-name="gr7" draw:text-style-name="P7" draw:layer="layout" svg:width="0.098cm" svg:height="0.421cm" svg:x="8.178cm" svg:y="3.135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3})§svg§600§TRUE§</svg:desc>
          <draw:polygon draw:style-name="gr50" draw:text-style-name="P19" draw:layer="layout" svg:width="3.313cm" svg:height="0.421cm" svg:x="9.652cm" svg:y="3.303cm" svg:viewBox="0 0 3314 422" draw:points="1657,422 0,422 0,0 3314,0 3314,422">
            <text:p/>
          </draw:polygon>
          <draw:path draw:style-name="gr7" draw:text-style-name="P7" draw:layer="layout" svg:width="0.294cm" svg:height="0.297cm" svg:x="9.666cm" svg:y="3.331cm" svg:viewBox="0 0 295 298" svg:d="M80 139v-109c0-10 0-15 9-16 4-1 17-1 25-1 39 0 86 1 86 63 0 30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30-61l-5-34c-8-27-28-41-52-49z">
            <text:p/>
          </draw:path>
          <draw:path draw:style-name="gr7" draw:text-style-name="P7" draw:layer="layout" svg:width="0.288cm" svg:height="0.288cm" svg:x="9.976cm" svg:y="3.331cm" svg:viewBox="0 0 289 289" svg:d="M84 6c-3-6-4-6-12-6h-72v13h12c6 0 15 0 22 1 9 1 9 1 9 10v221c0 11 0 30-43 30v14c14 0 36-1 50-1 13 0 34 1 49 1v-14c-43 0-43-19-43-30v-220c2 2 2 2 4 5l172 253c4 6 4 6 7 6 7 0 7-3 7-11v-234c0-11 0-31 43-31v-13c-15 0-36 1-50 1-13 0-35-1-49-1v13c43 0 43 20 43 31v181z">
            <text:p/>
          </draw:path>
          <draw:path draw:style-name="gr7" draw:text-style-name="P7" draw:layer="layout" svg:width="0.286cm" svg:height="0.306cm" svg:x="10.302cm" svg:y="3.322cm" svg:viewBox="0 0 287 307" svg:d="M227 271c5 10 23 26 27 26s4-3 4-9v-74c0-16 2-18 29-18v-14c-15 1-38 2-51 2-17 0-54 0-68-2v14h13c38 0 40 4 40 20v27c0 48-54 51-66 51-27 0-112-15-112-141s84-140 110-140c45 0 83 38 92 100 1 6 1 8 6 8 7 0 7-2 7-11v-99c0-8 0-11-5-11-2 0-3 0-6 5l-21 31c-14-13-37-36-79-36-79 0-147 67-147 153 0 87 68 154 148 154 31 0 65-11 79-36z">
            <text:p/>
          </draw:path>
          <draw:path draw:style-name="gr7" draw:text-style-name="P7" draw:layer="layout" svg:width="0.098cm" svg:height="0.421cm" svg:x="10.651cm" svg:y="3.303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10.797cm" svg:y="3.322cm" svg:viewBox="0 0 188 307" svg:d="M124 134l-54-13c-27-7-43-29-43-54 0-30 23-55 56-55 71 0 80 70 83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11.016cm" svg:y="3.36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1.19cm" svg:y="3.431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1cm" svg:height="0.264cm" svg:x="11.39cm" svg:y="3.36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1.56cm" svg:y="3.432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11.794cm" svg:y="3.431cm" svg:viewBox="0 0 139 195" svg:d="M74 107c9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8 7-15-12-33-12-39-12-52 0-68 29-68 52 0 15 7 27 18 36 14 11 26 14 56 19z">
            <text:p/>
          </draw:path>
          <draw:path draw:style-name="gr7" draw:text-style-name="P7" draw:layer="layout" svg:width="0.228cm" svg:height="0.213cm" svg:x="11.968cm" svg:y="3.475cm" svg:viewBox="0 0 229 214" svg:d="M229 4c0-2-1-4-3-4s-3 1-6 4l-21 22c-3-3-20-26-56-26-72 0-143 63-143 130 0 49 37 84 91 84 16 0 44-3 75-29 23-20 30-46 30-48 0-4-4-4-5-4-4 0-5 2-6 5-11 40-54 65-89 65-32 0-66-16-66-63 0-9 2-56 36-93 20-23 51-36 80-36 33 0 54 24 54 58 0 8 0 10 0 12 0 3 3 3 4 3 5 0 5-1 7-5z">
            <text:p/>
          </draw:path>
          <draw:path draw:style-name="gr7" draw:text-style-name="P7" draw:layer="layout" svg:width="0.086cm" svg:height="0.14cm" svg:x="12.219cm" svg:y="3.584cm" svg:viewBox="0 0 87 141" svg:d="M55 7c0-7-1-7-8-7-15 13-39 13-43 13h-4v10h4c5 0 18-1 31-6v106c0 6 0 9-23 9h-10v9c11-1 31-1 42-1 13 0 32 0 43 1v-9h-10c-22 0-22-3-22-9z">
            <text:p/>
          </draw:path>
          <draw:path draw:style-name="gr7" draw:text-style-name="P7" draw:layer="layout" svg:width="0.217cm" svg:height="0.218cm" svg:x="12.374cm" svg:y="3.5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135cm" svg:height="0.201cm" svg:x="12.628cm" svg:y="3.486cm" svg:viewBox="0 0 136 202" svg:d="M65 98c23 0 40 16 40 48 0 36-22 47-39 47-11 0-38-3-51-20 15-1 18-11 18-17 0-9-7-16-17-16-7 0-16 5-16 16 0 29 31 46 67 46 41 0 69-26 69-56 0-23-18-46-51-54 31-10 43-33 43-51 0-24-27-41-61-41-32 0-57 16-57 39 0 11 5 17 15 17 9 0 14-7 14-16 0-8-5-14-14-15 11-13 31-16 41-16 14 0 33 6 33 32 0 13-5 26-13 35-9 11-17 12-32 13-8 0-8 0-10 1 0 0-3 0-3 4s3 4 8 4z">
            <text:p/>
          </draw:path>
          <draw:path draw:style-name="gr7" draw:text-style-name="P7" draw:layer="layout" svg:width="0.098cm" svg:height="0.421cm" svg:x="12.826cm" svg:y="3.303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C_2})§svg§600§TRUE§</svg:desc>
          <draw:polygon draw:style-name="gr50" draw:text-style-name="P19" draw:layer="layout" svg:width="3.553cm" svg:height="0.421cm" svg:x="14.732cm" svg:y="2.374cm" svg:viewBox="0 0 3554 422" draw:points="1777,422 0,422 0,0 3554,0 3554,422">
            <text:p/>
          </draw:polygon>
          <draw:path draw:style-name="gr7" draw:text-style-name="P7" draw:layer="layout" svg:width="0.294cm" svg:height="0.297cm" svg:x="14.746cm" svg:y="2.402cm" svg:viewBox="0 0 295 298" svg:d="M80 139v-109c0-10 0-15 9-16 4-1 17-1 25-1 39 0 86 1 86 63 0 30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7" draw:text-style-name="P7" draw:layer="layout" svg:width="0.288cm" svg:height="0.288cm" svg:x="15.056cm" svg:y="2.40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15.382cm" svg:y="2.393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7" draw:text-style-name="P7" draw:layer="layout" svg:width="0.098cm" svg:height="0.421cm" svg:x="15.731cm" svg:y="2.374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15.877cm" svg:y="2.393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16.096cm" svg:y="2.431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6.27cm" svg:y="2.502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1cm" svg:height="0.264cm" svg:x="16.471cm" svg:y="2.431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6.641cm" svg:y="2.503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16.875cm" svg:y="2.502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228cm" svg:height="0.213cm" svg:x="17.049cm" svg:y="2.546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7" draw:text-style-name="P7" draw:layer="layout" svg:width="0.086cm" svg:height="0.14cm" svg:x="17.3cm" svg:y="2.655cm" svg:viewBox="0 0 87 141" svg:d="M55 7c0-7-1-7-8-7-15 13-39 13-43 13h-4v10h4c5 0 18-1 31-6v106c0 6 0 9-23 9h-10v9c11-1 31-1 42-1 13 0 32 0 43 1v-9h-10c-22 0-22-3-22-9z">
            <text:p/>
          </draw:path>
          <draw:path draw:style-name="gr7" draw:text-style-name="P7" draw:layer="layout" svg:width="0.217cm" svg:height="0.218cm" svg:x="17.455cm" svg:y="2.571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228cm" svg:height="0.213cm" svg:x="17.714cm" svg:y="2.546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7" draw:text-style-name="P7" draw:layer="layout" svg:width="0.105cm" svg:height="0.14cm" svg:x="17.954cm" svg:y="2.655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7" draw:text-style-name="P7" draw:layer="layout" svg:width="0.098cm" svg:height="0.421cm" svg:x="18.145cm" svg:y="2.374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C_2})§svg§600§TRUE§</svg:desc>
          <draw:polygon draw:style-name="gr50" draw:text-style-name="P19" draw:layer="layout" svg:width="3.553cm" svg:height="0.421cm" svg:x="-2.03cm" svg:y="5.08cm" svg:viewBox="0 0 3554 422" draw:points="1777,422 0,422 0,0 3554,0 3554,422">
            <text:p/>
          </draw:polygon>
          <draw:path draw:style-name="gr7" draw:text-style-name="P7" draw:layer="layout" svg:width="0.294cm" svg:height="0.297cm" svg:x="-2.016cm" svg:y="5.108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7" draw:text-style-name="P7" draw:layer="layout" svg:width="0.288cm" svg:height="0.288cm" svg:x="-1.706cm" svg:y="5.10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-1.38cm" svg:y="5.099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7" draw:text-style-name="P7" draw:layer="layout" svg:width="0.098cm" svg:height="0.421cm" svg:x="-1.031cm" svg:y="5.08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-0.885cm" svg:y="5.099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-0.666cm" svg:y="5.13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-0.492cm" svg:y="5.208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1cm" svg:height="0.264cm" svg:x="-0.291cm" svg:y="5.137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-0.121cm" svg:y="5.209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0.113cm" svg:y="5.208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228cm" svg:height="0.213cm" svg:x="0.287cm" svg:y="5.252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7" draw:text-style-name="P7" draw:layer="layout" svg:width="0.086cm" svg:height="0.14cm" svg:x="0.538cm" svg:y="5.361cm" svg:viewBox="0 0 87 141" svg:d="M55 7c0-7-1-7-8-7-15 13-39 13-43 13h-4v10h4c5 0 18-1 31-6v106c0 6 0 9-23 9h-10v9c11-1 31-1 42-1 13 0 32 0 43 1v-9h-10c-22 0-22-3-22-9z">
            <text:p/>
          </draw:path>
          <draw:path draw:style-name="gr7" draw:text-style-name="P7" draw:layer="layout" svg:width="0.217cm" svg:height="0.218cm" svg:x="0.693cm" svg:y="5.277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228cm" svg:height="0.213cm" svg:x="0.952cm" svg:y="5.252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7" draw:text-style-name="P7" draw:layer="layout" svg:width="0.105cm" svg:height="0.14cm" svg:x="1.192cm" svg:y="5.361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7" draw:text-style-name="P7" draw:layer="layout" svg:width="0.098cm" svg:height="0.421cm" svg:x="1.383cm" svg:y="5.08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C_1+C_2+1})§svg§600§TRUE§</svg:desc>
          <draw:polygon draw:style-name="gr50" draw:text-style-name="P19" draw:layer="layout" svg:width="3.979cm" svg:height="0.421cm" svg:x="8.129cm" svg:y="6.351cm" svg:viewBox="0 0 3980 422" draw:points="1990,422 0,422 0,0 3980,0 3980,422">
            <text:p/>
          </draw:polygon>
          <draw:path draw:style-name="gr7" draw:text-style-name="P7" draw:layer="layout" svg:width="0.294cm" svg:height="0.297cm" svg:x="8.143cm" svg:y="6.379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7" draw:text-style-name="P7" draw:layer="layout" svg:width="0.288cm" svg:height="0.288cm" svg:x="8.453cm" svg:y="6.379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8.779cm" svg:y="6.37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7" draw:text-style-name="P7" draw:layer="layout" svg:width="0.098cm" svg:height="0.421cm" svg:x="9.128cm" svg:y="6.351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9.274cm" svg:y="6.37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9.493cm" svg:y="6.408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9.667cm" svg:y="6.479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1cm" svg:height="0.264cm" svg:x="9.867cm" svg:y="6.408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0.037cm" svg:y="6.48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10.272cm" svg:y="6.479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228cm" svg:height="0.213cm" svg:x="10.445cm" svg:y="6.523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7" draw:text-style-name="P7" draw:layer="layout" svg:width="0.086cm" svg:height="0.14cm" svg:x="10.697cm" svg:y="6.632cm" svg:viewBox="0 0 87 141" svg:d="M55 7c0-7-1-7-8-7-15 13-39 13-43 13h-4v10h4c5 0 18-1 31-6v106c0 6 0 9-23 9h-10v9c11-1 31-1 42-1 13 0 32 0 43 1v-9h-10c-22 0-22-3-22-9z">
            <text:p/>
          </draw:path>
          <draw:path draw:style-name="gr7" draw:text-style-name="P7" draw:layer="layout" svg:width="0.217cm" svg:height="0.218cm" svg:x="10.851cm" svg:y="6.548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228cm" svg:height="0.213cm" svg:x="11.111cm" svg:y="6.523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7" draw:text-style-name="P7" draw:layer="layout" svg:width="0.105cm" svg:height="0.14cm" svg:x="11.351cm" svg:y="6.632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7" draw:text-style-name="P7" draw:layer="layout" svg:width="0.217cm" svg:height="0.218cm" svg:x="11.517cm" svg:y="6.548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107cm" svg:height="0.196cm" svg:x="11.787cm" svg:y="6.534cm" svg:viewBox="0 0 108 197" svg:d="M67 9c0-9-1-9-8-9-20 18-47 19-59 19v11c7 0 27 0 43-9v152c0 9 0 13-30 13h-11v11c6 0 42-1 53-1 9 0 47 1 53 1v-11h-11c-30 0-30-4-30-13z">
            <text:p/>
          </draw:path>
          <draw:path draw:style-name="gr7" draw:text-style-name="P7" draw:layer="layout" svg:width="0.098cm" svg:height="0.421cm" svg:x="11.969cm" svg:y="6.351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\sum_{k=1}^3C_k})§svg§600§TRUE§</svg:desc>
          <draw:polygon draw:style-name="gr50" draw:text-style-name="P19" draw:layer="layout" svg:width="3.864cm" svg:height="0.519cm" svg:x="18.799cm" svg:y="6.35cm" svg:viewBox="0 0 3865 520" draw:points="1933,520 0,520 0,0 3865,0 3865,520">
            <text:p/>
          </draw:polygon>
          <draw:path draw:style-name="gr7" draw:text-style-name="P7" draw:layer="layout" svg:width="0.294cm" svg:height="0.297cm" svg:x="18.813cm" svg:y="6.37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19.123cm" svg:y="6.37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19.449cm" svg:y="6.36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19.798cm" svg:y="6.35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19.944cm" svg:y="6.36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20.163cm" svg:y="6.40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20.337cm" svg:y="6.47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20.538cm" svg:y="6.407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20.707cm" svg:y="6.48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20.942cm" svg:y="6.47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21.117cm" svg:y="6.55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9cm" svg:height="0.145cm" svg:x="21.466cm" svg:y="6.516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7" draw:text-style-name="P7" draw:layer="layout" svg:width="0.114cm" svg:height="0.149cm" svg:x="21.476cm" svg:y="6.72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21.633cm" svg:y="6.785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21.86cm" svg:y="6.728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22.072cm" svg:y="6.56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22.319cm" svg:y="6.67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22.523cm" svg:y="6.35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C_1+C_2+2})§svg§600§TRUE§</svg:desc>
          <draw:polygon draw:style-name="gr50" draw:text-style-name="P19" draw:layer="layout" svg:width="3.979cm" svg:height="0.421cm" svg:x="13.21cm" svg:y="6.436cm" svg:viewBox="0 0 3980 422" draw:points="1990,422 0,422 0,0 3980,0 3980,422">
            <text:p/>
          </draw:polygon>
          <draw:path draw:style-name="gr7" draw:text-style-name="P7" draw:layer="layout" svg:width="0.294cm" svg:height="0.297cm" svg:x="13.224cm" svg:y="6.464cm" svg:viewBox="0 0 295 298" svg:d="M80 139v-109c0-10 0-15 9-16 4-1 17-1 25-1 39 0 86 1 86 63 0 29-11 63-73 63zM169 145c41-10 74-36 74-69 0-41-48-76-111-76h-132v13h11c32 0 32 5 32 20v223c0 15 0 19-32 19h-11v14c15-1 45-1 61-1 18 0 47 0 63 1v-14h-11c-32 0-33-4-33-19v-107h49c6 0 25 0 39 14 16 15 16 29 16 57 0 27 0 44 18 60 17 15 40 18 52 18 34 0 41-34 41-47 0-2 0-6-6-6-4 0-4 3-5 6-2 30-17 38-28 38-20 0-24-21-29-61l-6-34c-8-27-28-41-52-49z">
            <text:p/>
          </draw:path>
          <draw:path draw:style-name="gr7" draw:text-style-name="P7" draw:layer="layout" svg:width="0.288cm" svg:height="0.288cm" svg:x="13.534cm" svg:y="6.464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13.86cm" svg:y="6.455cm" svg:viewBox="0 0 287 307" svg:d="M228 271c4 10 22 26 26 26s4-3 4-9v-74c0-16 2-18 29-18v-14c-15 1-38 2-51 2-17 0-54 0-68-2v14h13c38 0 40 4 40 20v27c0 48-54 51-66 51-27 0-112-15-112-141s84-140 110-140c45 0 83 38 92 100 1 6 1 8 7 8s6-2 6-11v-99c0-8 0-11-5-11-1 0-2 0-6 5l-21 31c-14-13-37-36-79-36-79 0-147 67-147 153 0 87 68 154 148 154 31 0 65-11 80-36z">
            <text:p/>
          </draw:path>
          <draw:path draw:style-name="gr7" draw:text-style-name="P7" draw:layer="layout" svg:width="0.098cm" svg:height="0.421cm" svg:x="14.209cm" svg:y="6.436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7" draw:text-style-name="P7" draw:layer="layout" svg:width="0.187cm" svg:height="0.306cm" svg:x="14.355cm" svg:y="6.455cm" svg:viewBox="0 0 188 307" svg:d="M124 134l-54-13c-27-7-43-29-43-54 0-30 23-55 57-55 70 0 79 70 82 88 0 3 0 6 5 6 6 0 6-2 6-11v-84c0-8 0-11-5-11-3 0-4 0-7 6l-14 24c-13-13-31-30-68-30-47 0-83 37-83 82 0 35 22 66 56 77 4 2 26 7 55 15 12 2 24 5 37 21 8 11 12 25 12 39 0 30-21 60-56 60-13 0-44-1-68-23-24-23-25-49-25-65 0-4-4-4-5-4-6 0-6 3-6 11v84c0 7 0 10 5 10 3 0 3 0 6-5 0-1 1-2 15-24 13 15 40 29 79 29 49 0 83-41 83-87 0-43-29-77-64-86z">
            <text:p/>
          </draw:path>
          <draw:path draw:style-name="gr7" draw:text-style-name="P7" draw:layer="layout" svg:width="0.132cm" svg:height="0.264cm" svg:x="14.574cm" svg:y="6.493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4.748cm" svg:y="6.564cm" svg:viewBox="0 0 191 195" svg:d="M123 157c2 18 13 35 33 35 9 0 35-6 35-40v-23h-11v23c0 24-10 27-15 27-13 0-15-19-15-21v-85c0-17 0-34-16-50s-37-23-58-23c-35 0-64 20-64 48 0 12 9 20 20 20s19-9 19-20c0-5-2-19-21-19 11-15 31-19 46-19 20 0 44 16 44 53v17c-21 1-51 2-78 14-31 14-42 36-42 56 0 34 41 45 68 45 28 0 47-18 55-38zM120 88v42c0 41-30 55-49 55-21 0-38-15-38-36 0-23 18-59 87-61z">
            <text:p/>
          </draw:path>
          <draw:path draw:style-name="gr7" draw:text-style-name="P7" draw:layer="layout" svg:width="0.131cm" svg:height="0.264cm" svg:x="14.948cm" svg:y="6.493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5.118cm" svg:y="6.565cm" svg:viewBox="0 0 213 192" svg:d="M152 153v39l61-5v-13c-30 0-33-3-33-23v-151l-62 5v13c30 0 33 3 33 23v76c0 36-20 65-51 65-36 0-38-19-38-41v-141l-62 5v13c33 0 33 1 33 39v63c0 33 0 72 64 72 24 0 43-12 55-39z">
            <text:p/>
          </draw:path>
          <draw:path draw:style-name="gr7" draw:text-style-name="P7" draw:layer="layout" svg:width="0.138cm" svg:height="0.194cm" svg:x="15.353cm" svg:y="6.564cm" svg:viewBox="0 0 139 195" svg:d="M74 107c10 2 44 9 44 40 0 21-14 38-48 38-35 0-51-24-58-60-1-5-2-7-6-7-6 0-6 3-6 11v55c0 8 0 11 5 11 2 0 3-1 10-9 1-1 1-2 9-10 18 18 37 19 46 19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228cm" svg:height="0.213cm" svg:x="15.526cm" svg:y="6.608cm" svg:viewBox="0 0 229 214" svg:d="M229 4c0-2-1-4-3-4s-3 1-6 4l-21 22c-3-3-19-26-56-26-72 0-143 63-143 130 0 49 37 84 91 84 16 0 44-3 75-29 23-20 30-46 30-48 0-4-4-4-5-4-4 0-5 2-6 5-11 40-53 65-89 65-32 0-66-16-66-63 0-9 2-56 36-93 20-23 51-36 80-36 34 0 54 24 54 58 0 8 0 10 0 12 0 3 4 3 4 3 5 0 5-1 7-5z">
            <text:p/>
          </draw:path>
          <draw:path draw:style-name="gr7" draw:text-style-name="P7" draw:layer="layout" svg:width="0.086cm" svg:height="0.14cm" svg:x="15.778cm" svg:y="6.717cm" svg:viewBox="0 0 87 141" svg:d="M55 7c0-7-1-7-8-7-15 13-39 13-43 13h-4v10h4c5 0 18-1 31-6v106c0 6 0 9-23 9h-10v9c11-1 31-1 42-1 13 0 32 0 43 1v-9h-10c-22 0-22-3-22-9z">
            <text:p/>
          </draw:path>
          <draw:path draw:style-name="gr7" draw:text-style-name="P7" draw:layer="layout" svg:width="0.217cm" svg:height="0.218cm" svg:x="15.932cm" svg:y="6.633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228cm" svg:height="0.213cm" svg:x="16.192cm" svg:y="6.608cm" svg:viewBox="0 0 229 214" svg:d="M229 4c0-2-1-4-3-4s-3 1-6 4l-21 22c-3-3-19-26-56-26-72 0-143 63-143 130 0 49 38 84 91 84 17 0 44-3 75-29 23-20 30-46 30-48 0-4-4-4-5-4-4 0-5 2-6 5-11 40-53 65-89 65-32 0-66-16-66-63 0-9 2-56 36-93 20-23 51-36 80-36 34 0 54 24 54 58 0 8 0 10 0 12 0 3 4 3 4 3 5 0 5-1 7-5z">
            <text:p/>
          </draw:path>
          <draw:path draw:style-name="gr7" draw:text-style-name="P7" draw:layer="layout" svg:width="0.105cm" svg:height="0.14cm" svg:x="16.432cm" svg:y="6.717cm" svg:viewBox="0 0 106 141" svg:d="M106 101h-9c-1 4-3 17-6 19-2 1-20 1-23 1h-42c14-11 31-22 43-31 19-13 37-26 37-48 0-27-25-42-56-42-29 0-50 16-50 37 0 11 10 13 12 13 6 0 13-4 13-13 0-7-6-11-13-12 6-10 19-15 33-15 21 0 39 12 39 32 0 18-13 32-29 45l-52 44c-3 2-3 2-3 4v6h99z">
            <text:p/>
          </draw:path>
          <draw:path draw:style-name="gr7" draw:text-style-name="P7" draw:layer="layout" svg:width="0.217cm" svg:height="0.218cm" svg:x="16.598cm" svg:y="6.633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131cm" svg:height="0.196cm" svg:x="16.855cm" svg:y="6.619cm" svg:viewBox="0 0 132 197" svg:d="M132 143h-11c-1 7-4 24-8 27-2 2-25 2-29 2h-54c30-28 41-36 59-50 22-17 43-36 43-64 0-36-32-58-71-58-36 0-61 26-61 53 0 15 12 17 15 17 8 0 17-6 17-16 0-5-2-16-18-16 9-21 29-27 44-27 29 0 45 23 45 47 0 25-19 46-28 57l-72 70c-3 3-3 4-3 12h123z">
            <text:p/>
          </draw:path>
          <draw:path draw:style-name="gr7" draw:text-style-name="P7" draw:layer="layout" svg:width="0.098cm" svg:height="0.421cm" svg:x="17.05cm" svg:y="6.436cm" svg:viewBox="0 0 99 422" svg:d="M99 211c0-33-5-83-28-131-26-52-62-80-67-80-2 0-4 2-4 4s0 3 8 10c42 42 66 109 66 197 0 72-15 147-68 199-6 6-6 7-6 8 0 3 2 4 4 4 5 0 43-29 68-82 22-47 27-94 27-129z">
            <text:p/>
          </draw:path>
        </draw:g>
        <draw:g>
          <svg:title>TexMaths</svg:title>
          <svg:desc>12§latex§\text{RNG}(\text{Status}_{\sum_{k=1}^3C_k})§svg§600§TRUE§</svg:desc>
          <draw:polygon draw:style-name="gr50" draw:text-style-name="P19" draw:layer="layout" svg:width="3.864cm" svg:height="0.519cm" svg:x="-2.595cm" svg:y="9.13cm" svg:viewBox="0 0 3865 520" draw:points="1933,520 0,520 0,0 3865,0 3865,520">
            <text:p/>
          </draw:polygon>
          <draw:path draw:style-name="gr7" draw:text-style-name="P7" draw:layer="layout" svg:width="0.294cm" svg:height="0.297cm" svg:x="-2.581cm" svg:y="9.15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-2.271cm" svg:y="9.15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-1.945cm" svg:y="9.14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-1.596cm" svg:y="9.13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-1.45cm" svg:y="9.14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-1.231cm" svg:y="9.18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-1.057cm" svg:y="9.25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-0.856cm" svg:y="9.187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-0.687cm" svg:y="9.26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-0.452cm" svg:y="9.25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-0.277cm" svg:y="9.33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9cm" svg:height="0.145cm" svg:x="0.072cm" svg:y="9.296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7" draw:text-style-name="P7" draw:layer="layout" svg:width="0.114cm" svg:height="0.149cm" svg:x="0.082cm" svg:y="9.50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0.239cm" svg:y="9.565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0.466cm" svg:y="9.508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0.678cm" svg:y="9.34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0.925cm" svg:y="9.45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1.129cm" svg:y="9.13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3C_k+1})§svg§600§TRUE§</svg:desc>
          <draw:polygon draw:style-name="gr50" draw:text-style-name="P19" draw:layer="layout" svg:width="4.29cm" svg:height="0.519cm" svg:x="8.695cm" svg:y="10.414cm" svg:viewBox="0 0 4291 520" draw:points="2146,520 0,520 0,0 4291,0 4291,520">
            <text:p/>
          </draw:polygon>
          <draw:path draw:style-name="gr7" draw:text-style-name="P7" draw:layer="layout" svg:width="0.294cm" svg:height="0.297cm" svg:x="8.709cm" svg:y="10.44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9.019cm" svg:y="10.44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9.345cm" svg:y="10.43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9.694cm" svg:y="10.41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9.84cm" svg:y="10.43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10.059cm" svg:y="10.471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0.233cm" svg:y="10.54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10.433cm" svg:y="10.471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0.603cm" svg:y="10.54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10.838cm" svg:y="10.54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11.013cm" svg:y="10.61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9cm" svg:height="0.145cm" svg:x="11.362cm" svg:y="10.58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7" draw:text-style-name="P7" draw:layer="layout" svg:width="0.114cm" svg:height="0.149cm" svg:x="11.371cm" svg:y="10.78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11.529cm" svg:y="10.849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11.755cm" svg:y="10.792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11.967cm" svg:y="10.63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12.215cm" svg:y="10.73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217cm" svg:height="0.218cm" svg:x="12.394cm" svg:y="10.655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107cm" svg:height="0.196cm" svg:x="12.664cm" svg:y="10.642cm" svg:viewBox="0 0 108 197" svg:d="M67 9c0-9 0-9-8-9-20 18-47 19-59 19v11c7 0 27 0 43-9v152c0 9 0 13-30 13h-11v11c6 0 42-1 53-1 9 0 47 1 53 1v-11h-11c-30 0-30-4-30-13z">
            <text:p/>
          </draw:path>
          <draw:path draw:style-name="gr7" draw:text-style-name="P7" draw:layer="layout" svg:width="0.098cm" svg:height="0.421cm" svg:x="12.846cm" svg:y="10.41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3C_k+2})§svg§600§TRUE§</svg:desc>
          <draw:polygon draw:style-name="gr50" draw:text-style-name="P19" draw:layer="layout" svg:width="4.29cm" svg:height="0.519cm" svg:x="14.46cm" svg:y="10.37cm" svg:viewBox="0 0 4291 520" draw:points="2146,520 0,520 0,0 4291,0 4291,520">
            <text:p/>
          </draw:polygon>
          <draw:path draw:style-name="gr7" draw:text-style-name="P7" draw:layer="layout" svg:width="0.294cm" svg:height="0.297cm" svg:x="14.474cm" svg:y="10.39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14.784cm" svg:y="10.39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15.11cm" svg:y="10.38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15.459cm" svg:y="10.37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15.605cm" svg:y="10.38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15.824cm" svg:y="10.42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5.998cm" svg:y="10.49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16.198cm" svg:y="10.427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6.368cm" svg:y="10.5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16.603cm" svg:y="10.49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16.778cm" svg:y="10.57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9cm" svg:height="0.145cm" svg:x="17.127cm" svg:y="10.536cm" svg:viewBox="0 0 110 146" svg:d="M53 71c20 0 32 12 32 34 0 21-13 32-31 32-3 0-28 0-40-10 10-2 12-9 12-14 0-7-6-12-13-12-6 0-13 4-13 13 0 22 25 32 54 32 35 0 56-21 56-41 0-18-15-33-39-39 25-7 32-24 32-35 0-19-21-31-48-31-26 0-47 11-47 30 0 10 7 12 11 12 7 0 13-4 13-11 0-5-3-11-11-13 10-9 29-10 33-10 15 0 27 8 27 23 0 11-8 31-31 32-6 0-7 0-13 1-1 0-3 0-3 3 0 4 2 4 5 4z">
            <text:p/>
          </draw:path>
          <draw:path draw:style-name="gr7" draw:text-style-name="P7" draw:layer="layout" svg:width="0.114cm" svg:height="0.149cm" svg:x="17.136cm" svg:y="10.74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17.294cm" svg:y="10.805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17.52cm" svg:y="10.748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17.732cm" svg:y="10.58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17.98cm" svg:y="10.69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217cm" svg:height="0.218cm" svg:x="18.159cm" svg:y="10.611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131cm" svg:height="0.196cm" svg:x="18.416cm" svg:y="10.598cm" svg:viewBox="0 0 132 197" svg:d="M132 143h-11c-1 7-4 24-8 27-2 2-25 2-29 2h-54c30-28 41-36 59-50 22-17 43-36 43-64 0-36-32-58-71-58-36 0-61 26-61 53 0 15 12 17 15 17 8 0 17-6 17-16 0-5-2-16-18-16 9-21 29-27 44-27 29 0 45 23 45 47 0 25-19 46-28 57l-72 70c-3 3-3 4-3 12h123z">
            <text:p/>
          </draw:path>
          <draw:path draw:style-name="gr7" draw:text-style-name="P7" draw:layer="layout" svg:width="0.098cm" svg:height="0.421cm" svg:x="18.611cm" svg:y="10.37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})§svg§600§TRUE§</svg:desc>
          <draw:polygon draw:style-name="gr50" draw:text-style-name="P19" draw:layer="layout" svg:width="3.864cm" svg:height="0.519cm" svg:x="21.11cm" svg:y="10.4cm" svg:viewBox="0 0 3865 520" draw:points="1933,520 0,520 0,0 3865,0 3865,520">
            <text:p/>
          </draw:polygon>
          <draw:path draw:style-name="gr7" draw:text-style-name="P7" draw:layer="layout" svg:width="0.294cm" svg:height="0.297cm" svg:x="21.124cm" svg:y="10.42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21.434cm" svg:y="10.42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21.76cm" svg:y="10.41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22.109cm" svg:y="10.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22.255cm" svg:y="10.41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22.474cm" svg:y="10.45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22.648cm" svg:y="10.52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22.849cm" svg:y="10.457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23.018cm" svg:y="10.53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23.253cm" svg:y="10.52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23.428cm" svg:y="10.60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17cm" svg:height="0.143cm" svg:x="23.773cm" svg:y="10.564cm" svg:viewBox="0 0 118 144" svg:d="M118 109v-9h-27v-93c0-6 0-7-6-7-3 0-4 0-6 3l-79 97v9h71v17c0 6 0 8-19 8h-7v10c10-1 24-1 36-1s26 0 36 1v-10h-8c-18 0-18-2-18-8v-17zM73 23v77h-63z">
            <text:p/>
          </draw:path>
          <draw:path draw:style-name="gr7" draw:text-style-name="P7" draw:layer="layout" svg:width="0.114cm" svg:height="0.149cm" svg:x="23.787cm" svg:y="10.77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23.944cm" svg:y="10.835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24.171cm" svg:y="10.778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24.383cm" svg:y="10.61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24.63cm" svg:y="10.72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24.834cm" svg:y="10.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})§svg§600§TRUE§</svg:desc>
          <draw:polygon draw:style-name="gr50" draw:text-style-name="P19" draw:layer="layout" svg:width="3.864cm" svg:height="0.519cm" svg:x="-2.667cm" svg:y="13.716cm" svg:viewBox="0 0 3865 520" draw:points="1933,520 0,520 0,0 3865,0 3865,520">
            <text:p/>
          </draw:polygon>
          <draw:path draw:style-name="gr7" draw:text-style-name="P7" draw:layer="layout" svg:width="0.294cm" svg:height="0.297cm" svg:x="-2.653cm" svg:y="13.744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-2.343cm" svg:y="13.744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-2.017cm" svg:y="13.735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-1.668cm" svg:y="13.716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-1.522cm" svg:y="13.735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-1.303cm" svg:y="13.773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-1.129cm" svg:y="13.844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-0.928cm" svg:y="13.773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-0.759cm" svg:y="13.846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-0.524cm" svg:y="13.844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-0.349cm" svg:y="13.918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17cm" svg:height="0.143cm" svg:x="-0.004cm" svg:y="13.88cm" svg:viewBox="0 0 118 144" svg:d="M118 109v-9h-27v-93c0-6 0-7-6-7-3 0-4 0-6 3l-79 97v9h71v17c0 6 0 8-19 8h-7v10c10-1 24-1 36-1s26 0 36 1v-10h-8c-18 0-18-2-18-8v-17zM73 23v77h-63z">
            <text:p/>
          </draw:path>
          <draw:path draw:style-name="gr7" draw:text-style-name="P7" draw:layer="layout" svg:width="0.114cm" svg:height="0.149cm" svg:x="0.01cm" svg:y="14.088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0.167cm" svg:y="14.151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0.394cm" svg:y="14.094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0.606cm" svg:y="13.933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0.853cm" svg:y="14.038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1.057cm" svg:y="13.716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})§svg§600§TRUE§</svg:desc>
          <draw:polygon draw:style-name="gr50" draw:text-style-name="P19" draw:layer="layout" svg:width="3.864cm" svg:height="0.519cm" svg:x="7.462cm" svg:y="15.373cm" svg:viewBox="0 0 3865 520" draw:points="1933,520 0,520 0,0 3865,0 3865,520">
            <text:p/>
          </draw:polygon>
          <draw:path draw:style-name="gr7" draw:text-style-name="P7" draw:layer="layout" svg:width="0.294cm" svg:height="0.297cm" svg:x="7.476cm" svg:y="15.401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7.786cm" svg:y="15.401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8.112cm" svg:y="15.392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8.461cm" svg:y="15.373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8.607cm" svg:y="15.392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8.826cm" svg:y="15.43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9cm" svg:y="15.501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9.201cm" svg:y="15.43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9.37cm" svg:y="15.503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9.605cm" svg:y="15.501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9.78cm" svg:y="15.575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17cm" svg:height="0.143cm" svg:x="10.125cm" svg:y="15.537cm" svg:viewBox="0 0 118 144" svg:d="M118 109v-9h-27v-93c0-6 0-7-6-7-3 0-4 0-6 3l-79 97v9h71v17c0 6 0 8-19 8h-7v10c10-1 24-1 36-1s26 0 36 1v-10h-8c-18 0-18-2-18-8v-17zM73 23v77h-63z">
            <text:p/>
          </draw:path>
          <draw:path draw:style-name="gr7" draw:text-style-name="P7" draw:layer="layout" svg:width="0.114cm" svg:height="0.149cm" svg:x="10.139cm" svg:y="15.745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10.296cm" svg:y="15.808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10.523cm" svg:y="15.751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10.735cm" svg:y="15.59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10.982cm" svg:y="15.695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11.186cm" svg:y="15.373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})§svg§600§TRUE§</svg:desc>
          <draw:polygon draw:style-name="gr50" draw:text-style-name="P19" draw:layer="layout" svg:width="3.864cm" svg:height="0.519cm" svg:x="12.7cm" svg:y="15.48cm" svg:viewBox="0 0 3865 520" draw:points="1933,520 0,520 0,0 3865,0 3865,520">
            <text:p/>
          </draw:polygon>
          <draw:path draw:style-name="gr7" draw:text-style-name="P7" draw:layer="layout" svg:width="0.294cm" svg:height="0.297cm" svg:x="12.714cm" svg:y="15.50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13.024cm" svg:y="15.50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13.35cm" svg:y="15.49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13.699cm" svg:y="15.48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13.845cm" svg:y="15.49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14.064cm" svg:y="15.53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4.238cm" svg:y="15.60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14.439cm" svg:y="15.537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4.608cm" svg:y="15.61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14.843cm" svg:y="15.60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15.018cm" svg:y="15.68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17cm" svg:height="0.143cm" svg:x="15.363cm" svg:y="15.644cm" svg:viewBox="0 0 118 144" svg:d="M118 109v-9h-27v-93c0-6 0-7-6-7-3 0-4 0-6 3l-79 97v9h71v17c0 6 0 8-19 8h-7v10c10-1 24-1 36-1s26 0 36 1v-10h-8c-18 0-18-2-18-8v-17zM73 23v77h-63z">
            <text:p/>
          </draw:path>
          <draw:path draw:style-name="gr7" draw:text-style-name="P7" draw:layer="layout" svg:width="0.114cm" svg:height="0.149cm" svg:x="15.377cm" svg:y="15.85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15.534cm" svg:y="15.915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15.761cm" svg:y="15.858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15.973cm" svg:y="15.69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16.22cm" svg:y="15.80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16.424cm" svg:y="15.48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4C_k+1})§svg§600§TRUE§</svg:desc>
          <draw:polygon draw:style-name="gr50" draw:text-style-name="P19" draw:layer="layout" svg:width="4.29cm" svg:height="0.519cm" svg:x="19.051cm" svg:y="15.24cm" svg:viewBox="0 0 4291 520" draw:points="2146,520 0,520 0,0 4291,0 4291,520">
            <text:p/>
          </draw:polygon>
          <draw:path draw:style-name="gr7" draw:text-style-name="P7" draw:layer="layout" svg:width="0.294cm" svg:height="0.297cm" svg:x="19.065cm" svg:y="15.268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19.375cm" svg:y="15.268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19.701cm" svg:y="15.259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20.05cm" svg:y="15.2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20.196cm" svg:y="15.259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20.415cm" svg:y="15.297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20.589cm" svg:y="15.368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6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20.789cm" svg:y="15.297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20.959cm" svg:y="15.37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21.194cm" svg:y="15.368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21.369cm" svg:y="15.442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17cm" svg:height="0.143cm" svg:x="21.714cm" svg:y="15.404cm" svg:viewBox="0 0 118 144" svg:d="M118 109v-9h-27v-93c0-6 0-7-6-7-3 0-4 0-6 3l-79 97v9h71v17c0 6 0 8-19 8h-7v10c10-1 24-1 36-1s26 0 36 1v-10h-8c-18 0-18-2-18-8v-17zM73 23v77h-63z">
            <text:p/>
          </draw:path>
          <draw:path draw:style-name="gr7" draw:text-style-name="P7" draw:layer="layout" svg:width="0.114cm" svg:height="0.149cm" svg:x="21.727cm" svg:y="15.61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21.885cm" svg:y="15.675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22.111cm" svg:y="15.618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22.323cm" svg:y="15.457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22.571cm" svg:y="15.562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217cm" svg:height="0.218cm" svg:x="22.75cm" svg:y="15.481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107cm" svg:height="0.196cm" svg:x="23.02cm" svg:y="15.468cm" svg:viewBox="0 0 108 197" svg:d="M67 9c0-9 0-9-8-9-20 18-47 19-59 19v11c7 0 27 0 43-9v152c0 9 0 13-30 13h-11v11c6 0 42-1 53-1 9 0 47 1 53 1v-11h-11c-30 0-30-4-30-13z">
            <text:p/>
          </draw:path>
          <draw:path draw:style-name="gr7" draw:text-style-name="P7" draw:layer="layout" svg:width="0.098cm" svg:height="0.421cm" svg:x="23.202cm" svg:y="15.2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5C_k})§svg§600§TRUE§</svg:desc>
          <draw:polygon draw:style-name="gr50" draw:text-style-name="P19" draw:layer="layout" svg:width="3.864cm" svg:height="0.519cm" svg:x="23.876cm" svg:y="17.004cm" svg:viewBox="0 0 3865 520" draw:points="1933,520 0,520 0,0 3865,0 3865,520">
            <text:p/>
          </draw:polygon>
          <draw:path draw:style-name="gr7" draw:text-style-name="P7" draw:layer="layout" svg:width="0.294cm" svg:height="0.297cm" svg:x="23.89cm" svg:y="17.03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24.2cm" svg:y="17.03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24.526cm" svg:y="17.02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24.875cm" svg:y="17.00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25.021cm" svg:y="17.02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25.24cm" svg:y="17.061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25.414cm" svg:y="17.13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25.615cm" svg:y="17.061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25.784cm" svg:y="17.13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26.019cm" svg:y="17.13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26.194cm" svg:y="17.20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5cm" svg:height="0.145cm" svg:x="26.545cm" svg:y="17.17cm" svg:viewBox="0 0 106 146" svg:d="M22 24c12 3 21 3 23 3 15 0 26-4 31-7 6-3 20-11 20-16 0-4-3-4-3-4-1 0-1 0-4 1-7 3-21 6-34 6s-24-2-36-6c-2-1-3-1-3-1-3 0-3 3-3 6v64c0 3 0 6 4 6 2 0 2 0 4-3 9-9 20-14 35-14 11 0 19 7 22 12 5 7 6 16 6 27 0 9-1 21-10 29-10 9-21 10-26 10-14 0-30-6-36-18 9-1 12-7 12-12 0-7-5-12-12-12-4 0-12 3-12 12 0 22 20 39 48 39 32 0 58-21 58-47 0-24-21-47-50-47-14 0-24 4-34 10z">
            <text:p/>
          </draw:path>
          <draw:path draw:style-name="gr7" draw:text-style-name="P7" draw:layer="layout" svg:width="0.114cm" svg:height="0.149cm" svg:x="26.553cm" svg:y="17.37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26.71cm" svg:y="17.439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26.937cm" svg:y="17.382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27.149cm" svg:y="17.22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27.396cm" svg:y="17.32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27.6cm" svg:y="17.00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5C_k})§svg§600§TRUE§</svg:desc>
          <draw:polygon draw:style-name="gr50" draw:text-style-name="P19" draw:layer="layout" svg:width="3.864cm" svg:height="0.519cm" svg:x="-3.103cm" svg:y="18.542cm" svg:viewBox="0 0 3865 520" draw:points="1933,520 0,520 0,0 3865,0 3865,520">
            <text:p/>
          </draw:polygon>
          <draw:path draw:style-name="gr7" draw:text-style-name="P7" draw:layer="layout" svg:width="0.294cm" svg:height="0.297cm" svg:x="-3.089cm" svg:y="18.57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-2.779cm" svg:y="18.57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-2.453cm" svg:y="18.561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-2.104cm" svg:y="18.542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-1.958cm" svg:y="18.561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-1.739cm" svg:y="18.599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-1.565cm" svg:y="18.67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-1.364cm" svg:y="18.599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-1.195cm" svg:y="18.672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-0.96cm" svg:y="18.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-0.785cm" svg:y="18.744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5cm" svg:height="0.145cm" svg:x="-0.434cm" svg:y="18.708cm" svg:viewBox="0 0 106 146" svg:d="M22 24c12 3 21 3 23 3 15 0 26-4 31-7 6-3 20-11 20-16 0-4-3-4-3-4-1 0-1 0-4 1-7 3-21 6-34 6s-24-2-36-6c-2-1-3-1-3-1-3 0-3 3-3 6v64c0 3 0 6 4 6 2 0 2 0 4-3 9-9 20-14 35-14 11 0 19 7 22 12 5 7 6 16 6 27 0 9-1 21-10 29-10 9-21 10-26 10-14 0-30-6-36-18 9-1 12-7 12-12 0-7-5-12-12-12-4 0-12 3-12 12 0 22 20 39 48 39 32 0 58-21 58-47 0-24-21-47-50-47-14 0-24 4-34 10z">
            <text:p/>
          </draw:path>
          <draw:path draw:style-name="gr7" draw:text-style-name="P7" draw:layer="layout" svg:width="0.114cm" svg:height="0.149cm" svg:x="-0.426cm" svg:y="18.91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-0.269cm" svg:y="18.977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-0.042cm" svg:y="18.92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0.17cm" svg:y="18.759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0.417cm" svg:y="18.86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0.621cm" svg:y="18.542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})§svg§600§TRUE§</svg:desc>
          <draw:polygon draw:style-name="gr50" draw:text-style-name="P19" draw:layer="layout" svg:width="3.864cm" svg:height="0.519cm" svg:x="-3.102cm" svg:y="23.368cm" svg:viewBox="0 0 3865 520" draw:points="1932,520 0,520 0,0 3865,0 3865,520">
            <text:p/>
          </draw:polygon>
          <draw:path draw:style-name="gr7" draw:text-style-name="P7" draw:layer="layout" svg:width="0.294cm" svg:height="0.297cm" svg:x="-3.088cm" svg:y="23.396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-2.778cm" svg:y="23.396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-2.452cm" svg:y="23.387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-2.103cm" svg:y="23.368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-1.957cm" svg:y="23.387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-1.738cm" svg:y="23.425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-1.564cm" svg:y="23.496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-1.363cm" svg:y="23.425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-1.194cm" svg:y="23.498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-0.959cm" svg:y="23.496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-0.784cm" svg:y="23.57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9cm" svg:height="0.145cm" svg:x="-0.435cm" svg:y="23.534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7" draw:text-style-name="P7" draw:layer="layout" svg:width="0.114cm" svg:height="0.149cm" svg:x="-0.425cm" svg:y="23.74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-0.268cm" svg:y="23.803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-0.041cm" svg:y="23.746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0.171cm" svg:y="23.585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0.418cm" svg:y="23.69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0.622cm" svg:y="23.368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+1})§svg§600§TRUE§</svg:desc>
          <draw:polygon draw:style-name="gr50" draw:text-style-name="P19" draw:layer="layout" svg:width="4.29cm" svg:height="0.519cm" svg:x="8.582cm" svg:y="21.844cm" svg:viewBox="0 0 4291 520" draw:points="2146,520 0,520 0,0 4291,0 4291,520">
            <text:p/>
          </draw:polygon>
          <draw:path draw:style-name="gr7" draw:text-style-name="P7" draw:layer="layout" svg:width="0.294cm" svg:height="0.297cm" svg:x="8.596cm" svg:y="21.87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8.906cm" svg:y="21.87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9.232cm" svg:y="21.86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9.581cm" svg:y="21.84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9.727cm" svg:y="21.86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9.946cm" svg:y="21.901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0.12cm" svg:y="21.97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10.32cm" svg:y="21.901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0.49cm" svg:y="21.97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10.725cm" svg:y="21.97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10.9cm" svg:y="22.04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9cm" svg:height="0.145cm" svg:x="11.249cm" svg:y="22.01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7" draw:text-style-name="P7" draw:layer="layout" svg:width="0.114cm" svg:height="0.149cm" svg:x="11.258cm" svg:y="22.21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11.416cm" svg:y="22.279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11.642cm" svg:y="22.222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11.854cm" svg:y="22.06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12.102cm" svg:y="22.16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217cm" svg:height="0.218cm" svg:x="12.281cm" svg:y="22.085cm" svg:viewBox="0 0 218 219" svg:d="M116 116h91c4 0 11 0 11-7s-7-7-11-7h-91v-91c0-4 0-11-7-11s-7 7-7 11v91h-91c-4 0-11 0-11 7s7 7 11 7h91v91c0 4 0 12 7 12s7-7 7-12z">
            <text:p/>
          </draw:path>
          <draw:path draw:style-name="gr7" draw:text-style-name="P7" draw:layer="layout" svg:width="0.107cm" svg:height="0.196cm" svg:x="12.551cm" svg:y="22.072cm" svg:viewBox="0 0 108 197" svg:d="M67 9c0-9 0-9-8-9-20 18-47 19-59 19v11c7 0 27 0 43-9v152c0 9 0 13-30 13h-11v11c6 0 42-1 53-1 9 0 47 1 53 1v-11h-11c-30 0-30-4-30-13z">
            <text:p/>
          </draw:path>
          <draw:path draw:style-name="gr7" draw:text-style-name="P7" draw:layer="layout" svg:width="0.098cm" svg:height="0.421cm" svg:x="12.733cm" svg:y="21.84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})§svg§600§TRUE§</svg:desc>
          <draw:polygon draw:style-name="gr50" draw:text-style-name="P19" draw:layer="layout" svg:width="3.864cm" svg:height="0.519cm" svg:x="16.203cm" svg:y="21.888cm" svg:viewBox="0 0 3865 520" draw:points="1933,520 0,520 0,0 3865,0 3865,520">
            <text:p/>
          </draw:polygon>
          <draw:path draw:style-name="gr7" draw:text-style-name="P7" draw:layer="layout" svg:width="0.294cm" svg:height="0.297cm" svg:x="16.217cm" svg:y="21.916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16.527cm" svg:y="21.916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16.853cm" svg:y="21.907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17.202cm" svg:y="21.888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17.348cm" svg:y="21.907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17.567cm" svg:y="21.945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7.741cm" svg:y="22.016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17.942cm" svg:y="21.945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8.111cm" svg:y="22.018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18.346cm" svg:y="22.016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18.521cm" svg:y="22.09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9cm" svg:height="0.145cm" svg:x="18.87cm" svg:y="22.054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7" draw:text-style-name="P7" draw:layer="layout" svg:width="0.114cm" svg:height="0.149cm" svg:x="18.88cm" svg:y="22.2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19.037cm" svg:y="22.323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19.264cm" svg:y="22.266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19.476cm" svg:y="22.105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19.723cm" svg:y="22.21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19.927cm" svg:y="21.888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6C_k})§svg§600§TRUE§</svg:desc>
          <draw:polygon draw:style-name="gr50" draw:text-style-name="P19" draw:layer="layout" svg:width="3.864cm" svg:height="0.519cm" svg:x="22.805cm" svg:y="21.844cm" svg:viewBox="0 0 3865 520" draw:points="1933,520 0,520 0,0 3865,0 3865,520">
            <text:p/>
          </draw:polygon>
          <draw:path draw:style-name="gr7" draw:text-style-name="P7" draw:layer="layout" svg:width="0.294cm" svg:height="0.297cm" svg:x="22.819cm" svg:y="21.87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23.129cm" svg:y="21.87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23.455cm" svg:y="21.86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23.804cm" svg:y="21.84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23.95cm" svg:y="21.86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24.169cm" svg:y="21.901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24.343cm" svg:y="21.97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24.544cm" svg:y="21.901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24.713cm" svg:y="21.97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24.948cm" svg:y="21.97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25.123cm" svg:y="22.04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09cm" svg:height="0.145cm" svg:x="25.472cm" svg:y="22.01cm" svg:viewBox="0 0 110 146" svg:d="M22 72c1-10 1-27 9-40 5-12 20-24 39-24 5 0 14 1 20 5-3 1-8 4-8 12 0 7 4 11 11 11 3 0 11-1 11-12 0-12-8-24-34-24-36 0-70 30-70 74 0 51 25 72 56 72 21 0 31-8 38-14 14-11 16-24 16-34 0-14-3-23-15-34-9-7-19-13-37-13-13 0-26 6-36 21zM56 137c-33 0-33-35-33-44 0-16 12-35 35-35 10 0 17 2 24 11 6 8 6 16 6 29 0 12 0 20-6 29-7 6-14 10-26 10z">
            <text:p/>
          </draw:path>
          <draw:path draw:style-name="gr7" draw:text-style-name="P7" draw:layer="layout" svg:width="0.114cm" svg:height="0.149cm" svg:x="25.482cm" svg:y="22.21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25.639cm" svg:y="22.279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25.866cm" svg:y="22.222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26.078cm" svg:y="22.06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26.325cm" svg:y="22.16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26.529cm" svg:y="21.844cm" svg:viewBox="0 0 99 422" svg:d="M99 211c0-33-5-83-28-131-26-52-62-80-67-80-2 0-4 2-4 4s0 3 8 10c42 42 66 109 66 197 0 72-15 147-68 200-6 5-6 6-6 7 0 3 2 4 4 4 5 0 43-29 68-82 22-46 27-93 27-129z">
            <text:p/>
          </draw:path>
        </draw:g>
        <draw:g>
          <svg:title>TexMaths</svg:title>
          <svg:desc>12§latex§\text{RNG}(\text{Status}_{\sum_{k=1}^7C_k})§svg§600§TRUE§</svg:desc>
          <draw:polygon draw:style-name="gr50" draw:text-style-name="P19" draw:layer="layout" svg:width="3.864cm" svg:height="0.519cm" svg:x="8.891cm" svg:y="26.924cm" svg:viewBox="0 0 3865 520" draw:points="1933,520 0,520 0,0 3865,0 3865,520">
            <text:p/>
          </draw:polygon>
          <draw:path draw:style-name="gr7" draw:text-style-name="P7" draw:layer="layout" svg:width="0.294cm" svg:height="0.297cm" svg:x="8.905cm" svg:y="26.952cm" svg:viewBox="0 0 295 298" svg:d="M80 139v-109c0-10 0-15 9-16 4-1 17-1 25-1 39 0 86 1 86 63 0 30-11 63-73 63zM169 145c41-10 74-36 74-69 0-40-48-76-111-76h-132v13h11c32 0 32 5 32 20v223c0 16 0 19-32 19h-11v14c15-1 45-1 61-1 18 0 47 0 63 1v-14h-11c-32 0-33-3-33-19v-107h49c6 0 25 0 39 14 16 15 16 29 16 57s0 44 18 60c17 16 40 18 52 18 34 0 41-34 41-47 0-2 0-6-6-6-4 0-4 4-5 6-2 30-17 38-28 38-20 0-24-21-29-61l-6-34c-8-27-28-40-52-49z">
            <text:p/>
          </draw:path>
          <draw:path draw:style-name="gr7" draw:text-style-name="P7" draw:layer="layout" svg:width="0.288cm" svg:height="0.288cm" svg:x="9.215cm" svg:y="26.952cm" svg:viewBox="0 0 289 289" svg:d="M84 6c-3-6-4-6-12-6h-72v13h12c6 0 15 0 22 1 9 1 9 1 9 10v221c0 11 0 30-43 30v14c14 0 36-1 50-1 13 0 34 1 49 1v-14c-43 0-43-19-43-30v-220c2 2 2 2 4 5l172 253c4 6 4 6 7 6 7 0 7-3 7-11v-234c0-11 0-31 43-31v-13c-14 0-36 1-50 1-13 0-35-1-49-1v13c43 0 43 20 43 31v181z">
            <text:p/>
          </draw:path>
          <draw:path draw:style-name="gr7" draw:text-style-name="P7" draw:layer="layout" svg:width="0.286cm" svg:height="0.306cm" svg:x="9.541cm" svg:y="26.943cm" svg:viewBox="0 0 287 307" svg:d="M228 272c4 9 22 25 26 25s4-2 4-9v-74c0-16 2-18 29-18v-14c-15 1-38 2-51 2-17 0-54 0-68-2v14h13c38 0 40 5 40 20v27c0 48-54 52-66 52-27 0-112-16-112-141 0-127 84-141 110-141 45 0 83 38 92 100 1 6 1 8 7 8s6-2 6-11v-99c0-8 0-11-5-11-1 0-2 0-6 5l-21 31c-14-13-37-36-79-36-79 0-147 67-147 154 0 86 68 153 148 153 31 0 65-10 80-35z">
            <text:p/>
          </draw:path>
          <draw:path draw:style-name="gr7" draw:text-style-name="P7" draw:layer="layout" svg:width="0.098cm" svg:height="0.421cm" svg:x="9.89cm" svg:y="26.924cm" svg:viewBox="0 0 99 422" svg:d="M99 418c0-1 0-2-8-9-53-53-66-133-66-198 0-73 16-147 68-199 6-5 6-6 6-8 0-3-2-4-5-4-4 0-42 29-67 83-22 46-27 93-27 128 0 34 5 85 28 133 26 51 62 78 66 78 3 0 5-1 5-4z">
            <text:p/>
          </draw:path>
          <draw:path draw:style-name="gr7" draw:text-style-name="P7" draw:layer="layout" svg:width="0.187cm" svg:height="0.306cm" svg:x="10.036cm" svg:y="26.943cm" svg:viewBox="0 0 188 307" svg:d="M124 134l-54-13c-27-7-43-29-43-54 0-30 23-55 57-55 70 0 79 70 82 88 0 3 0 6 5 6 6 0 6-2 6-11v-84c0-8 0-11-5-11-3 0-4 0-7 6l-14 24c-13-13-31-30-68-30-47 0-83 37-83 82 0 35 22 66 56 77 4 2 26 7 55 15 12 3 24 5 37 21 8 11 12 25 12 39 0 30-21 61-56 61-13 0-44-2-68-23-24-23-25-50-25-66 0-4-4-4-5-4-6 0-6 3-6 11v84c0 7 0 10 5 10 3 0 3 0 6-5 0-1 1-2 15-24 13 15 40 29 79 29 49 0 83-41 83-87 0-42-29-77-64-86z">
            <text:p/>
          </draw:path>
          <draw:path draw:style-name="gr7" draw:text-style-name="P7" draw:layer="layout" svg:width="0.132cm" svg:height="0.264cm" svg:x="10.255cm" svg:y="26.981cm" svg:viewBox="0 0 133 265" svg:d="M65 91h61v-13h-61v-78h-10c0 35-14 80-55 82v9h36v116c0 53 40 58 55 58 30 0 42-30 42-58v-24h-11v24c0 31-13 47-28 47-29 0-29-38-29-46z">
            <text:p/>
          </draw:path>
          <draw:path draw:style-name="gr7" draw:text-style-name="P7" draw:layer="layout" svg:width="0.19cm" svg:height="0.194cm" svg:x="10.429cm" svg:y="27.052cm" svg:viewBox="0 0 191 195" svg:d="M123 157c2 18 13 35 33 35 9 0 35-6 35-40v-23h-11v23c0 25-10 27-15 27-13 0-15-19-15-21v-85c0-17 0-34-16-50s-37-23-58-23c-35 0-64 20-64 48 0 12 9 20 20 20s19-9 19-20c0-5-2-19-21-19 11-15 31-19 46-19 20 0 44 16 44 53v17c-21 1-51 2-78 14-31 14-42 37-42 56 0 34 41 45 68 45 28 0 47-17 55-38zM120 88v43c0 40-30 54-49 54-21 0-38-15-38-36 0-23 18-59 87-61z">
            <text:p/>
          </draw:path>
          <draw:path draw:style-name="gr7" draw:text-style-name="P7" draw:layer="layout" svg:width="0.131cm" svg:height="0.264cm" svg:x="10.63cm" svg:y="26.981cm" svg:viewBox="0 0 132 265" svg:d="M65 91h61v-13h-61v-78h-10c0 35-14 80-55 82v9h36v116c0 53 40 58 55 58 30 0 41-30 41-58v-24h-10v24c0 31-13 47-28 47-29 0-29-38-29-46z">
            <text:p/>
          </draw:path>
          <draw:path draw:style-name="gr7" draw:text-style-name="P7" draw:layer="layout" svg:width="0.212cm" svg:height="0.191cm" svg:x="10.799cm" svg:y="27.054cm" svg:viewBox="0 0 213 192" svg:d="M152 154v38l61-5v-13c-30 0-33-3-33-23v-151l-62 5v13c30 0 33 3 33 23v76c0 37-20 65-51 65-36 0-38-19-38-41v-141l-62 5v13c33 0 33 1 33 39v63c0 34 0 72 64 72 24 0 43-12 55-38z">
            <text:p/>
          </draw:path>
          <draw:path draw:style-name="gr7" draw:text-style-name="P7" draw:layer="layout" svg:width="0.138cm" svg:height="0.194cm" svg:x="11.034cm" svg:y="27.052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7" draw:text-style-name="P7" draw:layer="layout" svg:width="0.308cm" svg:height="0.296cm" svg:x="11.209cm" svg:y="27.126cm" svg:viewBox="0 0 309 297" svg:d="M141 154c4-4 4-5 4-6s0-1-3-4l-105-130h128c44 0 67 7 72 8 26 7 52 24 63 50h9l-28-72h-271c-7 0-8 0-9 2-1 1-1 1-1 10l119 145-115 130c-4 3-4 4-4 5 0 5 4 5 10 5h271l28-77h-9c-11 27-37 43-58 49-6 2-28 8-74 8h-137z">
            <text:p/>
          </draw:path>
          <draw:path draw:style-name="gr7" draw:text-style-name="P7" draw:layer="layout" svg:width="0.113cm" svg:height="0.147cm" svg:x="11.562cm" svg:y="27.088cm" svg:viewBox="0 0 114 148" svg:d="M112 16c2-2 2-3 2-4v-5h-51c-5 0-37-1-41-1-5-2-5-4-5-6h-9l-8 48h9c1-4 3-17 6-19 1-1 21-2 24-2h51c-8 10-20 22-29 32-25 33-27 63-27 76 0 12 6 13 10 13 12 0 12-11 12-14v-3c0-38 7-62 21-75z">
            <text:p/>
          </draw:path>
          <draw:path draw:style-name="gr7" draw:text-style-name="P7" draw:layer="layout" svg:width="0.114cm" svg:height="0.149cm" svg:x="11.568cm" svg:y="27.29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176cm" svg:height="0.062cm" svg:x="11.725cm" svg:y="27.359cm" svg:viewBox="0 0 177 63" svg:d="M168 12c3 0 9 0 9-6s-6-6-10-6h-157c-4 0-10 0-10 6s6 6 9 6zM167 63c4 0 10 0 10-6s-6-6-9-6h-159c-3 0-9 0-9 6s6 6 10 6z">
            <text:p/>
          </draw:path>
          <draw:path draw:style-name="gr7" draw:text-style-name="P7" draw:layer="layout" svg:width="0.086cm" svg:height="0.14cm" svg:x="11.952cm" svg:y="27.302cm" svg:viewBox="0 0 87 141" svg:d="M55 7c0-7-1-7-8-7-15 13-39 13-43 13h-4v10h4c5 0 18-1 31-6v106c0 7 0 9-23 9h-10v9c11-1 31-1 42-1 13 0 32 0 43 1v-9h-10c-22 0-22-2-22-9z">
            <text:p/>
          </draw:path>
          <draw:path draw:style-name="gr7" draw:text-style-name="P7" draw:layer="layout" svg:width="0.228cm" svg:height="0.213cm" svg:x="12.164cm" svg:y="27.141cm" svg:viewBox="0 0 229 214" svg:d="M229 4c0-2-1-4-3-4s-3 1-6 4l-21 22c-3-3-19-26-56-26-72 0-143 63-143 131 0 48 38 83 91 83 17 0 44-3 75-29 23-20 30-46 30-48 0-4-4-4-5-4-4 0-5 2-6 5-11 40-53 65-89 65-32 0-66-16-66-63 0-9 2-56 36-93 20-23 51-36 80-36 34 0 54 25 54 58 0 8 0 10 0 12 0 3 4 3 4 3 5 0 5-1 7-5z">
            <text:p/>
          </draw:path>
          <draw:path draw:style-name="gr7" draw:text-style-name="P7" draw:layer="layout" svg:width="0.114cm" svg:height="0.149cm" svg:x="12.411cm" svg:y="27.246cm" svg:viewBox="0 0 115 150" svg:d="M52 8c1-3 1-3 1-4 0-4-3-4-7-4l-26 2c-4 0-4 1-6 1 0 1-1 4-1 5 0 4 3 4 7 4 0 0 4 0 7 0 4 0 5 1 5 3 0 0 0 1-2 5l-29 117c-1 3-1 3-1 5 0 5 4 8 8 8 8 0 10-8 11-12l10-38c6 0 31 2 31 16 0 2 0 3 0 5 0 3 0 5 0 6 0 15 13 23 25 23 23 0 30-31 30-34s-3-3-4-3c-3 0-3 1-5 5-2 8-8 24-20 24-7 0-8-8-8-12 0 0 0-3 1-7 0-3 1-6 1-7 0-19-24-22-38-23 6-4 15-10 18-13 12-10 24-20 36-20 5 0 7 1 8 3 0 0-1 0-2 0-10 4-10 13-10 14 0 3 3 8 10 8 4 0 13-3 13-15 0-11-8-16-18-16-14 0-27 9-43 22-7 6-15 10-22 14z">
            <text:p/>
          </draw:path>
          <draw:path draw:style-name="gr7" draw:text-style-name="P7" draw:layer="layout" svg:width="0.098cm" svg:height="0.421cm" svg:x="12.615cm" svg:y="26.924cm" svg:viewBox="0 0 99 422" svg:d="M99 211c0-33-5-83-28-131-26-52-62-80-67-80-2 0-4 2-4 4s0 3 8 10c42 42 66 109 66 197 0 72-15 147-68 200-6 5-6 6-6 7 0 3 2 4 4 4 5 0 43-29 68-82 22-46 27-93 27-129z">
            <text:p/>
          </draw:path>
        </draw:g>
        <presentation:notes draw:style-name="dp2">
          <draw:page-thumbnail draw:style-name="gr42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22" draw:text-style-name="P2" draw:layer="layout" svg:x1="3.302cm" svg:y1="17.272cm" svg:x2="3.302cm" svg:y2="5.08cm">
          <text:p/>
        </draw:line>
        <draw:line draw:style-name="gr22" draw:text-style-name="P2" draw:layer="layout" svg:x1="1.778cm" svg:y1="16.51cm" svg:x2="22.098cm" svg:y2="16.51cm">
          <text:p/>
        </draw:line>
        <draw:custom-shape draw:style-name="gr51" draw:text-style-name="P20" draw:layer="layout" svg:width="1.27cm" svg:height="10.922cm" svg:x="9.651cm" svg:y="5.58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1.27cm" svg:height="5.334cm" svg:x="10.923cm" svg:y="11.17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0" draw:layer="layout" svg:width="1.27cm" svg:height="6.096cm" svg:x="8.382cm" svg:y="10.4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1.27cm" svg:height="0.508cm" svg:x="7.112cm" svg:y="16.00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1.27cm" svg:height="0.762cm" svg:x="12.194cm" svg:y="15.74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draw:layer="layout" svg:width="1.27cm" svg:height="0.034cm" svg:x="5.842cm" svg:y="16.47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draw:layer="layout" svg:width="1.27cm" svg:height="0.034cm" svg:x="4.572cm" svg:y="16.47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draw:layer="layout" svg:width="1.27cm" svg:height="0.034cm" svg:x="3.302cm" svg:y="16.47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draw:layer="layout" svg:width="1.27cm" svg:height="0.034cm" svg:x="16.004cm" svg:y="16.47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draw:layer="layout" svg:width="1.27cm" svg:height="0.034cm" svg:x="14.734cm" svg:y="16.47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draw:layer="layout" svg:width="1.27cm" svg:height="0.034cm" svg:x="13.464cm" svg:y="16.47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draw:layer="layout" svg:width="1.27cm" svg:height="0.034cm" svg:x="19.815cm" svg:y="16.47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draw:layer="layout" svg:width="1.27cm" svg:height="0.034cm" svg:x="18.545cm" svg:y="16.47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draw:layer="layout" svg:width="1.27cm" svg:height="0.034cm" svg:x="17.275cm" svg:y="16.476cm">
          <text:p/>
          <draw:enhanced-geometry svg:viewBox="0 0 21600 21600" draw:mirror-vertical="true" draw:type="rectangle" draw:enhanced-path="M 0 0 L 21600 0 21600 21600 0 21600 0 0 Z N"/>
        </draw:custom-shape>
        <draw:frame draw:style-name="gr39" draw:text-style-name="P1" draw:layer="layout" svg:width="2.314cm" svg:height="0.421cm" svg:x="0.762cm" svg:y="5.08cm">
          <draw:text-box>
            <text:p>Number of spikes</text:p>
          </draw:text-box>
        </draw:frame>
        <draw:frame draw:style-name="gr39" draw:text-style-name="P1" draw:layer="layout" svg:width="0.184cm" svg:height="0.421cm" svg:x="22.168cm" svg:y="16.256cm">
          <draw:text-box>
            <text:p>t</text:p>
          </draw:text-box>
        </draw:frame>
        <draw:frame draw:style-name="gr57" draw:text-style-name="P2" draw:layer="layout" svg:width="0.105cm" svg:height="0.578cm" svg:x="3.788cm" svg:y="16.505cm">
          <draw:text-box>
            <text:p text:style-name="P20"/>
          </draw:text-box>
        </draw:frame>
        <draw:g>
          <draw:measure draw:style-name="gr58" draw:text-style-name="P20" draw:layer="measurelines" svg:x1="3.302cm" svg:y1="16.376cm" svg:x2="4.572cm" svg:y2="16.376cm">
            <text:p text:style-name="P20"/>
          </draw:measure>
          <draw:g>
            <svg:title>TexMaths</svg:title>
            <svg:desc>9§latex§\Delta t &lt;&lt; 1§svg§600§TRUE§</svg:desc>
            <draw:polygon draw:style-name="gr50" draw:text-style-name="P19" draw:layer="layout" svg:width="1.203cm" svg:height="0.227cm" svg:x="3.334cm" svg:y="16.775cm" svg:viewBox="0 0 1204 228" draw:points="602,228 0,228 0,0 1204,0 1204,228">
              <text:p/>
            </draw:polygon>
            <draw:path draw:style-name="gr7" draw:text-style-name="P7" draw:layer="layout" svg:width="0.233cm" svg:height="0.226cm" svg:x="3.349cm" svg:y="16.765cm" svg:viewBox="0 0 234 227" svg:d="M125 6c-2-5-3-6-8-6s-6 1-8 6l-108 214c-1 3-1 4-1 4 0 3 2 3 7 3h220c5 0 7 0 7-3 0 0 0-1-2-4zM107 32l85 170h-170z">
              <text:p/>
            </draw:path>
            <draw:path draw:style-name="gr7" draw:text-style-name="P7" draw:layer="layout" svg:width="0.097cm" svg:height="0.201cm" svg:x="3.605cm" svg:y="16.793cm" svg:viewBox="0 0 98 202" svg:d="M58 72h31c5 0 9 0 9-7 0-3-4-3-9-3h-28c11-45 13-51 13-53 0-6-4-9-9-9-1 0-10 0-13 11l-12 51h-31c-6 0-9 0-9 5s3 5 9 5h28c-23 89-24 95-24 100 0 17 12 30 29 30 33 0 51-47 51-49 0-3-3-3-4-3-3 0-3 1-5 4-13 33-31 41-42 41-6 0-9-5-9-15 0-8 0-10 2-15z">
              <text:p/>
            </draw:path>
            <draw:path draw:style-name="gr7" draw:text-style-name="P7" draw:layer="layout" svg:width="0.193cm" svg:height="0.183cm" svg:x="3.826cm" svg:y="16.82cm" svg:viewBox="0 0 194 184" svg:d="M188 14c3-3 6-4 6-8 0-3-3-6-6-6-2 0-2 0-6 2l-176 83c-3 1-6 3-6 7 0 3 3 5 6 7l176 83c4 2 4 2 6 2 3 0 6-3 6-7 0-3-3-5-6-7l-166-78z">
              <text:p/>
            </draw:path>
            <draw:path draw:style-name="gr7" draw:text-style-name="P7" draw:layer="layout" svg:width="0.193cm" svg:height="0.183cm" svg:x="4.072cm" svg:y="16.82cm" svg:viewBox="0 0 194 184" svg:d="M188 14c3-3 6-4 6-8 0-3-3-6-6-6-2 0-2 0-6 2l-176 83c-3 1-6 3-6 7 0 3 3 5 6 7l176 83c4 2 4 2 6 2 3 0 6-3 6-7 0-3-3-5-6-7l-166-78z">
              <text:p/>
            </draw:path>
            <draw:path draw:style-name="gr7" draw:text-style-name="P7" draw:layer="layout" svg:width="0.104cm" svg:height="0.21cm" svg:x="4.407cm" svg:y="16.781cm" svg:viewBox="0 0 105 211" svg:d="M65 8c0-7 0-8-7-8-20 20-48 20-58 20v10c6 0 25 0 42-8v164c0 11-1 15-30 15h-10v10c11-1 39-1 51-1 13 0 41 0 52 1v-10h-10c-29 0-30-4-30-15z">
              <text:p/>
            </draw:path>
          </draw:g>
        </draw:g>
        <draw:measure draw:style-name="gr58" draw:text-style-name="P20" draw:layer="layout" svg:x1="9.652cm" svg:y1="16.376cm" svg:x2="10.922cm" svg:y2="16.376cm">
          <text:p/>
        </draw:measure>
        <draw:g>
          <svg:title>TexMaths</svg:title>
          <svg:desc>10§latex§t+\Delta t§svg§600§TRUE§</svg:desc>
          <draw:polygon draw:style-name="gr50" draw:text-style-name="P19" draw:layer="layout" svg:width="0.829cm" svg:height="0.27cm" svg:x="10.549cm" svg:y="16.858cm" svg:viewBox="0 0 830 271" draw:points="415,271 0,271 0,0 830,0 830,271">
            <text:p/>
          </draw:polygon>
          <draw:path draw:style-name="gr7" draw:text-style-name="P7" draw:layer="layout" svg:width="0.11cm" svg:height="0.22cm" svg:x="10.555cm" svg:y="16.882cm" svg:viewBox="0 0 111 221" svg:d="M54 76h51v-11h-51v-65h-8c0 29-12 66-46 68v8h30v97c0 44 33 48 46 48 25 0 35-25 35-48v-20h-9v20c0 26-11 39-24 39-24 0-24-32-24-38z">
            <text:p/>
          </draw:path>
          <draw:path draw:style-name="gr7" draw:text-style-name="P7" draw:layer="layout" svg:width="0.233cm" svg:height="0.235cm" svg:x="10.705cm" svg:y="16.893cm" svg:viewBox="0 0 234 236" svg:d="M125 125h98c5 0 11 0 11-7s-6-7-11-7h-98v-99c0-6 0-12-7-12-8 0-8 6-8 12v99h-98c-6 0-12 0-12 7s6 7 12 7h98v99c0 4 0 12 8 12 7 0 7-8 7-12z">
            <text:p/>
          </draw:path>
          <draw:path draw:style-name="gr7" draw:text-style-name="P7" draw:layer="layout" svg:width="0.259cm" svg:height="0.252cm" svg:x="10.975cm" svg:y="16.847cm" svg:viewBox="0 0 260 253" svg:d="M139 6c-2-4-3-6-9-6s-7 2-9 6l-119 240c-2 3-2 4-2 4 0 3 2 3 8 3h245c5 0 7 0 7-3 0 0 0-1-2-4zM119 35l94 191h-189z">
            <text:p/>
          </draw:path>
          <draw:path draw:style-name="gr7" draw:text-style-name="P7" draw:layer="layout" svg:width="0.108cm" svg:height="0.224cm" svg:x="11.26cm" svg:y="16.878cm" svg:viewBox="0 0 109 225" svg:d="M65 80h33c7 0 11 0 11-7 0-4-4-4-11-4h-30c12-51 14-57 14-59 0-7-4-10-10-10-1 0-11 0-14 13l-14 56h-34c-7 0-10 0-10 6 0 5 3 5 10 5h31c-26 100-27 106-27 112 0 19 14 33 32 33 37 0 57-52 57-54 0-4-3-4-5-4-3 0-3 1-4 5-16 37-35 45-47 45-7 0-10-5-10-16 0-9 0-11 1-17z">
            <text:p/>
          </draw:path>
        </draw:g>
        <draw:g>
          <svg:title>TexMaths</svg:title>
          <svg:desc>10§latex§t§svg§600§TRUE§</svg:desc>
          <draw:polygon draw:style-name="gr50" draw:text-style-name="P19" draw:layer="layout" svg:width="0.137cm" svg:height="0.216cm" svg:x="9.614cm" svg:y="16.897cm" svg:viewBox="0 0 138 217" draw:points="69,217 0,217 0,0 138,0 138,217">
            <text:p/>
          </draw:polygon>
          <draw:path draw:style-name="gr7" draw:text-style-name="P7" draw:layer="layout" svg:width="0.111cm" svg:height="0.22cm" svg:x="9.62cm" svg:y="16.897cm" svg:viewBox="0 0 112 221" svg:d="M55 76h50v-11h-50v-65h-9c0 29-11 66-46 68v8h30v97c0 44 33 48 46 48 25 0 36-25 36-48v-20h-10v20c0 26-11 39-23 39-24 0-24-32-24-38z">
            <text:p/>
          </draw:path>
        </draw:g>
        <draw:line draw:style-name="gr22" draw:text-style-name="P2" draw:layer="layout" svg:x1="16.256cm" svg:y1="6.096cm" svg:x2="27.432cm" svg:y2="6.096cm">
          <text:p/>
        </draw:line>
        <draw:line draw:style-name="gr22" draw:text-style-name="P2" draw:layer="layout" svg:x1="17.018cm" svg:y1="6.858cm" svg:x2="17.018cm" svg:y2="0cm">
          <text:p/>
        </draw:line>
        <draw:custom-shape draw:style-name="gr59" draw:text-style-name="P11" xml:id="id182" draw:id="id182" draw:layer="layout" svg:width="0.254cm" svg:height="0.254cm" svg:x="17.27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86" draw:id="id186" draw:layer="layout" svg:width="0.254cm" svg:height="0.254cm" svg:x="24.184cm" svg:y="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90" draw:id="id190" draw:layer="layout" svg:width="0.254cm" svg:height="0.254cm" svg:x="24.577cm" svg:y="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84" draw:id="id184" draw:layer="layout" svg:width="0.254cm" svg:height="0.254cm" svg:x="24.038cm" svg:y="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93" draw:id="id193" draw:layer="layout" svg:width="0.254cm" svg:height="0.254cm" svg:x="24.939cm" svg:y="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83" draw:id="id183" draw:layer="layout" svg:width="0.254cm" svg:height="0.254cm" svg:x="20.103cm" svg:y="3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92" draw:id="id192" draw:layer="layout" svg:width="0.254cm" svg:height="0.254cm" svg:x="24.793cm" svg:y="1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85" draw:id="id185" draw:layer="layout" svg:width="0.254cm" svg:height="0.254cm" svg:x="24.121cm" svg:y="3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88" draw:id="id188" draw:layer="layout" svg:width="0.254cm" svg:height="0.254cm" svg:x="24.384cm" svg:y="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89" draw:id="id189" draw:layer="layout" svg:width="0.254cm" svg:height="0.254cm" svg:x="24.467cm" svg:y="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87" draw:id="id187" draw:layer="layout" svg:width="0.254cm" svg:height="0.254cm" svg:x="24.285cm" svg:y="2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xml:id="id191" draw:id="id191" draw:layer="layout" svg:width="0.254cm" svg:height="0.254cm" svg:x="24.696cm" svg:y="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curve" svg:x1="17.489cm" svg:y1="4.101cm" svg:x2="20.14cm" svg:y2="3.866cm" draw:start-shape="id182" draw:start-glue-point="11" draw:end-shape="id183" draw:end-glue-point="5" svg:d="M17489 4101c1989 0 664-235 2651-235" svg:viewBox="0 0 2652 236">
          <text:p/>
        </draw:connector>
        <draw:connector draw:style-name="gr60" draw:text-style-name="P2" draw:layer="layout" draw:type="curve" svg:x1="20.32cm" svg:y1="3.866cm" svg:x2="24.038cm" svg:y2="3.829cm" draw:start-shape="id183" draw:start-glue-point="11" draw:end-shape="id184" draw:end-glue-point="6" svg:d="M20320 3866c2817 0 958-37 3718-37" svg:viewBox="0 0 3719 38">
          <text:p/>
        </draw:connector>
        <draw:connector draw:style-name="gr60" draw:text-style-name="P2" draw:layer="layout" draw:type="curve" svg:x1="24.075cm" svg:y1="3.739cm" svg:x2="24.121cm" svg:y2="3.539cm" draw:start-shape="id184" draw:start-glue-point="5" draw:end-shape="id185" draw:end-glue-point="6" svg:d="M24075 3739c-807 0-830-200 46-200" svg:viewBox="0 0 655 201">
          <text:p/>
        </draw:connector>
        <draw:connector draw:style-name="gr60" draw:text-style-name="P2" draw:layer="layout" draw:type="curve" svg:x1="24.158cm" svg:y1="3.449cm" svg:x2="24.184cm" svg:y2="3.258cm" draw:start-shape="id185" draw:start-glue-point="5" draw:end-shape="id186" draw:end-glue-point="6" svg:d="M24158 3449c-807 0-820-191 26-191" svg:viewBox="0 0 634 192">
          <text:p/>
        </draw:connector>
        <draw:connector draw:style-name="gr60" draw:text-style-name="P2" draw:layer="layout" draw:type="curve" svg:x1="24.221cm" svg:y1="3.168cm" svg:x2="24.285cm" svg:y2="2.968cm" draw:start-shape="id186" draw:start-glue-point="5" draw:end-shape="id187" draw:end-glue-point="6" svg:d="M24221 3168c-807 0-839-200 64-200" svg:viewBox="0 0 674 201">
          <text:p/>
        </draw:connector>
        <draw:connector draw:style-name="gr60" draw:text-style-name="P2" draw:layer="layout" draw:type="curve" svg:x1="24.322cm" svg:y1="2.878cm" svg:x2="24.384cm" svg:y2="2.676cm" draw:start-shape="id187" draw:start-glue-point="5" draw:end-shape="id188" draw:end-glue-point="6" svg:d="M24322 2878c-807 0-838-202 62-202" svg:viewBox="0 0 672 203">
          <text:p/>
        </draw:connector>
        <draw:connector draw:style-name="gr60" draw:text-style-name="P2" draw:layer="layout" draw:type="curve" svg:x1="24.421cm" svg:y1="2.586cm" svg:x2="24.467cm" svg:y2="2.404cm" draw:start-shape="id188" draw:start-glue-point="5" draw:end-shape="id189" draw:end-glue-point="6" svg:d="M24421 2586c-807 0-830-182 46-182" svg:viewBox="0 0 655 183">
          <text:p/>
        </draw:connector>
        <draw:connector draw:style-name="gr60" draw:text-style-name="P2" draw:layer="layout" draw:type="curve" svg:x1="24.504cm" svg:y1="2.314cm" svg:x2="24.577cm" svg:y2="2.141cm" draw:start-shape="id189" draw:start-glue-point="5" draw:end-shape="id190" draw:end-glue-point="6" svg:d="M24504 2314c-807 0-843-173 73-173" svg:viewBox="0 0 684 174">
          <text:p/>
        </draw:connector>
        <draw:connector draw:style-name="gr60" draw:text-style-name="P2" draw:layer="layout" draw:type="curve" svg:x1="24.614cm" svg:y1="2.051cm" svg:x2="24.696cm" svg:y2="1.887cm" draw:start-shape="id190" draw:start-glue-point="5" draw:end-shape="id191" draw:end-glue-point="6" svg:d="M24614 2051c-807 0-848-164 82-164" svg:viewBox="0 0 693 165">
          <text:p/>
        </draw:connector>
        <draw:connector draw:style-name="gr60" draw:text-style-name="P2" draw:layer="layout" draw:type="curve" svg:x1="24.733cm" svg:y1="1.797cm" svg:x2="24.793cm" svg:y2="1.633cm" draw:start-shape="id191" draw:start-glue-point="5" draw:end-shape="id192" draw:end-glue-point="6" svg:d="M24733 1797c-807 0-837-164 60-164" svg:viewBox="0 0 670 165">
          <text:p/>
        </draw:connector>
        <draw:connector draw:style-name="gr60" draw:text-style-name="P2" draw:layer="layout" draw:type="curve" svg:x1="24.83cm" svg:y1="1.543cm" svg:x2="24.939cm" svg:y2="1.388cm" draw:start-shape="id192" draw:start-glue-point="5" draw:end-shape="id193" draw:end-glue-point="6" svg:d="M24830 1543c-807 0-861-155 109-155" svg:viewBox="0 0 722 156">
          <text:p/>
        </draw:connector>
        <draw:g>
          <draw:line draw:style-name="gr61" draw:text-style-name="P2" draw:layer="layout" svg:x1="17.272cm" svg:y1="5.996cm" svg:x2="17.272cm" svg:y2="6.25cm">
            <text:p/>
          </draw:line>
          <draw:line draw:style-name="gr61" draw:text-style-name="P2" draw:layer="layout" svg:x1="17.526cm" svg:y1="5.996cm" svg:x2="17.526cm" svg:y2="6.25cm">
            <text:p/>
          </draw:line>
        </draw:g>
        <draw:g>
          <draw:line draw:style-name="gr61" draw:text-style-name="P2" draw:layer="layout" svg:x1="17.018cm" svg:y1="5.996cm" svg:x2="17.018cm" svg:y2="6.25cm">
            <text:p/>
          </draw:line>
          <draw:line draw:style-name="gr61" draw:text-style-name="P2" draw:layer="layout" svg:x1="17.272cm" svg:y1="5.996cm" svg:x2="17.272cm" svg:y2="6.25cm">
            <text:p/>
          </draw:line>
        </draw:g>
        <draw:g>
          <draw:line draw:style-name="gr61" draw:text-style-name="P2" draw:layer="layout" svg:x1="17.78cm" svg:y1="5.996cm" svg:x2="17.78cm" svg:y2="6.25cm">
            <text:p/>
          </draw:line>
          <draw:line draw:style-name="gr61" draw:text-style-name="P2" draw:layer="layout" svg:x1="18.034cm" svg:y1="5.996cm" svg:x2="18.034cm" svg:y2="6.25cm">
            <text:p/>
          </draw:line>
        </draw:g>
        <draw:g>
          <draw:line draw:style-name="gr61" draw:text-style-name="P2" draw:layer="layout" svg:x1="17.526cm" svg:y1="5.996cm" svg:x2="17.526cm" svg:y2="6.25cm">
            <text:p/>
          </draw:line>
          <draw:line draw:style-name="gr61" draw:text-style-name="P2" draw:layer="layout" svg:x1="17.78cm" svg:y1="5.996cm" svg:x2="17.78cm" svg:y2="6.25cm">
            <text:p/>
          </draw:line>
        </draw:g>
        <draw:g>
          <draw:line draw:style-name="gr61" draw:text-style-name="P2" draw:layer="layout" svg:x1="18.288cm" svg:y1="5.996cm" svg:x2="18.288cm" svg:y2="6.25cm">
            <text:p/>
          </draw:line>
          <draw:line draw:style-name="gr61" draw:text-style-name="P2" draw:layer="layout" svg:x1="18.542cm" svg:y1="5.996cm" svg:x2="18.542cm" svg:y2="6.25cm">
            <text:p/>
          </draw:line>
        </draw:g>
        <draw:g>
          <draw:line draw:style-name="gr61" draw:text-style-name="P2" draw:layer="layout" svg:x1="18.034cm" svg:y1="5.996cm" svg:x2="18.034cm" svg:y2="6.25cm">
            <text:p/>
          </draw:line>
          <draw:line draw:style-name="gr61" draw:text-style-name="P2" draw:layer="layout" svg:x1="18.288cm" svg:y1="5.996cm" svg:x2="18.288cm" svg:y2="6.25cm">
            <text:p/>
          </draw:line>
        </draw:g>
        <draw:g>
          <draw:line draw:style-name="gr61" draw:text-style-name="P2" draw:layer="layout" svg:x1="18.796cm" svg:y1="5.996cm" svg:x2="18.796cm" svg:y2="6.25cm">
            <text:p/>
          </draw:line>
          <draw:line draw:style-name="gr61" draw:text-style-name="P2" draw:layer="layout" svg:x1="19.05cm" svg:y1="5.996cm" svg:x2="19.05cm" svg:y2="6.25cm">
            <text:p/>
          </draw:line>
        </draw:g>
        <draw:g>
          <draw:line draw:style-name="gr61" draw:text-style-name="P2" draw:layer="layout" svg:x1="18.542cm" svg:y1="5.996cm" svg:x2="18.542cm" svg:y2="6.25cm">
            <text:p/>
          </draw:line>
          <draw:line draw:style-name="gr61" draw:text-style-name="P2" draw:layer="layout" svg:x1="18.796cm" svg:y1="5.996cm" svg:x2="18.796cm" svg:y2="6.25cm">
            <text:p/>
          </draw:line>
        </draw:g>
        <draw:g>
          <draw:line draw:style-name="gr61" draw:text-style-name="P2" draw:layer="layout" svg:x1="19.304cm" svg:y1="5.996cm" svg:x2="19.304cm" svg:y2="6.25cm">
            <text:p/>
          </draw:line>
          <draw:line draw:style-name="gr61" draw:text-style-name="P2" draw:layer="layout" svg:x1="19.558cm" svg:y1="5.996cm" svg:x2="19.558cm" svg:y2="6.25cm">
            <text:p/>
          </draw:line>
        </draw:g>
        <draw:g>
          <draw:line draw:style-name="gr61" draw:text-style-name="P2" draw:layer="layout" svg:x1="19.05cm" svg:y1="5.996cm" svg:x2="19.05cm" svg:y2="6.25cm">
            <text:p/>
          </draw:line>
          <draw:line draw:style-name="gr61" draw:text-style-name="P2" draw:layer="layout" svg:x1="19.304cm" svg:y1="5.996cm" svg:x2="19.304cm" svg:y2="6.25cm">
            <text:p/>
          </draw:line>
        </draw:g>
        <draw:g>
          <draw:line draw:style-name="gr61" draw:text-style-name="P2" draw:layer="layout" svg:x1="19.812cm" svg:y1="5.996cm" svg:x2="19.812cm" svg:y2="6.25cm">
            <text:p/>
          </draw:line>
          <draw:line draw:style-name="gr61" draw:text-style-name="P2" draw:layer="layout" svg:x1="20.066cm" svg:y1="5.996cm" svg:x2="20.066cm" svg:y2="6.25cm">
            <text:p/>
          </draw:line>
        </draw:g>
        <draw:g>
          <draw:line draw:style-name="gr61" draw:text-style-name="P2" draw:layer="layout" svg:x1="19.558cm" svg:y1="5.996cm" svg:x2="19.558cm" svg:y2="6.25cm">
            <text:p/>
          </draw:line>
          <draw:line draw:style-name="gr61" draw:text-style-name="P2" draw:layer="layout" svg:x1="19.812cm" svg:y1="5.996cm" svg:x2="19.812cm" svg:y2="6.25cm">
            <text:p/>
          </draw:line>
        </draw:g>
        <draw:g>
          <draw:line draw:style-name="gr61" draw:text-style-name="P2" draw:layer="layout" svg:x1="20.32cm" svg:y1="5.996cm" svg:x2="20.32cm" svg:y2="6.25cm">
            <text:p/>
          </draw:line>
          <draw:line draw:style-name="gr61" draw:text-style-name="P2" draw:layer="layout" svg:x1="20.574cm" svg:y1="5.996cm" svg:x2="20.574cm" svg:y2="6.25cm">
            <text:p/>
          </draw:line>
        </draw:g>
        <draw:g>
          <draw:line draw:style-name="gr61" draw:text-style-name="P2" draw:layer="layout" svg:x1="20.066cm" svg:y1="5.996cm" svg:x2="20.066cm" svg:y2="6.25cm">
            <text:p/>
          </draw:line>
          <draw:line draw:style-name="gr61" draw:text-style-name="P2" draw:layer="layout" svg:x1="20.32cm" svg:y1="5.996cm" svg:x2="20.32cm" svg:y2="6.25cm">
            <text:p/>
          </draw:line>
        </draw:g>
        <draw:g>
          <draw:line draw:style-name="gr61" draw:text-style-name="P2" draw:layer="layout" svg:x1="20.828cm" svg:y1="5.996cm" svg:x2="20.828cm" svg:y2="6.25cm">
            <text:p/>
          </draw:line>
          <draw:line draw:style-name="gr61" draw:text-style-name="P2" draw:layer="layout" svg:x1="21.082cm" svg:y1="5.996cm" svg:x2="21.082cm" svg:y2="6.25cm">
            <text:p/>
          </draw:line>
        </draw:g>
        <draw:g>
          <draw:line draw:style-name="gr61" draw:text-style-name="P2" draw:layer="layout" svg:x1="20.574cm" svg:y1="5.996cm" svg:x2="20.574cm" svg:y2="6.25cm">
            <text:p/>
          </draw:line>
          <draw:line draw:style-name="gr61" draw:text-style-name="P2" draw:layer="layout" svg:x1="20.828cm" svg:y1="5.996cm" svg:x2="20.828cm" svg:y2="6.25cm">
            <text:p/>
          </draw:line>
        </draw:g>
        <draw:g>
          <draw:line draw:style-name="gr61" draw:text-style-name="P2" draw:layer="layout" svg:x1="21.336cm" svg:y1="5.996cm" svg:x2="21.336cm" svg:y2="6.25cm">
            <text:p/>
          </draw:line>
          <draw:line draw:style-name="gr61" draw:text-style-name="P2" draw:layer="layout" svg:x1="21.59cm" svg:y1="5.996cm" svg:x2="21.59cm" svg:y2="6.25cm">
            <text:p/>
          </draw:line>
        </draw:g>
        <draw:g>
          <draw:line draw:style-name="gr61" draw:text-style-name="P2" draw:layer="layout" svg:x1="21.082cm" svg:y1="5.996cm" svg:x2="21.082cm" svg:y2="6.25cm">
            <text:p/>
          </draw:line>
          <draw:line draw:style-name="gr61" draw:text-style-name="P2" draw:layer="layout" svg:x1="21.336cm" svg:y1="5.996cm" svg:x2="21.336cm" svg:y2="6.25cm">
            <text:p/>
          </draw:line>
        </draw:g>
        <draw:g>
          <draw:line draw:style-name="gr61" draw:text-style-name="P2" draw:layer="layout" svg:x1="21.844cm" svg:y1="5.996cm" svg:x2="21.844cm" svg:y2="6.25cm">
            <text:p/>
          </draw:line>
          <draw:line draw:style-name="gr61" draw:text-style-name="P2" draw:layer="layout" svg:x1="22.098cm" svg:y1="5.996cm" svg:x2="22.098cm" svg:y2="6.25cm">
            <text:p/>
          </draw:line>
        </draw:g>
        <draw:g>
          <draw:line draw:style-name="gr61" draw:text-style-name="P2" draw:layer="layout" svg:x1="21.59cm" svg:y1="5.996cm" svg:x2="21.59cm" svg:y2="6.25cm">
            <text:p/>
          </draw:line>
          <draw:line draw:style-name="gr61" draw:text-style-name="P2" draw:layer="layout" svg:x1="21.844cm" svg:y1="5.996cm" svg:x2="21.844cm" svg:y2="6.25cm">
            <text:p/>
          </draw:line>
        </draw:g>
        <draw:g>
          <draw:line draw:style-name="gr61" draw:text-style-name="P2" draw:layer="layout" svg:x1="22.352cm" svg:y1="5.996cm" svg:x2="22.352cm" svg:y2="6.25cm">
            <text:p/>
          </draw:line>
          <draw:line draw:style-name="gr61" draw:text-style-name="P2" draw:layer="layout" svg:x1="22.606cm" svg:y1="5.996cm" svg:x2="22.606cm" svg:y2="6.25cm">
            <text:p/>
          </draw:line>
        </draw:g>
        <draw:g>
          <draw:line draw:style-name="gr61" draw:text-style-name="P2" draw:layer="layout" svg:x1="22.098cm" svg:y1="5.996cm" svg:x2="22.098cm" svg:y2="6.25cm">
            <text:p/>
          </draw:line>
          <draw:line draw:style-name="gr61" draw:text-style-name="P2" draw:layer="layout" svg:x1="22.352cm" svg:y1="5.996cm" svg:x2="22.352cm" svg:y2="6.25cm">
            <text:p/>
          </draw:line>
        </draw:g>
        <draw:g>
          <draw:line draw:style-name="gr61" draw:text-style-name="P2" draw:layer="layout" svg:x1="22.86cm" svg:y1="5.996cm" svg:x2="22.86cm" svg:y2="6.25cm">
            <text:p/>
          </draw:line>
          <draw:line draw:style-name="gr61" draw:text-style-name="P2" draw:layer="layout" svg:x1="23.114cm" svg:y1="5.996cm" svg:x2="23.114cm" svg:y2="6.25cm">
            <text:p/>
          </draw:line>
        </draw:g>
        <draw:g>
          <draw:line draw:style-name="gr61" draw:text-style-name="P2" draw:layer="layout" svg:x1="22.606cm" svg:y1="5.996cm" svg:x2="22.606cm" svg:y2="6.25cm">
            <text:p/>
          </draw:line>
          <draw:line draw:style-name="gr61" draw:text-style-name="P2" draw:layer="layout" svg:x1="22.86cm" svg:y1="5.996cm" svg:x2="22.86cm" svg:y2="6.25cm">
            <text:p/>
          </draw:line>
        </draw:g>
        <draw:g>
          <draw:line draw:style-name="gr61" draw:text-style-name="P2" draw:layer="layout" svg:x1="23.368cm" svg:y1="5.996cm" svg:x2="23.368cm" svg:y2="6.25cm">
            <text:p/>
          </draw:line>
          <draw:line draw:style-name="gr61" draw:text-style-name="P2" draw:layer="layout" svg:x1="23.622cm" svg:y1="5.996cm" svg:x2="23.622cm" svg:y2="6.25cm">
            <text:p/>
          </draw:line>
        </draw:g>
        <draw:g>
          <draw:line draw:style-name="gr61" draw:text-style-name="P2" draw:layer="layout" svg:x1="23.114cm" svg:y1="5.996cm" svg:x2="23.114cm" svg:y2="6.25cm">
            <text:p/>
          </draw:line>
          <draw:line draw:style-name="gr61" draw:text-style-name="P2" draw:layer="layout" svg:x1="23.368cm" svg:y1="5.996cm" svg:x2="23.368cm" svg:y2="6.25cm">
            <text:p/>
          </draw:line>
        </draw:g>
        <draw:g>
          <draw:line draw:style-name="gr61" draw:text-style-name="P2" draw:layer="layout" svg:x1="23.876cm" svg:y1="5.996cm" svg:x2="23.876cm" svg:y2="6.25cm">
            <text:p/>
          </draw:line>
          <draw:line draw:style-name="gr61" draw:text-style-name="P2" draw:layer="layout" svg:x1="24.13cm" svg:y1="5.996cm" svg:x2="24.13cm" svg:y2="6.25cm">
            <text:p/>
          </draw:line>
        </draw:g>
        <draw:g>
          <draw:line draw:style-name="gr61" draw:text-style-name="P2" draw:layer="layout" svg:x1="23.622cm" svg:y1="5.996cm" svg:x2="23.622cm" svg:y2="6.25cm">
            <text:p/>
          </draw:line>
          <draw:line draw:style-name="gr61" draw:text-style-name="P2" draw:layer="layout" svg:x1="23.876cm" svg:y1="5.996cm" svg:x2="23.876cm" svg:y2="6.25cm">
            <text:p/>
          </draw:line>
        </draw:g>
        <draw:g>
          <draw:line draw:style-name="gr61" draw:text-style-name="P2" draw:layer="layout" svg:x1="24.384cm" svg:y1="5.996cm" svg:x2="24.384cm" svg:y2="6.25cm">
            <text:p/>
          </draw:line>
          <draw:line draw:style-name="gr61" draw:text-style-name="P2" draw:layer="layout" svg:x1="24.638cm" svg:y1="5.996cm" svg:x2="24.638cm" svg:y2="6.25cm">
            <text:p/>
          </draw:line>
        </draw:g>
        <draw:g>
          <draw:line draw:style-name="gr61" draw:text-style-name="P2" draw:layer="layout" svg:x1="24.13cm" svg:y1="5.996cm" svg:x2="24.13cm" svg:y2="6.25cm">
            <text:p/>
          </draw:line>
          <draw:line draw:style-name="gr61" draw:text-style-name="P2" draw:layer="layout" svg:x1="24.384cm" svg:y1="5.996cm" svg:x2="24.384cm" svg:y2="6.25cm">
            <text:p/>
          </draw:line>
        </draw:g>
        <draw:g>
          <draw:line draw:style-name="gr61" draw:text-style-name="P2" draw:layer="layout" svg:x1="24.892cm" svg:y1="5.996cm" svg:x2="24.892cm" svg:y2="6.25cm">
            <text:p/>
          </draw:line>
          <draw:line draw:style-name="gr61" draw:text-style-name="P2" draw:layer="layout" svg:x1="25.146cm" svg:y1="5.996cm" svg:x2="25.146cm" svg:y2="6.25cm">
            <text:p/>
          </draw:line>
        </draw:g>
        <draw:g>
          <draw:line draw:style-name="gr61" draw:text-style-name="P2" draw:layer="layout" svg:x1="24.638cm" svg:y1="5.996cm" svg:x2="24.638cm" svg:y2="6.25cm">
            <text:p/>
          </draw:line>
          <draw:line draw:style-name="gr61" draw:text-style-name="P2" draw:layer="layout" svg:x1="24.892cm" svg:y1="5.996cm" svg:x2="24.892cm" svg:y2="6.25cm">
            <text:p/>
          </draw:line>
        </draw:g>
        <draw:g>
          <draw:line draw:style-name="gr61" draw:text-style-name="P2" draw:layer="layout" svg:x1="25.146cm" svg:y1="5.996cm" svg:x2="25.146cm" svg:y2="6.25cm">
            <text:p/>
          </draw:line>
          <draw:line draw:style-name="gr61" draw:text-style-name="P2" draw:layer="layout" svg:x1="25.4cm" svg:y1="5.996cm" svg:x2="25.4cm" svg:y2="6.25cm">
            <text:p/>
          </draw:line>
        </draw:g>
        <draw:g>
          <draw:line draw:style-name="gr61" draw:text-style-name="P2" draw:layer="layout" svg:x1="25.654cm" svg:y1="5.996cm" svg:x2="25.654cm" svg:y2="6.25cm">
            <text:p/>
          </draw:line>
          <draw:line draw:style-name="gr61" draw:text-style-name="P2" draw:layer="layout" svg:x1="25.908cm" svg:y1="5.996cm" svg:x2="25.908cm" svg:y2="6.25cm">
            <text:p/>
          </draw:line>
        </draw:g>
        <draw:g>
          <draw:line draw:style-name="gr61" draw:text-style-name="P2" draw:layer="layout" svg:x1="25.4cm" svg:y1="5.996cm" svg:x2="25.4cm" svg:y2="6.25cm">
            <text:p/>
          </draw:line>
          <draw:line draw:style-name="gr61" draw:text-style-name="P2" draw:layer="layout" svg:x1="25.654cm" svg:y1="5.996cm" svg:x2="25.654cm" svg:y2="6.25cm">
            <text:p/>
          </draw:line>
        </draw:g>
        <draw:g>
          <draw:line draw:style-name="gr61" draw:text-style-name="P2" draw:layer="layout" svg:x1="26.162cm" svg:y1="5.996cm" svg:x2="26.162cm" svg:y2="6.25cm">
            <text:p/>
          </draw:line>
          <draw:line draw:style-name="gr61" draw:text-style-name="P2" draw:layer="layout" svg:x1="26.416cm" svg:y1="5.996cm" svg:x2="26.416cm" svg:y2="6.25cm">
            <text:p/>
          </draw:line>
        </draw:g>
        <draw:g>
          <draw:line draw:style-name="gr61" draw:text-style-name="P2" draw:layer="layout" svg:x1="25.908cm" svg:y1="5.996cm" svg:x2="25.908cm" svg:y2="6.25cm">
            <text:p/>
          </draw:line>
          <draw:line draw:style-name="gr61" draw:text-style-name="P2" draw:layer="layout" svg:x1="26.162cm" svg:y1="5.996cm" svg:x2="26.162cm" svg:y2="6.25cm">
            <text:p/>
          </draw:line>
        </draw:g>
        <draw:frame draw:style-name="gr62" draw:text-style-name="P22" draw:layer="layout" svg:width="3.393cm" svg:height="0.497cm" svg:x="20.158cm" svg:y="3.258cm">
          <draw:text-box>
            <text:p text:style-name="P21"><text:span text:style-name="T3">Jump from event to </text:span><text:span text:style-name="T3">event</text:span></text:p>
          </draw:text-box>
        </draw:frame>
        <draw:frame draw:style-name="gr63" draw:text-style-name="P24" draw:layer="layout" svg:width="6.604cm" svg:height="0.421cm" svg:x="18.796cm" svg:y="6.35cm">
          <draw:text-box>
            <text:p text:style-name="P23"><text:span text:style-name="T4">Computation of </text:span><text:span text:style-name="T4">system state every </text:span><text:span text:style-name="T4">tick of the clock</text:span></text:p>
          </draw:text-box>
        </draw:frame>
        <draw:frame draw:style-name="gr20" draw:text-style-name="P1" draw:layer="layout" svg:width="2.286cm" svg:height="1.375cm" svg:x="14.478cm" svg:y="0cm">
          <draw:text-box>
            <text:p>: number of events since beginning of the simulation</text:p>
          </draw:text-box>
        </draw:frame>
        <draw:custom-shape draw:style-name="gr59" draw:text-style-name="P11" draw:layer="layout" svg:width="0.254cm" svg:height="0.254cm" svg:x="14.224cm" svg:y="0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0.508cm" svg:height="0.421cm" svg:x="27.432cm" svg:y="5.885cm">
          <draw:text-box>
            <text:p>t</text:p>
          </draw:text-box>
        </draw:frame>
        <presentation:notes draw:style-name="dp2">
          <draw:page-thumbnail draw:style-name="gr42" draw:layer="layout" svg:width="13.968cm" svg:height="10.476cm" svg:x="3.8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2.708cm" svg:height="1.396cm" svg:x="3.33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1.941cm" svg:height="1.396cm" svg:x="3.714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2.356cm" svg:height="1.396cm" svg:x="15.72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09:37:22.862225669</meta:creation-date>
    <dc:date>2017-12-15T18:56:59.721476773</dc:date>
    <meta:editing-duration>PT19M22S</meta:editing-duration>
    <meta:editing-cycles>1</meta:editing-cycles>
    <meta:document-statistic meta:object-count="1372"/>
    <meta:generator>LibreOffice/5.4.2.2$Linux_X86_64 LibreOffice_project/40m0$Build-2</meta:generator>
    <meta:user-defined meta:name="TexMathsIgnorePreamble">FALSE</meta:user-defined>
    <meta:user-defined meta:name="TexMathsPreamble">\usepackage{amsmath}§\usepackage{amssymb}§\usepackage{mathrsfs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